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2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4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7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9" style:family="table-cell" style:parent-style-name="Default" style:data-style-name="N71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0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3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429375cm" style:use-optimal-column-width="true"/>
    </style:style>
    <style:style style:name="co8" style:family="table-column">
      <style:table-column-properties fo:break-before="auto" style:column-width="6.270625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6pt" style:use-optimal-row-height="false" fo:break-before="auto"/>
    </style:style>
    <style:style style:name="ro9" style:family="table-row">
      <style:table-row-properties style:row-height="14.1pt" style:use-optimal-row-height="false" fo:break-before="auto"/>
    </style:style>
    <style:style style:name="ro10" style:family="table-row">
      <style:table-row-properties style:row-height="3pt" style:use-optimal-row-height="false" fo:break-before="auto"/>
    </style:style>
    <style:style style:name="ro11" style:family="table-row">
      <style:table-row-properties style:row-height="34.9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2 - Usos de bens e serviços - 2011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3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48">
            <text:p>Consumo intermediário das atividades <text:s/>(valores correntes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69" table:style-name="ce46">
            <text:p><text:s text:c="2"/>10 169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0" table:style-name="ce46">
            <text:p><text:s text:c="3"/>2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587" table:style-name="ce46">
            <text:p><text:s text:c="2"/>11 58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882" table:style-name="ce46">
            <text:p><text:s text:c="3"/>882</text:p>
          </table:table-cell>
          <table:table-cell office:value-type="float" office:value="3361" table:style-name="ce46">
            <text:p><text:s text:c="2"/>3 36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9" table:style-name="ce46">
            <text:p><text:s text:c="3"/>6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57" table:style-name="ce46">
            <text:p><text:s text:c="2"/>10 2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6" table:style-name="ce46">
            <text:p><text:s text:c="3"/>4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15" table:style-name="ce46">
            <text:p><text:s text:c="2"/>16 11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93" table:style-name="ce46">
            <text:p><text:s text:c="2"/>3 5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61" table:style-name="ce46">
            <text:p><text:s text:c="2"/>4 36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730" table:style-name="ce46">
            <text:p><text:s text:c="3"/>73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803" table:style-name="ce46">
            <text:p><text:s text:c="2"/>28 8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66" table:style-name="ce46">
            <text:p><text:s text:c="2"/>1 6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441" table:style-name="ce46">
            <text:p><text:s text:c="2"/>10 4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0" table:style-name="ce46">
            <text:p><text:s text:c="3"/>8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612" table:style-name="ce46">
            <text:p><text:s text:c="2"/>42 612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1154" table:style-name="ce46">
            <text:p><text:s text:c="2"/>1 154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1" table:style-name="ce46">
            <text:p><text:s text:c="3"/>3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760" table:style-name="ce46">
            <text:p><text:s text:c="2"/>20 7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2" table:style-name="ce46">
            <text:p><text:s text:c="3"/>8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53" table:style-name="ce46">
            <text:p><text:s text:c="2"/>5 6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818" table:style-name="ce46">
            <text:p><text:s text:c="2"/>28 81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3118" table:style-name="ce47">
            <text:p><text:s text:c="2"/>3 118</text:p>
          </table:table-cell>
          <table:table-cell office:value-type="float" office:value="781" table:style-name="ce47">
            <text:p><text:s text:c="3"/>781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38" table:style-name="ce47">
            <text:p><text:s text:c="2"/>2 4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62" table:style-name="ce47">
            <text:p><text:s text:c="2"/>4 6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0" table:style-name="ce47">
            <text:p><text:s text:c="3"/>4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1413" table:style-name="ce47">
            <text:p><text:s text:c="2"/>1 4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3" table:style-name="ce47">
            <text:p><text:s text:c="3"/>553</text:p>
          </table:table-cell>
          <table:table-cell office:value-type="float" office:value="286" table:style-name="ce47">
            <text:p><text:s text:c="3"/>286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558" table:style-name="ce47">
            <text:p><text:s text:c="2"/>14 55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55" table:style-name="ce47">
            <text:p><text:s text:c="2"/>6 1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352" table:style-name="ce47">
            <text:p><text:s text:c="3"/>3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46" table:style-name="ce47">
            <text:p><text:s text:c="2"/>6 646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98" table:style-name="ce47">
            <text:p><text:s text:c="2"/>6 9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80" table:style-name="ce47">
            <text:p><text:s text:c="2"/>7 28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06" table:style-name="ce47">
            <text:p><text:s text:c="2"/>2 106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93" table:style-name="ce47">
            <text:p><text:s text:c="3"/>4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58" table:style-name="ce47">
            <text:p><text:s text:c="2"/>3 058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292" table:style-name="ce47">
            <text:p><text:s text:c="3"/>292</text:p>
          </table:table-cell>
          <table:table-cell office:value-type="float" office:value="1571" table:style-name="ce47">
            <text:p><text:s text:c="2"/>1 57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410" table:style-name="ce47">
            <text:p><text:s text:c="2"/>38 4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527" table:style-name="ce47">
            <text:p><text:s text:c="2"/>40 5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014" table:style-name="ce46">
            <text:p><text:s text:c="2"/>1 014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200" table:style-name="ce46">
            <text:p><text:s text:c="2"/>12 2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65" table:style-name="ce46">
            <text:p><text:s text:c="2"/>13 36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54" table:style-name="ce46">
            <text:p><text:s text:c="2"/>6 0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40" table:style-name="ce46">
            <text:p><text:s text:c="2"/>6 24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353" table:style-name="ce46">
            <text:p><text:s text:c="2"/>1 35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21" table:style-name="ce46">
            <text:p><text:s text:c="2"/>9 1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7" table:style-name="ce46">
            <text:p><text:s text:c="2"/>1 0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693" table:style-name="ce46">
            <text:p><text:s text:c="3"/>6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40" table:style-name="ce46">
            <text:p><text:s text:c="2"/>12 54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197" table:style-name="ce46">
            <text:p><text:s text:c="2"/>1 197</text:p>
          </table:table-cell>
          <table:table-cell office:value-type="float" office:value="1361" table:style-name="ce46">
            <text:p><text:s text:c="2"/>1 361</text:p>
          </table:table-cell>
          <table:table-cell office:value-type="float" office:value="2190" table:style-name="ce46">
            <text:p><text:s text:c="2"/>2 19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598" table:style-name="ce46">
            <text:p><text:s text:c="2"/>3 598</text:p>
          </table:table-cell>
          <table:table-cell office:value-type="float" office:value="3565" table:style-name="ce46">
            <text:p><text:s text:c="2"/>3 5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9" table:style-name="ce46">
            <text:p><text:s text:c="2"/>1 739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591" table:style-name="ce46">
            <text:p><text:s text:c="3"/>5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0" table:style-name="ce46">
            <text:p><text:s text:c="3"/>5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0" table:style-name="ce46">
            <text:p><text:s text:c="3"/>3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07" table:style-name="ce46">
            <text:p><text:s text:c="2"/>16 107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408" table:style-name="ce46">
            <text:p><text:s text:c="3"/>4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1" table:style-name="ce46">
            <text:p><text:s text:c="3"/>9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00" table:style-name="ce46">
            <text:p><text:s text:c="2"/>2 10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235" table:style-name="ce47">
            <text:p><text:s text:c="2"/>7 235</text:p>
          </table:table-cell>
          <table:table-cell office:value-type="float" office:value="453" table:style-name="ce47">
            <text:p><text:s text:c="3"/>4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7" table:style-name="ce47">
            <text:p><text:s text:c="2"/>1 0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84" table:style-name="ce47">
            <text:p><text:s text:c="2"/>8 984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387" table:style-name="ce47">
            <text:p><text:s text:c="3"/>38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501" table:style-name="ce47">
            <text:p><text:s text:c="3"/>501</text:p>
          </table:table-cell>
          <table:table-cell office:value-type="float" office:value="473" table:style-name="ce47">
            <text:p><text:s text:c="3"/>4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4031" table:style-name="ce47">
            <text:p><text:s text:c="2"/>4 031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35" table:style-name="ce47">
            <text:p><text:s text:c="2"/>6 435</text:p>
          </table:table-cell>
          <table:table-cell office:value-type="float" office:value="530" table:style-name="ce47">
            <text:p><text:s text:c="3"/>530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5" table:style-name="ce47">
            <text:p><text:s text:c="3"/>455</text:p>
          </table:table-cell>
          <table:table-cell office:value-type="float" office:value="8986" table:style-name="ce47">
            <text:p><text:s text:c="2"/>8 9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4" table:style-name="ce47">
            <text:p><text:s text:c="3"/>3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356" table:style-name="ce47">
            <text:p><text:s text:c="2"/>23 356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282" table:style-name="ce47">
            <text:p><text:s text:c="2"/>7 282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0" table:style-name="ce47">
            <text:p><text:s text:c="3"/>480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486" table:style-name="ce47">
            <text:p><text:s text:c="3"/>4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4800" table:style-name="ce47">
            <text:p><text:s text:c="2"/>114 8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40" table:style-name="ce47">
            <text:p><text:s text:c="2"/>1 240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298" table:style-name="ce47">
            <text:p><text:s text:c="3"/>298</text:p>
          </table:table-cell>
          <table:table-cell office:value-type="float" office:value="319" table:style-name="ce47">
            <text:p><text:s text:c="3"/>319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299" table:style-name="ce47">
            <text:p><text:s text:c="3"/>2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57" table:style-name="ce47">
            <text:p><text:s text:c="2"/>7 1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3799" table:style-name="ce47">
            <text:p><text:s text:c="2"/>133 799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98" table:style-name="ce47">
            <text:p><text:s text:c="2"/>1 298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4180" table:style-name="ce47">
            <text:p><text:s text:c="2"/>14 1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701" table:style-name="ce47">
            <text:p><text:s text:c="2"/>15 701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887" table:style-name="ce47">
            <text:p><text:s text:c="3"/>8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2094" table:style-name="ce47">
            <text:p><text:s text:c="2"/>2 094</text:p>
          </table:table-cell>
          <table:table-cell office:value-type="float" office:value="8842" table:style-name="ce47">
            <text:p><text:s text:c="2"/>8 8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32" table:style-name="ce47">
            <text:p><text:s text:c="2"/>11 93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344" table:style-name="ce46">
            <text:p><text:s text:c="2"/>1 3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26" table:style-name="ce46">
            <text:p><text:s text:c="2"/>1 9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73" table:style-name="ce46">
            <text:p><text:s text:c="2"/>2 4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0" table:style-name="ce46">
            <text:p><text:s text:c="3"/>3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7" table:style-name="ce46">
            <text:p><text:s text:c="3"/>9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7084" table:style-name="ce46">
            <text:p><text:s text:c="2"/>7 0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6" table:style-name="ce46">
            <text:p><text:s text:c="2"/>1 166</text:p>
          </table:table-cell>
          <table:table-cell office:value-type="float" office:value="935" table:style-name="ce46">
            <text:p><text:s text:c="3"/>935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455" table:style-name="ce46">
            <text:p><text:s text:c="3"/>455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00" table:style-name="ce46">
            <text:p><text:s text:c="2"/>17 60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49" table:style-name="ce46">
            <text:p><text:s text:c="2"/>3 2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546" table:style-name="ce46">
            <text:p><text:s text:c="3"/>5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88" table:style-name="ce46">
            <text:p><text:s text:c="2"/>3 88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21" table:style-name="ce46">
            <text:p><text:s text:c="2"/>1 5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900" table:style-name="ce46">
            <text:p><text:s text:c="2"/>1 9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213" table:style-name="ce46">
            <text:p><text:s text:c="3"/>213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30" table:style-name="ce46">
            <text:p><text:s text:c="2"/>4 43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600" table:style-name="ce46">
            <text:p><text:s text:c="3"/>6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3" table:style-name="ce46">
            <text:p><text:s text:c="3"/>773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58" table:style-name="ce46">
            <text:p><text:s text:c="2"/>6 1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7" table:style-name="ce46">
            <text:p><text:s text:c="3"/>627</text:p>
          </table:table-cell>
          <table:table-cell office:value-type="float" office:value="275" table:style-name="ce46">
            <text:p><text:s text:c="3"/>275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00" table:style-name="ce46">
            <text:p><text:s text:c="2"/>7 8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22" table:style-name="ce47">
            <text:p><text:s text:c="2"/>3 5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2" table:style-name="ce47">
            <text:p><text:s text:c="2"/>1 08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914" table:style-name="ce47">
            <text:p><text:s text:c="3"/>9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00" table:style-name="ce47">
            <text:p><text:s text:c="2"/>6 1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92" table:style-name="ce23">
            <text:p><text:s text:c="3"/>492</text:p>
          </table:table-cell>
          <table:table-cell office:value-type="float" office:value="2396" table:style-name="ce23">
            <text:p><text:s text:c="2"/>2 396</text:p>
          </table:table-cell>
          <table:table-cell office:value-type="float" office:value="5548" table:style-name="ce23">
            <text:p><text:s text:c="2"/>5 548</text:p>
          </table:table-cell>
          <table:table-cell office:value-type="float" office:value="1291" table:style-name="ce23">
            <text:p><text:s text:c="2"/>1 2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53" table:style-name="ce23">
            <text:p><text:s text:c="3"/>65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86" table:style-name="ce23">
            <text:p><text:s text:c="3"/>68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004" table:style-name="ce23">
            <text:p><text:s text:c="2"/>1 00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485" table:style-name="ce23">
            <text:p><text:s text:c="2"/>12 48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98" table:style-name="ce47">
            <text:p><text:s text:c="2"/>1 798</text:p>
          </table:table-cell>
          <table:table-cell office:value-type="float" office:value="387" table:style-name="ce47">
            <text:p><text:s text:c="3"/>3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44" table:style-name="ce47">
            <text:p><text:s text:c="2"/>1 0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2" table:style-name="ce47">
            <text:p><text:s text:c="3"/>422</text:p>
          </table:table-cell>
          <table:table-cell office:value-type="float" office:value="328" table:style-name="ce47">
            <text:p><text:s text:c="3"/>328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90" table:style-name="ce47">
            <text:p><text:s text:c="2"/>4 39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229" table:style-name="ce47">
            <text:p><text:s text:c="3"/>229</text:p>
          </table:table-cell>
          <table:table-cell office:value-type="float" office:value="1080" table:style-name="ce47">
            <text:p><text:s text:c="2"/>1 08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95" table:style-name="ce47">
            <text:p><text:s text:c="2"/>4 1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89" table:style-name="ce47">
            <text:p><text:s text:c="2"/>9 7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47" table:style-name="ce47">
            <text:p><text:s text:c="2"/>1 54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597" table:style-name="ce47">
            <text:p><text:s text:c="3"/>5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199" table:style-name="ce47">
            <text:p><text:s text:c="2"/>2 1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321" table:style-name="ce47">
            <text:p><text:s text:c="2"/>20 321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375" table:style-name="ce47">
            <text:p><text:s text:c="2"/>1 3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35" table:style-name="ce47">
            <text:p><text:s text:c="2"/>2 23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774" table:style-name="ce46">
            <text:p><text:s text:c="3"/>7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2" table:style-name="ce46">
            <text:p><text:s text:c="3"/>262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0" table:style-name="ce46">
            <text:p><text:s text:c="2"/>1 61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65" table:style-name="ce46">
            <text:p><text:s text:c="2"/>2 6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64" table:style-name="ce46">
            <text:p><text:s text:c="2"/>5 864</text:p>
          </table:table-cell>
          <table:table-cell office:value-type="float" office:value="1493" table:style-name="ce46">
            <text:p><text:s text:c="2"/>1 4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8" table:style-name="ce46">
            <text:p><text:s text:c="3"/>5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0" table:style-name="ce46">
            <text:p><text:s text:c="3"/>3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90" table:style-name="ce46">
            <text:p><text:s text:c="2"/>2 0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460" table:style-name="ce46">
            <text:p><text:s text:c="2"/>1 4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147" table:style-name="ce46">
            <text:p><text:s text:c="2"/>15 14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959" table:style-name="ce46">
            <text:p><text:s text:c="3"/>959</text:p>
          </table:table-cell>
          <table:table-cell office:value-type="float" office:value="9637" table:style-name="ce46">
            <text:p><text:s text:c="2"/>9 637</text:p>
          </table:table-cell>
          <table:table-cell office:value-type="float" office:value="685" table:style-name="ce46">
            <text:p><text:s text:c="3"/>6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71" table:style-name="ce46">
            <text:p><text:s text:c="2"/>6 5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605" table:style-name="ce46">
            <text:p><text:s text:c="3"/>6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086" table:style-name="ce46">
            <text:p><text:s text:c="2"/>19 08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7" table:style-name="ce46">
            <text:p><text:s text:c="2"/>1 8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15" table:style-name="ce46">
            <text:p><text:s text:c="2"/>3 515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3162" table:style-name="ce46">
            <text:p><text:s text:c="2"/>3 1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6" table:style-name="ce46">
            <text:p><text:s text:c="3"/>826</text:p>
          </table:table-cell>
          <table:table-cell office:value-type="float" office:value="907" table:style-name="ce46">
            <text:p><text:s text:c="3"/>907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190" table:style-name="ce46">
            <text:p><text:s text:c="2"/>1 190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72" table:style-name="ce46">
            <text:p><text:s text:c="2"/>12 67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4" table:style-name="ce46">
            <text:p><text:s text:c="3"/>4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9069" table:style-name="ce46">
            <text:p><text:s text:c="2"/>9 0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4" table:style-name="ce46">
            <text:p><text:s text:c="3"/>584</text:p>
          </table:table-cell>
          <table:table-cell office:value-type="float" office:value="32077" table:style-name="ce46">
            <text:p><text:s text:c="2"/>32 0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847" table:style-name="ce46">
            <text:p><text:s text:c="2"/>42 847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43" table:style-name="ce47">
            <text:p><text:s text:c="2"/>1 2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43" table:style-name="ce47">
            <text:p><text:s text:c="2"/>1 243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925" table:style-name="ce47">
            <text:p><text:s text:c="2"/>7 925</text:p>
          </table:table-cell>
          <table:table-cell office:value-type="float" office:value="4653" table:style-name="ce47">
            <text:p><text:s text:c="2"/>4 653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27" table:style-name="ce47">
            <text:p><text:s text:c="2"/>13 027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15" table:style-name="ce47">
            <text:p><text:s text:c="2"/>3 515</text:p>
          </table:table-cell>
          <table:table-cell office:value-type="float" office:value="13605" table:style-name="ce47">
            <text:p><text:s text:c="2"/>13 605</text:p>
          </table:table-cell>
          <table:table-cell office:value-type="float" office:value="2946" table:style-name="ce47">
            <text:p><text:s text:c="2"/>2 9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36" table:style-name="ce47">
            <text:p><text:s text:c="2"/>2 136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1215" table:style-name="ce47">
            <text:p><text:s text:c="2"/>1 2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130" table:style-name="ce47">
            <text:p><text:s text:c="2"/>24 13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63" table:style-name="ce47">
            <text:p><text:s text:c="2"/>3 463</text:p>
          </table:table-cell>
          <table:table-cell office:value-type="float" office:value="493" table:style-name="ce47">
            <text:p><text:s text:c="3"/>493</text:p>
          </table:table-cell>
          <table:table-cell office:value-type="float" office:value="989" table:style-name="ce47">
            <text:p><text:s text:c="3"/>9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36" table:style-name="ce47">
            <text:p><text:s text:c="3"/>536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366" table:style-name="ce47">
            <text:p><text:s text:c="3"/>36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750" table:style-name="ce47">
            <text:p><text:s text:c="3"/>75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2" table:style-name="ce47">
            <text:p><text:s text:c="3"/>342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5" table:style-name="ce47">
            <text:p><text:s text:c="3"/>6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217" table:style-name="ce47">
            <text:p><text:s text:c="2"/>9 217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507" table:style-name="ce23">
            <text:p><text:s text:c="2"/>2 50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20" table:style-name="ce23">
            <text:p><text:s text:c="3"/>120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23" table:style-name="ce23">
            <text:p><text:s text:c="3"/>423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75" table:style-name="ce23">
            <text:p><text:s text:c="3"/>275</text:p>
          </table:table-cell>
          <table:table-cell office:value-type="float" office:value="120" table:style-name="ce23">
            <text:p><text:s text:c="3"/>120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25" table:style-name="ce23">
            <text:p><text:s text:c="2"/>1 225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43" table:style-name="ce23">
            <text:p><text:s text:c="3"/>243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7" table:style-name="ce23">
            <text:p><text:s text:c="3"/>187</text:p>
          </table:table-cell>
          <table:table-cell office:value-type="float" office:value="283" table:style-name="ce23">
            <text:p><text:s text:c="3"/>283</text:p>
          </table:table-cell>
          <table:table-cell office:value-type="float" office:value="801" table:style-name="ce23">
            <text:p><text:s text:c="3"/>801</text:p>
          </table:table-cell>
          <table:table-cell office:value-type="float" office:value="869" table:style-name="ce23">
            <text:p><text:s text:c="3"/>86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38" table:style-name="ce23">
            <text:p><text:s text:c="3"/>138</text:p>
          </table:table-cell>
          <table:table-cell office:value-type="float" office:value="1312" table:style-name="ce23">
            <text:p><text:s text:c="2"/>1 3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070" table:style-name="ce23">
            <text:p><text:s text:c="2"/>10 07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13" table:style-name="ce46">
            <text:p><text:s text:c="2"/>6 1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26" table:style-name="ce46">
            <text:p><text:s text:c="2"/>6 62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483" table:style-name="ce46">
            <text:p><text:s text:c="3"/>483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30" table:style-name="ce46">
            <text:p><text:s text:c="2"/>3 830</text:p>
          </table:table-cell>
          <table:table-cell office:value-type="float" office:value="465" table:style-name="ce46">
            <text:p><text:s text:c="3"/>4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32" table:style-name="ce46">
            <text:p><text:s text:c="3"/>432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6708" table:style-name="ce46">
            <text:p><text:s text:c="2"/>6 7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2" table:style-name="ce46">
            <text:p><text:s text:c="3"/>41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6658" table:style-name="ce46">
            <text:p><text:s text:c="2"/>6 6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27" table:style-name="ce46">
            <text:p><text:s text:c="2"/>2 1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3" table:style-name="ce46">
            <text:p><text:s text:c="3"/>3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145" table:style-name="ce46">
            <text:p><text:s text:c="2"/>24 14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96" table:style-name="ce46">
            <text:p><text:s text:c="2"/>4 7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16" table:style-name="ce46">
            <text:p><text:s text:c="2"/>4 81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425" table:style-name="ce46">
            <text:p><text:s text:c="3"/>425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749" table:style-name="ce46">
            <text:p><text:s text:c="2"/>2 749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022" table:style-name="ce46">
            <text:p><text:s text:c="2"/>3 022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946" table:style-name="ce46">
            <text:p><text:s text:c="3"/>946</text:p>
          </table:table-cell>
          <table:table-cell office:value-type="float" office:value="726" table:style-name="ce46">
            <text:p><text:s text:c="3"/>726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696" table:style-name="ce46">
            <text:p><text:s text:c="3"/>696</text:p>
          </table:table-cell>
          <table:table-cell office:value-type="float" office:value="572" table:style-name="ce46">
            <text:p><text:s text:c="3"/>572</text:p>
          </table:table-cell>
          <table:table-cell office:value-type="float" office:value="7473" table:style-name="ce46">
            <text:p><text:s text:c="2"/>7 473</text:p>
          </table:table-cell>
          <table:table-cell office:value-type="float" office:value="1545" table:style-name="ce46">
            <text:p><text:s text:c="2"/>1 545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1464" table:style-name="ce46">
            <text:p><text:s text:c="2"/>1 464</text:p>
          </table:table-cell>
          <table:table-cell office:value-type="float" office:value="847" table:style-name="ce46">
            <text:p><text:s text:c="3"/>847</text:p>
          </table:table-cell>
          <table:table-cell office:value-type="float" office:value="1916" table:style-name="ce46">
            <text:p><text:s text:c="2"/>1 916</text:p>
          </table:table-cell>
          <table:table-cell office:value-type="float" office:value="1920" table:style-name="ce46">
            <text:p><text:s text:c="2"/>1 92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259" table:style-name="ce46">
            <text:p><text:s text:c="2"/>1 259</text:p>
          </table:table-cell>
          <table:table-cell office:value-type="float" office:value="1220" table:style-name="ce46">
            <text:p><text:s text:c="2"/>1 220</text:p>
          </table:table-cell>
          <table:table-cell office:value-type="float" office:value="452" table:style-name="ce46">
            <text:p><text:s text:c="3"/>452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893" table:style-name="ce46">
            <text:p><text:s text:c="3"/>893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865" table:style-name="ce46">
            <text:p><text:s text:c="3"/>86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461" table:style-name="ce46">
            <text:p><text:s text:c="3"/>461</text:p>
          </table:table-cell>
          <table:table-cell office:value-type="float" office:value="788" table:style-name="ce46">
            <text:p><text:s text:c="3"/>788</text:p>
          </table:table-cell>
          <table:table-cell office:value-type="float" office:value="4606" table:style-name="ce46">
            <text:p><text:s text:c="2"/>4 606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1163" table:style-name="ce46">
            <text:p><text:s text:c="2"/>1 163</text:p>
          </table:table-cell>
          <table:table-cell office:value-type="float" office:value="1740" table:style-name="ce46">
            <text:p><text:s text:c="2"/>1 74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1906" table:style-name="ce46">
            <text:p><text:s text:c="2"/>1 906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1284" table:style-name="ce46">
            <text:p><text:s text:c="2"/>1 284</text:p>
          </table:table-cell>
          <table:table-cell office:value-type="float" office:value="437" table:style-name="ce46">
            <text:p><text:s text:c="3"/>437</text:p>
          </table:table-cell>
          <table:table-cell office:value-type="float" office:value="464" table:style-name="ce46">
            <text:p><text:s text:c="3"/>464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1948" table:style-name="ce46">
            <text:p><text:s text:c="2"/>1 948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958" table:style-name="ce46">
            <text:p><text:s text:c="3"/>958</text:p>
          </table:table-cell>
          <table:table-cell office:value-type="float" office:value="798" table:style-name="ce46">
            <text:p><text:s text:c="3"/>798</text:p>
          </table:table-cell>
          <table:table-cell office:value-type="float" office:value="366" table:style-name="ce46">
            <text:p><text:s text:c="3"/>366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711" table:style-name="ce46">
            <text:p><text:s text:c="3"/>71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537" table:style-name="ce46">
            <text:p><text:s text:c="3"/>5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627" table:style-name="ce46">
            <text:p><text:s text:c="2"/>51 62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1914" table:style-name="ce46">
            <text:p><text:s text:c="2"/>1 91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7071" table:style-name="ce46">
            <text:p><text:s text:c="2"/>7 071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3436" table:style-name="ce46">
            <text:p><text:s text:c="2"/>3 436</text:p>
          </table:table-cell>
          <table:table-cell office:value-type="float" office:value="493" table:style-name="ce46">
            <text:p><text:s text:c="3"/>493</text:p>
          </table:table-cell>
          <table:table-cell office:value-type="float" office:value="1091" table:style-name="ce46">
            <text:p><text:s text:c="2"/>1 091</text:p>
          </table:table-cell>
          <table:table-cell office:value-type="float" office:value="1208" table:style-name="ce46">
            <text:p><text:s text:c="2"/>1 208</text:p>
          </table:table-cell>
          <table:table-cell office:value-type="float" office:value="2621" table:style-name="ce46">
            <text:p><text:s text:c="2"/>2 621</text:p>
          </table:table-cell>
          <table:table-cell office:value-type="float" office:value="330" table:style-name="ce46">
            <text:p><text:s text:c="3"/>330</text:p>
          </table:table-cell>
          <table:table-cell office:value-type="float" office:value="562" table:style-name="ce46">
            <text:p><text:s text:c="3"/>562</text:p>
          </table:table-cell>
          <table:table-cell office:value-type="float" office:value="351" table:style-name="ce46">
            <text:p><text:s text:c="3"/>351</text:p>
          </table:table-cell>
          <table:table-cell office:value-type="float" office:value="4145" table:style-name="ce46">
            <text:p><text:s text:c="2"/>4 145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940" table:style-name="ce46">
            <text:p><text:s text:c="2"/>1 94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312" table:style-name="ce46">
            <text:p><text:s text:c="2"/>1 312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440" table:style-name="ce46">
            <text:p><text:s text:c="3"/>440</text:p>
          </table:table-cell>
          <table:table-cell office:value-type="float" office:value="603" table:style-name="ce46">
            <text:p><text:s text:c="3"/>6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569" table:style-name="ce46">
            <text:p><text:s text:c="2"/>29 56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80" table:style-name="ce47">
            <text:p><text:s text:c="2"/>1 1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424" table:style-name="ce47">
            <text:p><text:s text:c="2"/>10 4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1" table:style-name="ce47">
            <text:p><text:s text:c="3"/>5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115" table:style-name="ce47">
            <text:p><text:s text:c="2"/>12 11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599" table:style-name="ce47">
            <text:p><text:s text:c="3"/>599</text:p>
          </table:table-cell>
          <table:table-cell office:value-type="float" office:value="616" table:style-name="ce47">
            <text:p><text:s text:c="3"/>616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49" table:style-name="ce47">
            <text:p><text:s text:c="3"/>44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1224" table:style-name="ce47">
            <text:p><text:s text:c="2"/>1 224</text:p>
          </table:table-cell>
          <table:table-cell office:value-type="float" office:value="1019" table:style-name="ce47">
            <text:p><text:s text:c="2"/>1 019</text:p>
          </table:table-cell>
          <table:table-cell office:value-type="float" office:value="1569" table:style-name="ce47">
            <text:p><text:s text:c="2"/>1 569</text:p>
          </table:table-cell>
          <table:table-cell office:value-type="float" office:value="1533" table:style-name="ce47">
            <text:p><text:s text:c="2"/>1 533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1015" table:style-name="ce47">
            <text:p><text:s text:c="2"/>1 015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574" table:style-name="ce47">
            <text:p><text:s text:c="3"/>574</text:p>
          </table:table-cell>
          <table:table-cell office:value-type="float" office:value="456" table:style-name="ce47">
            <text:p><text:s text:c="3"/>456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540" table:style-name="ce47">
            <text:p><text:s text:c="3"/>540</text:p>
          </table:table-cell>
          <table:table-cell office:value-type="float" office:value="639" table:style-name="ce47">
            <text:p><text:s text:c="3"/>639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1496" table:style-name="ce47">
            <text:p><text:s text:c="2"/>1 496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268" table:style-name="ce47">
            <text:p><text:s text:c="3"/>268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527" table:style-name="ce47">
            <text:p><text:s text:c="2"/>14 527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17" table:style-name="ce47">
            <text:p><text:s text:c="2"/>1 6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398" table:style-name="ce47">
            <text:p><text:s text:c="2"/>13 3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15" table:style-name="ce47">
            <text:p><text:s text:c="2"/>15 01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53" table:style-name="ce47">
            <text:p><text:s text:c="3"/>453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615" table:style-name="ce47">
            <text:p><text:s text:c="3"/>6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5" table:style-name="ce47">
            <text:p><text:s text:c="3"/>585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412" table:style-name="ce47">
            <text:p><text:s text:c="3"/>412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1259" table:style-name="ce47">
            <text:p><text:s text:c="2"/>1 259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250" table:style-name="ce47">
            <text:p><text:s text:c="2"/>1 25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904" table:style-name="ce47">
            <text:p><text:s text:c="3"/>904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410" table:style-name="ce47">
            <text:p><text:s text:c="3"/>41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59" table:style-name="ce47">
            <text:p><text:s text:c="3"/>9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5" table:style-name="ce47">
            <text:p><text:s text:c="3"/>3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015" table:style-name="ce47">
            <text:p><text:s text:c="2"/>9 01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6385" table:style-name="ce23">
            <text:p><text:s text:c="2"/>6 385</text:p>
          </table:table-cell>
          <table:table-cell office:value-type="float" office:value="2116" table:style-name="ce23">
            <text:p><text:s text:c="2"/>2 116</text:p>
          </table:table-cell>
          <table:table-cell office:value-type="float" office:value="430" table:style-name="ce23">
            <text:p><text:s text:c="3"/>430</text:p>
          </table:table-cell>
          <table:table-cell office:value-type="float" office:value="544" table:style-name="ce23">
            <text:p><text:s text:c="3"/>544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2164" table:style-name="ce23">
            <text:p><text:s text:c="2"/>2 164</text:p>
          </table:table-cell>
          <table:table-cell office:value-type="float" office:value="582" table:style-name="ce23">
            <text:p><text:s text:c="3"/>582</text:p>
          </table:table-cell>
          <table:table-cell office:value-type="float" office:value="1207" table:style-name="ce23">
            <text:p><text:s text:c="2"/>1 207</text:p>
          </table:table-cell>
          <table:table-cell office:value-type="float" office:value="1159" table:style-name="ce23">
            <text:p><text:s text:c="2"/>1 159</text:p>
          </table:table-cell>
          <table:table-cell office:value-type="float" office:value="1675" table:style-name="ce23">
            <text:p><text:s text:c="2"/>1 675</text:p>
          </table:table-cell>
          <table:table-cell office:value-type="float" office:value="340" table:style-name="ce23">
            <text:p><text:s text:c="3"/>340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274" table:style-name="ce23">
            <text:p><text:s text:c="3"/>274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465" table:style-name="ce23">
            <text:p><text:s text:c="3"/>465</text:p>
          </table:table-cell>
          <table:table-cell office:value-type="float" office:value="638" table:style-name="ce23">
            <text:p><text:s text:c="3"/>638</text:p>
          </table:table-cell>
          <table:table-cell office:value-type="float" office:value="210" table:style-name="ce23">
            <text:p><text:s text:c="3"/>210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114" table:style-name="ce23">
            <text:p><text:s text:c="3"/>114</text:p>
          </table:table-cell>
          <table:table-cell office:value-type="float" office:value="461" table:style-name="ce23">
            <text:p><text:s text:c="3"/>461</text:p>
          </table:table-cell>
          <table:table-cell office:value-type="float" office:value="799" table:style-name="ce23">
            <text:p><text:s text:c="3"/>799</text:p>
          </table:table-cell>
          <table:table-cell office:value-type="float" office:value="541" table:style-name="ce23">
            <text:p><text:s text:c="3"/>541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139" table:style-name="ce23">
            <text:p><text:s text:c="3"/>139</text:p>
          </table:table-cell>
          <table:table-cell office:value-type="float" office:value="181" table:style-name="ce23">
            <text:p><text:s text:c="3"/>181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821" table:style-name="ce23">
            <text:p><text:s text:c="3"/>821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166" table:style-name="ce23">
            <text:p><text:s text:c="3"/>166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2600" table:style-name="ce23">
            <text:p><text:s text:c="2"/>2 600</text:p>
          </table:table-cell>
          <table:table-cell office:value-type="float" office:value="571" table:style-name="ce23">
            <text:p><text:s text:c="3"/>571</text:p>
          </table:table-cell>
          <table:table-cell office:value-type="float" office:value="5098" table:style-name="ce23">
            <text:p><text:s text:c="2"/>5 098</text:p>
          </table:table-cell>
          <table:table-cell office:value-type="float" office:value="143" table:style-name="ce23">
            <text:p><text:s text:c="3"/>143</text:p>
          </table:table-cell>
          <table:table-cell office:value-type="float" office:value="5558" table:style-name="ce23">
            <text:p><text:s text:c="2"/>5 558</text:p>
          </table:table-cell>
          <table:table-cell office:value-type="float" office:value="47168" table:style-name="ce23">
            <text:p><text:s text:c="2"/>47 168</text:p>
          </table:table-cell>
          <table:table-cell office:value-type="float" office:value="329" table:style-name="ce23">
            <text:p><text:s text:c="3"/>329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845" table:style-name="ce23">
            <text:p><text:s text:c="3"/>845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30" table:style-name="ce23">
            <text:p><text:s text:c="3"/>230</text:p>
          </table:table-cell>
          <table:table-cell office:value-type="float" office:value="351" table:style-name="ce23">
            <text:p><text:s text:c="3"/>351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6576" table:style-name="ce23">
            <text:p><text:s text:c="2"/>86 57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1032" table:style-name="ce46">
            <text:p><text:s text:c="2"/>1 032</text:p>
          </table:table-cell>
          <table:table-cell office:value-type="float" office:value="833" table:style-name="ce46">
            <text:p><text:s text:c="3"/>833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674" table:style-name="ce46">
            <text:p><text:s text:c="3"/>674</text:p>
          </table:table-cell>
          <table:table-cell office:value-type="float" office:value="482" table:style-name="ce46">
            <text:p><text:s text:c="3"/>482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59" table:style-name="ce46">
            <text:p><text:s text:c="3"/>459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3" table:style-name="ce46">
            <text:p><text:s text:c="3"/>4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876" table:style-name="ce46">
            <text:p><text:s text:c="2"/>113 8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8" table:style-name="ce46">
            <text:p><text:s text:c="2"/>1 478</text:p>
          </table:table-cell>
          <table:table-cell office:value-type="float" office:value="875" table:style-name="ce46">
            <text:p><text:s text:c="3"/>875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550" table:style-name="ce46">
            <text:p><text:s text:c="2"/>1 550</text:p>
          </table:table-cell>
          <table:table-cell office:value-type="float" office:value="2954" table:style-name="ce46">
            <text:p><text:s text:c="2"/>2 954</text:p>
          </table:table-cell>
          <table:table-cell office:value-type="float" office:value="2430" table:style-name="ce46">
            <text:p><text:s text:c="2"/>2 430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08" table:style-name="ce46">
            <text:p><text:s text:c="3"/>708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2850" table:style-name="ce46">
            <text:p><text:s text:c="2"/>2 85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222" table:style-name="ce46">
            <text:p><text:s text:c="2"/>4 222</text:p>
          </table:table-cell>
          <table:table-cell office:value-type="float" office:value="3727" table:style-name="ce46">
            <text:p><text:s text:c="2"/>3 727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553" table:style-name="ce46">
            <text:p><text:s text:c="2"/>1 5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6" table:style-name="ce46">
            <text:p><text:s text:c="3"/>546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974" table:style-name="ce46">
            <text:p><text:s text:c="2"/>143 97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29" table:style-name="ce46">
            <text:p><text:s text:c="3"/>4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496" table:style-name="ce46">
            <text:p><text:s text:c="2"/>20 496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331" table:style-name="ce46">
            <text:p><text:s text:c="3"/>331</text:p>
          </table:table-cell>
          <table:table-cell office:value-type="float" office:value="1174" table:style-name="ce46">
            <text:p><text:s text:c="2"/>1 174</text:p>
          </table:table-cell>
          <table:table-cell office:value-type="float" office:value="772" table:style-name="ce46">
            <text:p><text:s text:c="3"/>7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06" table:style-name="ce46">
            <text:p><text:s text:c="3"/>406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625" table:style-name="ce46">
            <text:p><text:s text:c="3"/>6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876" table:style-name="ce46">
            <text:p><text:s text:c="3"/>876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023" table:style-name="ce46">
            <text:p><text:s text:c="2"/>27 023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5043" table:style-name="ce46">
            <text:p><text:s text:c="2"/>5 043</text:p>
          </table:table-cell>
          <table:table-cell office:value-type="float" office:value="1487" table:style-name="ce46">
            <text:p><text:s text:c="2"/>1 487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1120" table:style-name="ce46">
            <text:p><text:s text:c="2"/>1 12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532" table:style-name="ce46">
            <text:p><text:s text:c="3"/>532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1" table:style-name="ce46">
            <text:p><text:s text:c="2"/>2 231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3597" table:style-name="ce46">
            <text:p><text:s text:c="2"/>23 597</text:p>
          </table:table-cell>
          <table:table-cell office:value-type="float" office:value="3936" table:style-name="ce46">
            <text:p><text:s text:c="2"/>3 936</text:p>
          </table:table-cell>
          <table:table-cell office:value-type="float" office:value="1094" table:style-name="ce46">
            <text:p><text:s text:c="2"/>1 094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538" table:style-name="ce46">
            <text:p><text:s text:c="3"/>538</text:p>
          </table:table-cell>
          <table:table-cell office:value-type="float" office:value="1674" table:style-name="ce46">
            <text:p><text:s text:c="2"/>1 674</text:p>
          </table:table-cell>
          <table:table-cell office:value-type="float" office:value="826" table:style-name="ce46">
            <text:p><text:s text:c="3"/>826</text:p>
          </table:table-cell>
          <table:table-cell office:value-type="float" office:value="814" table:style-name="ce46">
            <text:p><text:s text:c="3"/>814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993" table:style-name="ce46">
            <text:p><text:s text:c="3"/>99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7" table:style-name="ce46">
            <text:p><text:s text:c="3"/>41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811" table:style-name="ce46">
            <text:p><text:s text:c="3"/>8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368" table:style-name="ce46">
            <text:p><text:s text:c="2"/>48 36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27280" table:style-name="ce46">
            <text:p><text:s text:c="2"/>27 280</text:p>
          </table:table-cell>
          <table:table-cell office:value-type="float" office:value="2293" table:style-name="ce46">
            <text:p><text:s text:c="2"/>2 293</text:p>
          </table:table-cell>
          <table:table-cell office:value-type="float" office:value="343" table:style-name="ce46">
            <text:p><text:s text:c="3"/>3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51" table:style-name="ce46">
            <text:p><text:s text:c="2"/>1 451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573" table:style-name="ce46">
            <text:p><text:s text:c="2"/>31 57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70" table:style-name="ce46">
            <text:p><text:s text:c="2"/>1 170</text:p>
          </table:table-cell>
          <table:table-cell office:value-type="float" office:value="268" table:style-name="ce46">
            <text:p><text:s text:c="3"/>268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74" table:style-name="ce46">
            <text:p><text:s text:c="2"/>1 174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596" table:style-name="ce46">
            <text:p><text:s text:c="3"/>5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8" table:style-name="ce46">
            <text:p><text:s text:c="2"/>1 1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7" table:style-name="ce46">
            <text:p><text:s text:c="3"/>417</text:p>
          </table:table-cell>
          <table:table-cell office:value-type="float" office:value="18548" table:style-name="ce46">
            <text:p><text:s text:c="2"/>18 548</text:p>
          </table:table-cell>
          <table:table-cell office:value-type="float" office:value="10404" table:style-name="ce46">
            <text:p><text:s text:c="2"/>10 404</text:p>
          </table:table-cell>
          <table:table-cell office:value-type="float" office:value="2964" table:style-name="ce46">
            <text:p><text:s text:c="2"/>2 964</text:p>
          </table:table-cell>
          <table:table-cell office:value-type="float" office:value="1765" table:style-name="ce46">
            <text:p><text:s text:c="2"/>1 765</text:p>
          </table:table-cell>
          <table:table-cell office:value-type="float" office:value="2026" table:style-name="ce46">
            <text:p><text:s text:c="2"/>2 0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3" table:style-name="ce46">
            <text:p><text:s text:c="3"/>443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129" table:style-name="ce46">
            <text:p><text:s text:c="2"/>43 12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9" table:style-name="ce47">
            <text:p><text:s text:c="3"/>8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4247" table:style-name="ce47">
            <text:p><text:s text:c="2"/>4 2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34" table:style-name="ce47">
            <text:p><text:s text:c="2"/>1 234</text:p>
          </table:table-cell>
          <table:table-cell office:value-type="float" office:value="537" table:style-name="ce47">
            <text:p><text:s text:c="3"/>537</text:p>
          </table:table-cell>
          <table:table-cell office:value-type="float" office:value="1460" table:style-name="ce47">
            <text:p><text:s text:c="2"/>1 46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32" table:style-name="ce47">
            <text:p><text:s text:c="2"/>2 332</text:p>
          </table:table-cell>
          <table:table-cell office:value-type="float" office:value="2191" table:style-name="ce47">
            <text:p><text:s text:c="2"/>2 191</text:p>
          </table:table-cell>
          <table:table-cell office:value-type="float" office:value="975" table:style-name="ce47">
            <text:p><text:s text:c="3"/>975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16884" table:style-name="ce47">
            <text:p><text:s text:c="2"/>16 884</text:p>
          </table:table-cell>
          <table:table-cell office:value-type="float" office:value="1719" table:style-name="ce47">
            <text:p><text:s text:c="2"/>1 71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1044" table:style-name="ce47">
            <text:p><text:s text:c="2"/>1 044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3663" table:style-name="ce47">
            <text:p><text:s text:c="2"/>3 663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882" table:style-name="ce47">
            <text:p><text:s text:c="2"/>1 882</text:p>
          </table:table-cell>
          <table:table-cell office:value-type="float" office:value="390" table:style-name="ce47">
            <text:p><text:s text:c="3"/>390</text:p>
          </table:table-cell>
          <table:table-cell office:value-type="float" office:value="1729" table:style-name="ce47">
            <text:p><text:s text:c="2"/>1 7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167" table:style-name="ce47">
            <text:p><text:s text:c="2"/>42 16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14447" table:style-name="ce23">
            <text:p><text:s text:c="2"/>14 447</text:p>
          </table:table-cell>
          <table:table-cell office:value-type="float" office:value="1089" table:style-name="ce23">
            <text:p><text:s text:c="2"/>1 089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396" table:style-name="ce23">
            <text:p><text:s text:c="2"/>3 396</text:p>
          </table:table-cell>
          <table:table-cell office:value-type="float" office:value="457" table:style-name="ce23">
            <text:p><text:s text:c="3"/>45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94" table:style-name="ce23">
            <text:p><text:s text:c="3"/>79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337" table:style-name="ce23">
            <text:p><text:s text:c="2"/>20 33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52" table:style-name="ce23">
            <text:p><text:s text:c="2"/>2 952</text:p>
          </table:table-cell>
          <table:table-cell office:value-type="float" office:value="253" table:style-name="ce23">
            <text:p><text:s text:c="3"/>253</text:p>
          </table:table-cell>
          <table:table-cell office:value-type="float" office:value="309" table:style-name="ce23">
            <text:p><text:s text:c="3"/>309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907" table:style-name="ce23">
            <text:p><text:s text:c="3"/>907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2470" table:style-name="ce23">
            <text:p><text:s text:c="2"/>2 470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186" table:style-name="ce23">
            <text:p><text:s text:c="3"/>18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0" table:style-name="ce23">
            <text:p><text:s text:c="3"/>120</text:p>
          </table:table-cell>
          <table:table-cell office:value-type="float" office:value="345" table:style-name="ce23">
            <text:p><text:s text:c="3"/>345</text:p>
          </table:table-cell>
          <table:table-cell office:value-type="float" office:value="529" table:style-name="ce23">
            <text:p><text:s text:c="3"/>529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318" table:style-name="ce23">
            <text:p><text:s text:c="3"/>318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815" table:style-name="ce23">
            <text:p><text:s text:c="3"/>815</text:p>
          </table:table-cell>
          <table:table-cell office:value-type="float" office:value="3330" table:style-name="ce23">
            <text:p><text:s text:c="2"/>3 330</text:p>
          </table:table-cell>
          <table:table-cell office:value-type="float" office:value="1015" table:style-name="ce23">
            <text:p><text:s text:c="2"/>1 015</text:p>
          </table:table-cell>
          <table:table-cell office:value-type="float" office:value="940" table:style-name="ce23">
            <text:p><text:s text:c="3"/>940</text:p>
          </table:table-cell>
          <table:table-cell office:value-type="float" office:value="1282" table:style-name="ce23">
            <text:p><text:s text:c="2"/>1 282</text:p>
          </table:table-cell>
          <table:table-cell office:value-type="float" office:value="501" table:style-name="ce23">
            <text:p><text:s text:c="3"/>501</text:p>
          </table:table-cell>
          <table:table-cell office:value-type="float" office:value="447" table:style-name="ce23">
            <text:p><text:s text:c="3"/>447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357" table:style-name="ce23">
            <text:p><text:s text:c="3"/>357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25" table:style-name="ce23">
            <text:p><text:s text:c="3"/>225</text:p>
          </table:table-cell>
          <table:table-cell office:value-type="float" office:value="789" table:style-name="ce23">
            <text:p><text:s text:c="3"/>789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1775" table:style-name="ce23">
            <text:p><text:s text:c="2"/>1 775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335" table:style-name="ce23">
            <text:p><text:s text:c="3"/>3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05" table:style-name="ce23">
            <text:p><text:s text:c="3"/>90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239" table:style-name="ce23">
            <text:p><text:s text:c="2"/>23 239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286" table:style-name="ce47">
            <text:p><text:s text:c="3"/>286</text:p>
          </table:table-cell>
          <table:table-cell office:value-type="float" office:value="1327" table:style-name="ce47">
            <text:p><text:s text:c="2"/>1 327</text:p>
          </table:table-cell>
          <table:table-cell office:value-type="float" office:value="1095" table:style-name="ce47">
            <text:p><text:s text:c="2"/>1 0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603" table:style-name="ce47">
            <text:p><text:s text:c="2"/>1 603</text:p>
          </table:table-cell>
          <table:table-cell office:value-type="float" office:value="805" table:style-name="ce47">
            <text:p><text:s text:c="3"/>8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9" table:style-name="ce47">
            <text:p><text:s text:c="3"/>599</text:p>
          </table:table-cell>
          <table:table-cell office:value-type="float" office:value="431" table:style-name="ce47">
            <text:p><text:s text:c="3"/>431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822" table:style-name="ce47">
            <text:p><text:s text:c="3"/>822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267" table:style-name="ce47">
            <text:p><text:s text:c="3"/>267</text:p>
          </table:table-cell>
          <table:table-cell office:value-type="float" office:value="569" table:style-name="ce47">
            <text:p><text:s text:c="3"/>569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7542" table:style-name="ce47">
            <text:p><text:s text:c="2"/>7 542</text:p>
          </table:table-cell>
          <table:table-cell office:value-type="float" office:value="1371" table:style-name="ce47">
            <text:p><text:s text:c="2"/>1 3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76" table:style-name="ce47">
            <text:p><text:s text:c="3"/>7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180" table:style-name="ce47">
            <text:p><text:s text:c="2"/>20 18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158" table:style-name="ce23">
            <text:p><text:s text:c="3"/>158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151" table:style-name="ce23">
            <text:p><text:s text:c="3"/>151</text:p>
          </table:table-cell>
          <table:table-cell office:value-type="float" office:value="1560" table:style-name="ce23">
            <text:p><text:s text:c="2"/>1 56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571" table:style-name="ce23">
            <text:p><text:s text:c="3"/>571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290" table:style-name="ce23">
            <text:p><text:s text:c="3"/>290</text:p>
          </table:table-cell>
          <table:table-cell office:value-type="float" office:value="2329" table:style-name="ce23">
            <text:p><text:s text:c="2"/>2 329</text:p>
          </table:table-cell>
          <table:table-cell office:value-type="float" office:value="388" table:style-name="ce23">
            <text:p><text:s text:c="3"/>388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18" table:style-name="ce23">
            <text:p><text:s text:c="3"/>118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195" table:style-name="ce23">
            <text:p><text:s text:c="3"/>195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4" table:style-name="ce23">
            <text:p><text:s text:c="3"/>294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305" table:style-name="ce23">
            <text:p><text:s text:c="3"/>305</text:p>
          </table:table-cell>
          <table:table-cell office:value-type="float" office:value="133" table:style-name="ce23">
            <text:p><text:s text:c="3"/>133</text:p>
          </table:table-cell>
          <table:table-cell office:value-type="float" office:value="2008" table:style-name="ce23">
            <text:p><text:s text:c="2"/>2 00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61" table:style-name="ce23">
            <text:p><text:s text:c="3"/>261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683" table:style-name="ce23">
            <text:p><text:s text:c="3"/>683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1318" table:style-name="ce23">
            <text:p><text:s text:c="2"/>1 3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137" table:style-name="ce23">
            <text:p><text:s text:c="2"/>13 13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519" table:style-name="ce46">
            <text:p><text:s text:c="3"/>519</text:p>
          </table:table-cell>
          <table:table-cell office:value-type="float" office:value="3997" table:style-name="ce46">
            <text:p><text:s text:c="2"/>3 997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01" table:style-name="ce46">
            <text:p><text:s text:c="2"/>4 9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8" table:style-name="ce46">
            <text:p><text:s text:c="3"/>738</text:p>
          </table:table-cell>
          <table:table-cell office:value-type="float" office:value="621" table:style-name="ce46">
            <text:p><text:s text:c="3"/>621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5092" table:style-name="ce46">
            <text:p><text:s text:c="2"/>5 092</text:p>
          </table:table-cell>
          <table:table-cell office:value-type="float" office:value="9243" table:style-name="ce46">
            <text:p><text:s text:c="2"/>9 24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768" table:style-name="ce46">
            <text:p><text:s text:c="3"/>7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209" table:style-name="ce46">
            <text:p><text:s text:c="2"/>27 20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572" table:style-name="ce46">
            <text:p><text:s text:c="3"/>572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0" table:style-name="ce46">
            <text:p><text:s text:c="3"/>4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02" table:style-name="ce46">
            <text:p><text:s text:c="2"/>1 702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1220" table:style-name="ce46">
            <text:p><text:s text:c="2"/>1 220</text:p>
          </table:table-cell>
          <table:table-cell office:value-type="float" office:value="8947" table:style-name="ce46">
            <text:p><text:s text:c="2"/>8 947</text:p>
          </table:table-cell>
          <table:table-cell office:value-type="float" office:value="1908" table:style-name="ce46">
            <text:p><text:s text:c="2"/>1 908</text:p>
          </table:table-cell>
          <table:table-cell office:value-type="float" office:value="748" table:style-name="ce46">
            <text:p><text:s text:c="3"/>748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480" table:style-name="ce46">
            <text:p><text:s text:c="3"/>4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610" table:style-name="ce46">
            <text:p><text:s text:c="3"/>610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5793" table:style-name="ce46">
            <text:p><text:s text:c="2"/>5 7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0" table:style-name="ce46">
            <text:p><text:s text:c="2"/>1 0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3" table:style-name="ce46">
            <text:p><text:s text:c="3"/>3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836" table:style-name="ce46">
            <text:p><text:s text:c="2"/>24 83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562" table:style-name="ce46">
            <text:p><text:s text:c="3"/>562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52" table:style-name="ce46">
            <text:p><text:s text:c="2"/>2 252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5920" table:style-name="ce46">
            <text:p><text:s text:c="2"/>5 920</text:p>
          </table:table-cell>
          <table:table-cell office:value-type="float" office:value="2892" table:style-name="ce46">
            <text:p><text:s text:c="2"/>2 8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329" table:style-name="ce46">
            <text:p><text:s text:c="3"/>329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662" table:style-name="ce46">
            <text:p><text:s text:c="3"/>662</text:p>
          </table:table-cell>
          <table:table-cell office:value-type="float" office:value="1140" table:style-name="ce46">
            <text:p><text:s text:c="2"/>1 140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251" table:style-name="ce46">
            <text:p><text:s text:c="2"/>1 251</text:p>
          </table:table-cell>
          <table:table-cell office:value-type="float" office:value="618" table:style-name="ce46">
            <text:p><text:s text:c="3"/>618</text:p>
          </table:table-cell>
          <table:table-cell office:value-type="float" office:value="1521" table:style-name="ce46">
            <text:p><text:s text:c="2"/>1 521</text:p>
          </table:table-cell>
          <table:table-cell office:value-type="float" office:value="401" table:style-name="ce46">
            <text:p><text:s text:c="3"/>401</text:p>
          </table:table-cell>
          <table:table-cell office:value-type="float" office:value="12698" table:style-name="ce46">
            <text:p><text:s text:c="2"/>12 698</text:p>
          </table:table-cell>
          <table:table-cell office:value-type="float" office:value="2026" table:style-name="ce46">
            <text:p><text:s text:c="2"/>2 026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4" table:style-name="ce46">
            <text:p><text:s text:c="3"/>724</text:p>
          </table:table-cell>
          <table:table-cell office:value-type="float" office:value="1259" table:style-name="ce46">
            <text:p><text:s text:c="2"/>1 259</text:p>
          </table:table-cell>
          <table:table-cell office:value-type="float" office:value="2105" table:style-name="ce46">
            <text:p><text:s text:c="2"/>2 105</text:p>
          </table:table-cell>
          <table:table-cell office:value-type="float" office:value="1236" table:style-name="ce46">
            <text:p><text:s text:c="2"/>1 236</text:p>
          </table:table-cell>
          <table:table-cell office:value-type="float" office:value="2978" table:style-name="ce46">
            <text:p><text:s text:c="2"/>2 978</text:p>
          </table:table-cell>
          <table:table-cell office:value-type="float" office:value="2855" table:style-name="ce46">
            <text:p><text:s text:c="2"/>2 855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2278" table:style-name="ce46">
            <text:p><text:s text:c="2"/>2 278</text:p>
          </table:table-cell>
          <table:table-cell office:value-type="float" office:value="588" table:style-name="ce46">
            <text:p><text:s text:c="3"/>588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323" table:style-name="ce46">
            <text:p><text:s text:c="3"/>323</text:p>
          </table:table-cell>
          <table:table-cell office:value-type="float" office:value="12023" table:style-name="ce46">
            <text:p><text:s text:c="2"/>12 023</text:p>
          </table:table-cell>
          <table:table-cell office:value-type="float" office:value="924" table:style-name="ce46">
            <text:p><text:s text:c="3"/>924</text:p>
          </table:table-cell>
          <table:table-cell office:value-type="float" office:value="4227" table:style-name="ce46">
            <text:p><text:s text:c="2"/>4 227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399" table:style-name="ce46">
            <text:p><text:s text:c="3"/>399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8" table:style-name="ce46">
            <text:p><text:s text:c="3"/>5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7" table:style-name="ce46">
            <text:p><text:s text:c="3"/>477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466" table:style-name="ce46">
            <text:p><text:s text:c="2"/>68 466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82" table:style-name="ce46">
            <text:p><text:s text:c="2"/>6 1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5" table:style-name="ce46">
            <text:p><text:s text:c="3"/>475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11068" table:style-name="ce46">
            <text:p><text:s text:c="2"/>11 0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9" table:style-name="ce46">
            <text:p><text:s text:c="3"/>5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04" table:style-name="ce46">
            <text:p><text:s text:c="2"/>18 80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1" table:style-name="ce46">
            <text:p><text:s text:c="3"/>711</text:p>
          </table:table-cell>
          <table:table-cell office:value-type="float" office:value="585" table:style-name="ce46">
            <text:p><text:s text:c="3"/>585</text:p>
          </table:table-cell>
          <table:table-cell office:value-type="float" office:value="23108" table:style-name="ce46">
            <text:p><text:s text:c="2"/>23 1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5" table:style-name="ce46">
            <text:p><text:s text:c="3"/>4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388" table:style-name="ce46">
            <text:p><text:s text:c="2"/>25 38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2895" table:style-name="ce23">
            <text:p><text:s text:c="2"/>2 895</text:p>
          </table:table-cell>
          <table:table-cell office:value-type="float" office:value="1880" table:style-name="ce23">
            <text:p><text:s text:c="2"/>1 880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1270" table:style-name="ce23">
            <text:p><text:s text:c="2"/>1 270</text:p>
          </table:table-cell>
          <table:table-cell office:value-type="float" office:value="1673" table:style-name="ce23">
            <text:p><text:s text:c="2"/>1 67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45" table:style-name="ce23">
            <text:p><text:s text:c="3"/>445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308" table:style-name="ce23">
            <text:p><text:s text:c="3"/>308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487" table:style-name="ce23">
            <text:p><text:s text:c="3"/>487</text:p>
          </table:table-cell>
          <table:table-cell office:value-type="float" office:value="3310" table:style-name="ce23">
            <text:p><text:s text:c="2"/>3 310</text:p>
          </table:table-cell>
          <table:table-cell office:value-type="float" office:value="336" table:style-name="ce23">
            <text:p><text:s text:c="3"/>33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68" table:style-name="ce23">
            <text:p><text:s text:c="3"/>16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33" table:style-name="ce23">
            <text:p><text:s text:c="3"/>333</text:p>
          </table:table-cell>
          <table:table-cell office:value-type="float" office:value="365" table:style-name="ce23">
            <text:p><text:s text:c="3"/>365</text:p>
          </table:table-cell>
          <table:table-cell office:value-type="float" office:value="2668" table:style-name="ce23">
            <text:p><text:s text:c="2"/>2 668</text:p>
          </table:table-cell>
          <table:table-cell office:value-type="float" office:value="120" table:style-name="ce23">
            <text:p><text:s text:c="3"/>120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492" table:style-name="ce23">
            <text:p><text:s text:c="3"/>492</text:p>
          </table:table-cell>
          <table:table-cell office:value-type="float" office:value="185" table:style-name="ce23">
            <text:p><text:s text:c="3"/>185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27234" table:style-name="ce23">
            <text:p><text:s text:c="2"/>27 234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589" table:style-name="ce23">
            <text:p><text:s text:c="3"/>58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98" table:style-name="ce23">
            <text:p><text:s text:c="3"/>6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20" table:style-name="ce23">
            <text:p><text:s text:c="3"/>320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0" table:style-name="ce23">
            <text:p><text:s text:c="3"/>130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7755" table:style-name="ce23">
            <text:p><text:s text:c="2"/>47 75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5002" table:style-name="ce47">
            <text:p><text:s text:c="2"/>5 002</text:p>
          </table:table-cell>
          <table:table-cell office:value-type="float" office:value="876" table:style-name="ce47">
            <text:p><text:s text:c="3"/>8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57" table:style-name="ce47">
            <text:p><text:s text:c="2"/>5 95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274" table:style-name="ce47">
            <text:p><text:s text:c="3"/>27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2404" table:style-name="ce47">
            <text:p><text:s text:c="2"/>2 4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61" table:style-name="ce47">
            <text:p><text:s text:c="3"/>861</text:p>
          </table:table-cell>
          <table:table-cell office:value-type="float" office:value="767" table:style-name="ce47">
            <text:p><text:s text:c="3"/>767</text:p>
          </table:table-cell>
          <table:table-cell office:value-type="float" office:value="8671" table:style-name="ce47">
            <text:p><text:s text:c="2"/>8 671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19687" table:style-name="ce47">
            <text:p><text:s text:c="2"/>19 687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3317" table:style-name="ce47">
            <text:p><text:s text:c="2"/>3 317</text:p>
          </table:table-cell>
          <table:table-cell office:value-type="float" office:value="9744" table:style-name="ce47">
            <text:p><text:s text:c="2"/>9 744</text:p>
          </table:table-cell>
          <table:table-cell office:value-type="float" office:value="8590" table:style-name="ce47">
            <text:p><text:s text:c="2"/>8 590</text:p>
          </table:table-cell>
          <table:table-cell office:value-type="float" office:value="9658" table:style-name="ce47">
            <text:p><text:s text:c="2"/>9 658</text:p>
          </table:table-cell>
          <table:table-cell office:value-type="float" office:value="1137" table:style-name="ce47">
            <text:p><text:s text:c="2"/>1 137</text:p>
          </table:table-cell>
          <table:table-cell office:value-type="float" office:value="1279" table:style-name="ce47">
            <text:p><text:s text:c="2"/>1 279</text:p>
          </table:table-cell>
          <table:table-cell office:value-type="float" office:value="780" table:style-name="ce47">
            <text:p><text:s text:c="3"/>780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9533" table:style-name="ce47">
            <text:p><text:s text:c="2"/>19 5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38" table:style-name="ce47">
            <text:p><text:s text:c="3"/>938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247" table:style-name="ce47">
            <text:p><text:s text:c="2"/>89 247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4" table:style-name="ce47">
            <text:p><text:s text:c="3"/>4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1" table:style-name="ce47">
            <text:p><text:s text:c="3"/>221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413" table:style-name="ce47">
            <text:p><text:s text:c="2"/>1 413</text:p>
          </table:table-cell>
          <table:table-cell office:value-type="float" office:value="8564" table:style-name="ce47">
            <text:p><text:s text:c="2"/>8 564</text:p>
          </table:table-cell>
          <table:table-cell office:value-type="float" office:value="2176" table:style-name="ce47">
            <text:p><text:s text:c="2"/>2 176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8322" table:style-name="ce47">
            <text:p><text:s text:c="2"/>8 322</text:p>
          </table:table-cell>
          <table:table-cell office:value-type="float" office:value="1543" table:style-name="ce47">
            <text:p><text:s text:c="2"/>1 543</text:p>
          </table:table-cell>
          <table:table-cell office:value-type="float" office:value="855" table:style-name="ce47">
            <text:p><text:s text:c="3"/>855</text:p>
          </table:table-cell>
          <table:table-cell office:value-type="float" office:value="3749" table:style-name="ce47">
            <text:p><text:s text:c="2"/>3 749</text:p>
          </table:table-cell>
          <table:table-cell office:value-type="float" office:value="899" table:style-name="ce47">
            <text:p><text:s text:c="3"/>899</text:p>
          </table:table-cell>
          <table:table-cell office:value-type="float" office:value="2366" table:style-name="ce47">
            <text:p><text:s text:c="2"/>2 366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4267" table:style-name="ce47">
            <text:p><text:s text:c="2"/>4 2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622" table:style-name="ce47">
            <text:p><text:s text:c="2"/>36 62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426" table:style-name="ce47">
            <text:p><text:s text:c="3"/>4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92" table:style-name="ce47">
            <text:p><text:s text:c="2"/>1 392</text:p>
          </table:table-cell>
          <table:table-cell office:value-type="float" office:value="929" table:style-name="ce47">
            <text:p><text:s text:c="3"/>9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66" table:style-name="ce47">
            <text:p><text:s text:c="2"/>2 966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8" table:style-name="ce47">
            <text:p><text:s text:c="2"/>1 2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2" table:style-name="ce47">
            <text:p><text:s text:c="3"/>402</text:p>
          </table:table-cell>
          <table:table-cell office:value-type="float" office:value="496" table:style-name="ce47">
            <text:p><text:s text:c="3"/>4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73" table:style-name="ce47">
            <text:p><text:s text:c="2"/>8 07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387" table:style-name="ce46">
            <text:p><text:s text:c="3"/>387</text:p>
          </table:table-cell>
          <table:table-cell office:value-type="float" office:value="594" table:style-name="ce46">
            <text:p><text:s text:c="3"/>594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341" table:style-name="ce46">
            <text:p><text:s text:c="2"/>1 341</text:p>
          </table:table-cell>
          <table:table-cell office:value-type="float" office:value="755" table:style-name="ce46">
            <text:p><text:s text:c="3"/>755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1990" table:style-name="ce46">
            <text:p><text:s text:c="2"/>1 990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841" table:style-name="ce46">
            <text:p><text:s text:c="2"/>1 841</text:p>
          </table:table-cell>
          <table:table-cell office:value-type="float" office:value="3542" table:style-name="ce46">
            <text:p><text:s text:c="2"/>3 542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863" table:style-name="ce46">
            <text:p><text:s text:c="3"/>863</text:p>
          </table:table-cell>
          <table:table-cell office:value-type="float" office:value="831" table:style-name="ce46">
            <text:p><text:s text:c="3"/>831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213" table:style-name="ce46">
            <text:p><text:s text:c="3"/>213</text:p>
          </table:table-cell>
          <table:table-cell office:value-type="float" office:value="2387" table:style-name="ce46">
            <text:p><text:s text:c="2"/>2 387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8930" table:style-name="ce46">
            <text:p><text:s text:c="2"/>8 930</text:p>
          </table:table-cell>
          <table:table-cell office:value-type="float" office:value="1015" table:style-name="ce46">
            <text:p><text:s text:c="2"/>1 015</text:p>
          </table:table-cell>
          <table:table-cell office:value-type="float" office:value="2540" table:style-name="ce46">
            <text:p><text:s text:c="2"/>2 540</text:p>
          </table:table-cell>
          <table:table-cell office:value-type="float" office:value="6650" table:style-name="ce46">
            <text:p><text:s text:c="2"/>6 650</text:p>
          </table:table-cell>
          <table:table-cell office:value-type="float" office:value="5556" table:style-name="ce46">
            <text:p><text:s text:c="2"/>5 556</text:p>
          </table:table-cell>
          <table:table-cell office:value-type="float" office:value="3174" table:style-name="ce46">
            <text:p><text:s text:c="2"/>3 174</text:p>
          </table:table-cell>
          <table:table-cell office:value-type="float" office:value="2444" table:style-name="ce46">
            <text:p><text:s text:c="2"/>2 444</text:p>
          </table:table-cell>
          <table:table-cell office:value-type="float" office:value="1387" table:style-name="ce46">
            <text:p><text:s text:c="2"/>1 387</text:p>
          </table:table-cell>
          <table:table-cell office:value-type="float" office:value="2914" table:style-name="ce46">
            <text:p><text:s text:c="2"/>2 914</text:p>
          </table:table-cell>
          <table:table-cell office:value-type="float" office:value="2083" table:style-name="ce46">
            <text:p><text:s text:c="2"/>2 083</text:p>
          </table:table-cell>
          <table:table-cell office:value-type="float" office:value="827" table:style-name="ce46">
            <text:p><text:s text:c="3"/>827</text:p>
          </table:table-cell>
          <table:table-cell office:value-type="float" office:value="27816" table:style-name="ce46">
            <text:p><text:s text:c="2"/>27 816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1135" table:style-name="ce46">
            <text:p><text:s text:c="2"/>1 135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1783" table:style-name="ce46">
            <text:p><text:s text:c="2"/>1 7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8" table:style-name="ce46">
            <text:p><text:s text:c="3"/>3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1219" table:style-name="ce46">
            <text:p><text:s text:c="2"/>1 219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203" table:style-name="ce46">
            <text:p><text:s text:c="2"/>88 20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649" table:style-name="ce46">
            <text:p><text:s text:c="2"/>14 649</text:p>
          </table:table-cell>
          <table:table-cell office:value-type="float" office:value="591" table:style-name="ce46">
            <text:p><text:s text:c="3"/>591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355" table:style-name="ce46">
            <text:p><text:s text:c="3"/>355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436" table:style-name="ce46">
            <text:p><text:s text:c="3"/>436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515" table:style-name="ce46">
            <text:p><text:s text:c="2"/>17 515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62" table:style-name="ce46">
            <text:p><text:s text:c="2"/>4 2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352" table:style-name="ce46">
            <text:p><text:s text:c="2"/>2 352</text:p>
          </table:table-cell>
          <table:table-cell office:value-type="float" office:value="513" table:style-name="ce46">
            <text:p><text:s text:c="3"/>51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441" table:style-name="ce46">
            <text:p><text:s text:c="3"/>441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538" table:style-name="ce46">
            <text:p><text:s text:c="3"/>538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1209" table:style-name="ce46">
            <text:p><text:s text:c="2"/>1 209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093" table:style-name="ce46">
            <text:p><text:s text:c="2"/>12 09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127" table:style-name="ce46">
            <text:p><text:s text:c="2"/>13 12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0" table:style-name="ce46">
            <text:p><text:s text:c="3"/>3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70" table:style-name="ce46">
            <text:p><text:s text:c="2"/>1 370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580" table:style-name="ce46">
            <text:p><text:s text:c="3"/>5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82" table:style-name="ce46">
            <text:p><text:s text:c="2"/>16 78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3" table:style-name="ce46">
            <text:p><text:s text:c="3"/>3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45" table:style-name="ce46">
            <text:p><text:s text:c="2"/>2 545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761" table:style-name="ce46">
            <text:p><text:s text:c="3"/>761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21" table:style-name="ce46">
            <text:p><text:s text:c="3"/>8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81" table:style-name="ce46">
            <text:p><text:s text:c="2"/>1 58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7" table:style-name="ce46">
            <text:p><text:s text:c="3"/>367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81" table:style-name="ce46">
            <text:p><text:s text:c="2"/>8 081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2234" table:style-name="ce47">
            <text:p><text:s text:c="2"/>2 234</text:p>
          </table:table-cell>
          <table:table-cell office:value-type="float" office:value="9917" table:style-name="ce47">
            <text:p><text:s text:c="2"/>9 917</text:p>
          </table:table-cell>
          <table:table-cell office:value-type="float" office:value="3741" table:style-name="ce47">
            <text:p><text:s text:c="2"/>3 741</text:p>
          </table:table-cell>
          <table:table-cell office:value-type="float" office:value="1457" table:style-name="ce47">
            <text:p><text:s text:c="2"/>1 457</text:p>
          </table:table-cell>
          <table:table-cell office:value-type="float" office:value="1543" table:style-name="ce47">
            <text:p><text:s text:c="2"/>1 543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284" table:style-name="ce47">
            <text:p><text:s text:c="3"/>284</text:p>
          </table:table-cell>
          <table:table-cell office:value-type="float" office:value="2502" table:style-name="ce47">
            <text:p><text:s text:c="2"/>2 502</text:p>
          </table:table-cell>
          <table:table-cell office:value-type="float" office:value="6009" table:style-name="ce47">
            <text:p><text:s text:c="2"/>6 009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13941" table:style-name="ce47">
            <text:p><text:s text:c="2"/>13 941</text:p>
          </table:table-cell>
          <table:table-cell office:value-type="float" office:value="510" table:style-name="ce47">
            <text:p><text:s text:c="3"/>510</text:p>
          </table:table-cell>
          <table:table-cell office:value-type="float" office:value="918" table:style-name="ce47">
            <text:p><text:s text:c="3"/>918</text:p>
          </table:table-cell>
          <table:table-cell office:value-type="float" office:value="1406" table:style-name="ce47">
            <text:p><text:s text:c="2"/>1 406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1243" table:style-name="ce47">
            <text:p><text:s text:c="2"/>1 243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71" table:style-name="ce47">
            <text:p><text:s text:c="3"/>471</text:p>
          </table:table-cell>
          <table:table-cell office:value-type="float" office:value="641" table:style-name="ce47">
            <text:p><text:s text:c="3"/>641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671" table:style-name="ce47">
            <text:p><text:s text:c="3"/>67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734" table:style-name="ce47">
            <text:p><text:s text:c="3"/>7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997" table:style-name="ce47">
            <text:p><text:s text:c="2"/>50 99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42" table:style-name="ce23">
            <text:p><text:s text:c="2"/>1 042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16" table:style-name="ce23">
            <text:p><text:s text:c="3"/>41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02" table:style-name="ce23">
            <text:p><text:s text:c="2"/>1 50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93" table:style-name="ce23">
            <text:p><text:s text:c="2"/>2 49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56" table:style-name="ce23">
            <text:p><text:s text:c="3"/>95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49" table:style-name="ce23">
            <text:p><text:s text:c="2"/>3 449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2277" table:style-name="ce47">
            <text:p><text:s text:c="2"/>2 277</text:p>
          </table:table-cell>
          <table:table-cell office:value-type="float" office:value="1323" table:style-name="ce47">
            <text:p><text:s text:c="2"/>1 323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88" table:style-name="ce47">
            <text:p><text:s text:c="2"/>2 3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7" table:style-name="ce47">
            <text:p><text:s text:c="2"/>1 0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10" table:style-name="ce47">
            <text:p><text:s text:c="2"/>7 51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2471" table:style-name="ce23">
            <text:p><text:s text:c="2"/>2 471</text:p>
          </table:table-cell>
          <table:table-cell office:value-type="float" office:value="2821" table:style-name="ce23">
            <text:p><text:s text:c="2"/>2 821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7" table:style-name="ce23">
            <text:p><text:s text:c="3"/>9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714" table:style-name="ce23">
            <text:p><text:s text:c="3"/>714</text:p>
          </table:table-cell>
          <table:table-cell office:value-type="float" office:value="21987" table:style-name="ce23">
            <text:p><text:s text:c="2"/>21 987</text:p>
          </table:table-cell>
          <table:table-cell office:value-type="float" office:value="2427" table:style-name="ce23">
            <text:p><text:s text:c="2"/>2 427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732" table:style-name="ce23">
            <text:p><text:s text:c="3"/>73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182" table:style-name="ce23">
            <text:p><text:s text:c="2"/>9 182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5598" table:style-name="ce23">
            <text:p><text:s text:c="2"/>5 598</text:p>
          </table:table-cell>
          <table:table-cell office:value-type="float" office:value="435" table:style-name="ce23">
            <text:p><text:s text:c="3"/>435</text:p>
          </table:table-cell>
          <table:table-cell office:value-type="float" office:value="611" table:style-name="ce23">
            <text:p><text:s text:c="3"/>611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209" table:style-name="ce23">
            <text:p><text:s text:c="3"/>20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5" table:style-name="ce23">
            <text:p><text:s text:c="3"/>255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40" table:style-name="ce23">
            <text:p><text:s text:c="2"/>1 3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0275" table:style-name="ce23">
            <text:p><text:s text:c="2"/>50 27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25" table:style-name="ce46">
            <text:p><text:s text:c="2"/>1 9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34" table:style-name="ce46">
            <text:p><text:s text:c="2"/>2 13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76" table:style-name="ce46">
            <text:p><text:s text:c="2"/>6 976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8" table:style-name="ce46">
            <text:p><text:s text:c="3"/>5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23" table:style-name="ce46">
            <text:p><text:s text:c="2"/>7 823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580" table:style-name="ce46">
            <text:p><text:s text:c="2"/>56 580</text:p>
          </table:table-cell>
          <table:table-cell office:value-type="float" office:value="14963" table:style-name="ce46">
            <text:p><text:s text:c="2"/>14 963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492" table:style-name="ce46">
            <text:p><text:s text:c="2"/>15 4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788" table:style-name="ce46">
            <text:p><text:s text:c="2"/>11 7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2" table:style-name="ce46">
            <text:p><text:s text:c="2"/>1 232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842" table:style-name="ce46">
            <text:p><text:s text:c="2"/>100 84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74" table:style-name="ce46">
            <text:p><text:s text:c="2"/>13 3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26" table:style-name="ce46">
            <text:p><text:s text:c="2"/>1 5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7" table:style-name="ce46">
            <text:p><text:s text:c="2"/>1 3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644" table:style-name="ce46">
            <text:p><text:s text:c="2"/>16 64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5" table:style-name="ce46">
            <text:p><text:s text:c="3"/>6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64" table:style-name="ce46">
            <text:p><text:s text:c="2"/>2 4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93" table:style-name="ce46">
            <text:p><text:s text:c="2"/>3 59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796" table:style-name="ce47">
            <text:p><text:s text:c="2"/>1 796</text:p>
          </table:table-cell>
          <table:table-cell office:value-type="float" office:value="372" table:style-name="ce47">
            <text:p><text:s text:c="3"/>37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97" table:style-name="ce47">
            <text:p><text:s text:c="3"/>797</text:p>
          </table:table-cell>
          <table:table-cell office:value-type="float" office:value="536" table:style-name="ce47">
            <text:p><text:s text:c="3"/>536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826" table:style-name="ce47">
            <text:p><text:s text:c="3"/>826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168" table:style-name="ce47">
            <text:p><text:s text:c="2"/>1 168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413" table:style-name="ce47">
            <text:p><text:s text:c="3"/>413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399" table:style-name="ce47">
            <text:p><text:s text:c="3"/>399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563" table:style-name="ce47">
            <text:p><text:s text:c="3"/>563</text:p>
          </table:table-cell>
          <table:table-cell office:value-type="float" office:value="392" table:style-name="ce47">
            <text:p><text:s text:c="3"/>392</text:p>
          </table:table-cell>
          <table:table-cell office:value-type="float" office:value="719" table:style-name="ce47">
            <text:p><text:s text:c="3"/>719</text:p>
          </table:table-cell>
          <table:table-cell office:value-type="float" office:value="263" table:style-name="ce47">
            <text:p><text:s text:c="3"/>263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220" table:style-name="ce47">
            <text:p><text:s text:c="2"/>1 220</text:p>
          </table:table-cell>
          <table:table-cell office:value-type="float" office:value="1385" table:style-name="ce47">
            <text:p><text:s text:c="2"/>1 385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104" table:style-name="ce47">
            <text:p><text:s text:c="2"/>3 104</text:p>
          </table:table-cell>
          <table:table-cell office:value-type="float" office:value="12867" table:style-name="ce47">
            <text:p><text:s text:c="2"/>12 867</text:p>
          </table:table-cell>
          <table:table-cell office:value-type="float" office:value="221" table:style-name="ce47">
            <text:p><text:s text:c="3"/>221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414" table:style-name="ce47">
            <text:p><text:s text:c="2"/>29 41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876" table:style-name="ce23">
            <text:p><text:s text:c="3"/>876</text:p>
          </table:table-cell>
          <table:table-cell office:value-type="float" office:value="1976" table:style-name="ce23">
            <text:p><text:s text:c="2"/>1 976</text:p>
          </table:table-cell>
          <table:table-cell office:value-type="float" office:value="1375" table:style-name="ce23">
            <text:p><text:s text:c="2"/>1 375</text:p>
          </table:table-cell>
          <table:table-cell office:value-type="float" office:value="547" table:style-name="ce23">
            <text:p><text:s text:c="3"/>547</text:p>
          </table:table-cell>
          <table:table-cell office:value-type="float" office:value="791" table:style-name="ce23">
            <text:p><text:s text:c="3"/>791</text:p>
          </table:table-cell>
          <table:table-cell office:value-type="float" office:value="602" table:style-name="ce23">
            <text:p><text:s text:c="3"/>602</text:p>
          </table:table-cell>
          <table:table-cell office:value-type="float" office:value="441" table:style-name="ce23">
            <text:p><text:s text:c="3"/>441</text:p>
          </table:table-cell>
          <table:table-cell office:value-type="float" office:value="344" table:style-name="ce23">
            <text:p><text:s text:c="3"/>344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61" table:style-name="ce23">
            <text:p><text:s text:c="3"/>261</text:p>
          </table:table-cell>
          <table:table-cell office:value-type="float" office:value="384" table:style-name="ce23">
            <text:p><text:s text:c="3"/>384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396" table:style-name="ce23">
            <text:p><text:s text:c="3"/>396</text:p>
          </table:table-cell>
          <table:table-cell office:value-type="float" office:value="2074" table:style-name="ce23">
            <text:p><text:s text:c="2"/>2 074</text:p>
          </table:table-cell>
          <table:table-cell office:value-type="float" office:value="1284" table:style-name="ce23">
            <text:p><text:s text:c="2"/>1 284</text:p>
          </table:table-cell>
          <table:table-cell office:value-type="float" office:value="486" table:style-name="ce23">
            <text:p><text:s text:c="3"/>486</text:p>
          </table:table-cell>
          <table:table-cell office:value-type="float" office:value="427" table:style-name="ce23">
            <text:p><text:s text:c="3"/>427</text:p>
          </table:table-cell>
          <table:table-cell office:value-type="float" office:value="1035" table:style-name="ce23">
            <text:p><text:s text:c="2"/>1 035</text:p>
          </table:table-cell>
          <table:table-cell office:value-type="float" office:value="553" table:style-name="ce23">
            <text:p><text:s text:c="3"/>553</text:p>
          </table:table-cell>
          <table:table-cell office:value-type="float" office:value="139" table:style-name="ce23">
            <text:p><text:s text:c="3"/>139</text:p>
          </table:table-cell>
          <table:table-cell office:value-type="float" office:value="535" table:style-name="ce23">
            <text:p><text:s text:c="3"/>535</text:p>
          </table:table-cell>
          <table:table-cell office:value-type="float" office:value="479" table:style-name="ce23">
            <text:p><text:s text:c="3"/>479</text:p>
          </table:table-cell>
          <table:table-cell office:value-type="float" office:value="2313" table:style-name="ce23">
            <text:p><text:s text:c="2"/>2 313</text:p>
          </table:table-cell>
          <table:table-cell office:value-type="float" office:value="7308" table:style-name="ce23">
            <text:p><text:s text:c="2"/>7 308</text:p>
          </table:table-cell>
          <table:table-cell office:value-type="float" office:value="1497" table:style-name="ce23">
            <text:p><text:s text:c="2"/>1 497</text:p>
          </table:table-cell>
          <table:table-cell office:value-type="float" office:value="611" table:style-name="ce23">
            <text:p><text:s text:c="3"/>611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434" table:style-name="ce23">
            <text:p><text:s text:c="3"/>434</text:p>
          </table:table-cell>
          <table:table-cell office:value-type="float" office:value="1470" table:style-name="ce23">
            <text:p><text:s text:c="2"/>1 470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716" table:style-name="ce23">
            <text:p><text:s text:c="3"/>716</text:p>
          </table:table-cell>
          <table:table-cell office:value-type="float" office:value="314" table:style-name="ce23">
            <text:p><text:s text:c="3"/>314</text:p>
          </table:table-cell>
          <table:table-cell office:value-type="float" office:value="591" table:style-name="ce23">
            <text:p><text:s text:c="3"/>591</text:p>
          </table:table-cell>
          <table:table-cell office:value-type="float" office:value="581" table:style-name="ce23">
            <text:p><text:s text:c="3"/>581</text:p>
          </table:table-cell>
          <table:table-cell office:value-type="float" office:value="1029" table:style-name="ce23">
            <text:p><text:s text:c="2"/>1 029</text:p>
          </table:table-cell>
          <table:table-cell office:value-type="float" office:value="947" table:style-name="ce23">
            <text:p><text:s text:c="3"/>947</text:p>
          </table:table-cell>
          <table:table-cell office:value-type="float" office:value="2306" table:style-name="ce23">
            <text:p><text:s text:c="2"/>2 306</text:p>
          </table:table-cell>
          <table:table-cell office:value-type="float" office:value="617" table:style-name="ce23">
            <text:p><text:s text:c="3"/>617</text:p>
          </table:table-cell>
          <table:table-cell office:value-type="float" office:value="3326" table:style-name="ce23">
            <text:p><text:s text:c="2"/>3 326</text:p>
          </table:table-cell>
          <table:table-cell office:value-type="float" office:value="668" table:style-name="ce23">
            <text:p><text:s text:c="3"/>668</text:p>
          </table:table-cell>
          <table:table-cell office:value-type="float" office:value="729" table:style-name="ce23">
            <text:p><text:s text:c="3"/>729</text:p>
          </table:table-cell>
          <table:table-cell office:value-type="float" office:value="418" table:style-name="ce23">
            <text:p><text:s text:c="3"/>418</text:p>
          </table:table-cell>
          <table:table-cell office:value-type="float" office:value="2563" table:style-name="ce23">
            <text:p><text:s text:c="2"/>2 563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27" table:style-name="ce23">
            <text:p><text:s text:c="3"/>227</text:p>
          </table:table-cell>
          <table:table-cell office:value-type="float" office:value="783" table:style-name="ce23">
            <text:p><text:s text:c="3"/>783</text:p>
          </table:table-cell>
          <table:table-cell office:value-type="float" office:value="125" table:style-name="ce23">
            <text:p><text:s text:c="3"/>125</text:p>
          </table:table-cell>
          <table:table-cell office:value-type="float" office:value="774" table:style-name="ce23">
            <text:p><text:s text:c="3"/>774</text:p>
          </table:table-cell>
          <table:table-cell office:value-type="float" office:value="606" table:style-name="ce23">
            <text:p><text:s text:c="3"/>606</text:p>
          </table:table-cell>
          <table:table-cell office:value-type="float" office:value="304" table:style-name="ce23">
            <text:p><text:s text:c="3"/>304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659" table:style-name="ce23">
            <text:p><text:s text:c="3"/>659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810" table:style-name="ce23">
            <text:p><text:s text:c="3"/>810</text:p>
          </table:table-cell>
          <table:table-cell office:value-type="float" office:value="849" table:style-name="ce23">
            <text:p><text:s text:c="3"/>849</text:p>
          </table:table-cell>
          <table:table-cell office:value-type="float" office:value="202" table:style-name="ce23">
            <text:p><text:s text:c="3"/>202</text:p>
          </table:table-cell>
          <table:table-cell office:value-type="float" office:value="877" table:style-name="ce23">
            <text:p><text:s text:c="3"/>877</text:p>
          </table:table-cell>
          <table:table-cell office:value-type="float" office:value="115" table:style-name="ce23">
            <text:p><text:s text:c="3"/>1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68" table:style-name="ce23">
            <text:p><text:s text:c="3"/>768</text:p>
          </table:table-cell>
          <table:table-cell office:value-type="float" office:value="425" table:style-name="ce23">
            <text:p><text:s text:c="3"/>425</text:p>
          </table:table-cell>
          <table:table-cell office:value-type="float" office:value="377" table:style-name="ce23">
            <text:p><text:s text:c="3"/>377</text:p>
          </table:table-cell>
          <table:table-cell office:value-type="float" office:value="415" table:style-name="ce23">
            <text:p><text:s text:c="3"/>4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2866" table:style-name="ce23">
            <text:p><text:s text:c="2"/>52 86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5519" table:style-name="ce23">
            <text:p><text:s text:c="2"/>5 519</text:p>
          </table:table-cell>
          <table:table-cell office:value-type="float" office:value="3488" table:style-name="ce23">
            <text:p><text:s text:c="2"/>3 488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643" table:style-name="ce23">
            <text:p><text:s text:c="3"/>643</text:p>
          </table:table-cell>
          <table:table-cell office:value-type="float" office:value="187" table:style-name="ce23">
            <text:p><text:s text:c="3"/>187</text:p>
          </table:table-cell>
          <table:table-cell office:value-type="float" office:value="924" table:style-name="ce23">
            <text:p><text:s text:c="3"/>924</text:p>
          </table:table-cell>
          <table:table-cell office:value-type="float" office:value="253" table:style-name="ce23">
            <text:p><text:s text:c="3"/>253</text:p>
          </table:table-cell>
          <table:table-cell office:value-type="float" office:value="1039" table:style-name="ce23">
            <text:p><text:s text:c="2"/>1 039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1980" table:style-name="ce23">
            <text:p><text:s text:c="2"/>1 980</text:p>
          </table:table-cell>
          <table:table-cell office:value-type="float" office:value="515" table:style-name="ce23">
            <text:p><text:s text:c="3"/>515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1343" table:style-name="ce23">
            <text:p><text:s text:c="2"/>1 343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578" table:style-name="ce23">
            <text:p><text:s text:c="3"/>578</text:p>
          </table:table-cell>
          <table:table-cell office:value-type="float" office:value="1775" table:style-name="ce23">
            <text:p><text:s text:c="2"/>1 775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3733" table:style-name="ce23">
            <text:p><text:s text:c="2"/>3 733</text:p>
          </table:table-cell>
          <table:table-cell office:value-type="float" office:value="534" table:style-name="ce23">
            <text:p><text:s text:c="3"/>534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1677" table:style-name="ce23">
            <text:p><text:s text:c="2"/>1 677</text:p>
          </table:table-cell>
          <table:table-cell office:value-type="float" office:value="3033" table:style-name="ce23">
            <text:p><text:s text:c="2"/>3 033</text:p>
          </table:table-cell>
          <table:table-cell office:value-type="float" office:value="3057" table:style-name="ce23">
            <text:p><text:s text:c="2"/>3 057</text:p>
          </table:table-cell>
          <table:table-cell office:value-type="float" office:value="1788" table:style-name="ce23">
            <text:p><text:s text:c="2"/>1 788</text:p>
          </table:table-cell>
          <table:table-cell office:value-type="float" office:value="1000" table:style-name="ce23">
            <text:p><text:s text:c="2"/>1 000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517" table:style-name="ce23">
            <text:p><text:s text:c="3"/>517</text:p>
          </table:table-cell>
          <table:table-cell office:value-type="float" office:value="548" table:style-name="ce23">
            <text:p><text:s text:c="3"/>548</text:p>
          </table:table-cell>
          <table:table-cell office:value-type="float" office:value="534" table:style-name="ce23">
            <text:p><text:s text:c="3"/>534</text:p>
          </table:table-cell>
          <table:table-cell office:value-type="float" office:value="1260" table:style-name="ce23">
            <text:p><text:s text:c="2"/>1 260</text:p>
          </table:table-cell>
          <table:table-cell office:value-type="float" office:value="238" table:style-name="ce23">
            <text:p><text:s text:c="3"/>238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50102" table:style-name="ce23">
            <text:p><text:s text:c="2"/>50 102</text:p>
          </table:table-cell>
          <table:table-cell office:value-type="float" office:value="2802" table:style-name="ce23">
            <text:p><text:s text:c="2"/>2 802</text:p>
          </table:table-cell>
          <table:table-cell office:value-type="float" office:value="522" table:style-name="ce23">
            <text:p><text:s text:c="3"/>522</text:p>
          </table:table-cell>
          <table:table-cell office:value-type="float" office:value="1178" table:style-name="ce23">
            <text:p><text:s text:c="2"/>1 178</text:p>
          </table:table-cell>
          <table:table-cell office:value-type="float" office:value="12541" table:style-name="ce23">
            <text:p><text:s text:c="2"/>12 541</text:p>
          </table:table-cell>
          <table:table-cell office:value-type="float" office:value="1179" table:style-name="ce23">
            <text:p><text:s text:c="2"/>1 179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819" table:style-name="ce23">
            <text:p><text:s text:c="3"/>819</text:p>
          </table:table-cell>
          <table:table-cell office:value-type="float" office:value="948" table:style-name="ce23">
            <text:p><text:s text:c="3"/>948</text:p>
          </table:table-cell>
          <table:table-cell office:value-type="float" office:value="1207" table:style-name="ce23">
            <text:p><text:s text:c="2"/>1 207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318" table:style-name="ce23">
            <text:p><text:s text:c="3"/>318</text:p>
          </table:table-cell>
          <table:table-cell office:value-type="float" office:value="1789" table:style-name="ce23">
            <text:p><text:s text:c="2"/>1 789</text:p>
          </table:table-cell>
          <table:table-cell office:value-type="float" office:value="347" table:style-name="ce23">
            <text:p><text:s text:c="3"/>347</text:p>
          </table:table-cell>
          <table:table-cell office:value-type="float" office:value="2080" table:style-name="ce23">
            <text:p><text:s text:c="2"/>2 080</text:p>
          </table:table-cell>
          <table:table-cell office:value-type="float" office:value="342" table:style-name="ce23">
            <text:p><text:s text:c="3"/>342</text:p>
          </table:table-cell>
          <table:table-cell office:value-type="float" office:value="710" table:style-name="ce23">
            <text:p><text:s text:c="3"/>710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148" table:style-name="ce23">
            <text:p><text:s text:c="3"/>148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4088" table:style-name="ce23">
            <text:p><text:s text:c="2"/>4 088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4653" table:style-name="ce23">
            <text:p><text:s text:c="2"/>4 653</text:p>
          </table:table-cell>
          <table:table-cell office:value-type="float" office:value="1384" table:style-name="ce23">
            <text:p><text:s text:c="2"/>1 384</text:p>
          </table:table-cell>
          <table:table-cell office:value-type="float" office:value="1526" table:style-name="ce23">
            <text:p><text:s text:c="2"/>1 526</text:p>
          </table:table-cell>
          <table:table-cell office:value-type="float" office:value="926" table:style-name="ce23">
            <text:p><text:s text:c="3"/>926</text:p>
          </table:table-cell>
          <table:table-cell office:value-type="float" office:value="1181" table:style-name="ce23">
            <text:p><text:s text:c="2"/>1 181</text:p>
          </table:table-cell>
          <table:table-cell office:value-type="float" office:value="609" table:style-name="ce23">
            <text:p><text:s text:c="3"/>609</text:p>
          </table:table-cell>
          <table:table-cell office:value-type="float" office:value="2551" table:style-name="ce23">
            <text:p><text:s text:c="2"/>2 55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2797" table:style-name="ce23">
            <text:p><text:s text:c="2"/>132 797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440" table:style-name="ce47">
            <text:p><text:s text:c="3"/>440</text:p>
          </table:table-cell>
          <table:table-cell office:value-type="float" office:value="604" table:style-name="ce47">
            <text:p><text:s text:c="3"/>604</text:p>
          </table:table-cell>
          <table:table-cell office:value-type="float" office:value="3569" table:style-name="ce47">
            <text:p><text:s text:c="2"/>3 569</text:p>
          </table:table-cell>
          <table:table-cell office:value-type="float" office:value="1554" table:style-name="ce47">
            <text:p><text:s text:c="2"/>1 554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287" table:style-name="ce47">
            <text:p><text:s text:c="3"/>287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517" table:style-name="ce47">
            <text:p><text:s text:c="3"/>517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322" table:style-name="ce47">
            <text:p><text:s text:c="3"/>322</text:p>
          </table:table-cell>
          <table:table-cell office:value-type="float" office:value="2391" table:style-name="ce47">
            <text:p><text:s text:c="2"/>2 391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62" table:style-name="ce47">
            <text:p><text:s text:c="3"/>462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764" table:style-name="ce47">
            <text:p><text:s text:c="3"/>764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330" table:style-name="ce47">
            <text:p><text:s text:c="3"/>33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3040" table:style-name="ce47">
            <text:p><text:s text:c="2"/>3 04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8472" table:style-name="ce47">
            <text:p><text:s text:c="2"/>8 472</text:p>
          </table:table-cell>
          <table:table-cell office:value-type="float" office:value="1054" table:style-name="ce47">
            <text:p><text:s text:c="2"/>1 054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087" table:style-name="ce47">
            <text:p><text:s text:c="2"/>1 087</text:p>
          </table:table-cell>
          <table:table-cell office:value-type="float" office:value="1125" table:style-name="ce47">
            <text:p><text:s text:c="2"/>1 125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1482" table:style-name="ce47">
            <text:p><text:s text:c="2"/>1 48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516" table:style-name="ce47">
            <text:p><text:s text:c="2"/>32 51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79" table:style-name="ce23">
            <text:p><text:s text:c="3"/>279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002" table:style-name="ce23">
            <text:p><text:s text:c="2"/>23 002</text:p>
          </table:table-cell>
          <table:table-cell office:value-type="float" office:value="522" table:style-name="ce23">
            <text:p><text:s text:c="3"/>522</text:p>
          </table:table-cell>
          <table:table-cell office:value-type="float" office:value="469" table:style-name="ce23">
            <text:p><text:s text:c="3"/>469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33" table:style-name="ce23">
            <text:p><text:s text:c="3"/>233</text:p>
          </table:table-cell>
          <table:table-cell office:value-type="float" office:value="203" table:style-name="ce23">
            <text:p><text:s text:c="3"/>20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25" table:style-name="ce23">
            <text:p><text:s text:c="3"/>22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685" table:style-name="ce23">
            <text:p><text:s text:c="3"/>685</text:p>
          </table:table-cell>
          <table:table-cell office:value-type="float" office:value="377" table:style-name="ce23">
            <text:p><text:s text:c="3"/>377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1363" table:style-name="ce23">
            <text:p><text:s text:c="2"/>1 36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39" table:style-name="ce23">
            <text:p><text:s text:c="2"/>2 739</text:p>
          </table:table-cell>
          <table:table-cell office:value-type="float" office:value="701" table:style-name="ce23">
            <text:p><text:s text:c="3"/>701</text:p>
          </table:table-cell>
          <table:table-cell office:value-type="float" office:value="294" table:style-name="ce23">
            <text:p><text:s text:c="3"/>294</text:p>
          </table:table-cell>
          <table:table-cell office:value-type="float" office:value="1144" table:style-name="ce23">
            <text:p><text:s text:c="2"/>1 14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91" table:style-name="ce23">
            <text:p><text:s text:c="3"/>2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325" table:style-name="ce23">
            <text:p><text:s text:c="2"/>34 32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34" table:style-name="ce46">
            <text:p><text:s text:c="2"/>1 834</text:p>
          </table:table-cell>
          <table:table-cell office:value-type="float" office:value="888" table:style-name="ce46">
            <text:p><text:s text:c="3"/>888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84" table:style-name="ce46">
            <text:p><text:s text:c="2"/>3 684</text:p>
          </table:table-cell>
          <table:table-cell office:value-type="float" office:value="9064" table:style-name="ce46">
            <text:p><text:s text:c="2"/>9 0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6" table:style-name="ce46">
            <text:p><text:s text:c="3"/>3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7" table:style-name="ce46">
            <text:p><text:s text:c="3"/>9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70" table:style-name="ce46">
            <text:p><text:s text:c="2"/>6 77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050" table:style-name="ce46">
            <text:p><text:s text:c="2"/>24 05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919" table:style-name="ce46">
            <text:p><text:s text:c="3"/>919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937" table:style-name="ce46">
            <text:p><text:s text:c="2"/>19 937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54" table:style-name="ce46">
            <text:p><text:s text:c="2"/>3 4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1" table:style-name="ce46">
            <text:p><text:s text:c="3"/>961</text:p>
          </table:table-cell>
          <table:table-cell office:value-type="float" office:value="705" table:style-name="ce46">
            <text:p><text:s text:c="3"/>705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490" table:style-name="ce46">
            <text:p><text:s text:c="3"/>49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53" table:style-name="ce46">
            <text:p><text:s text:c="3"/>55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279" table:style-name="ce46">
            <text:p><text:s text:c="2"/>1 279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2" table:style-name="ce46">
            <text:p><text:s text:c="2"/>1 2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409" table:style-name="ce46">
            <text:p><text:s text:c="2"/>31 40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611" table:style-name="ce46">
            <text:p><text:s text:c="3"/>611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835" table:style-name="ce46">
            <text:p><text:s text:c="2"/>1 835</text:p>
          </table:table-cell>
          <table:table-cell office:value-type="float" office:value="333" table:style-name="ce46">
            <text:p><text:s text:c="3"/>33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511" table:style-name="ce46">
            <text:p><text:s text:c="3"/>511</text:p>
          </table:table-cell>
          <table:table-cell office:value-type="float" office:value="433" table:style-name="ce46">
            <text:p><text:s text:c="3"/>433</text:p>
          </table:table-cell>
          <table:table-cell office:value-type="float" office:value="1246" table:style-name="ce46">
            <text:p><text:s text:c="2"/>1 246</text:p>
          </table:table-cell>
          <table:table-cell office:value-type="float" office:value="2005" table:style-name="ce46">
            <text:p><text:s text:c="2"/>2 005</text:p>
          </table:table-cell>
          <table:table-cell office:value-type="float" office:value="4270" table:style-name="ce46">
            <text:p><text:s text:c="2"/>4 2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567" table:style-name="ce46">
            <text:p><text:s text:c="3"/>567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1241" table:style-name="ce46">
            <text:p><text:s text:c="2"/>1 241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0" table:style-name="ce46">
            <text:p><text:s text:c="3"/>630</text:p>
          </table:table-cell>
          <table:table-cell office:value-type="float" office:value="427" table:style-name="ce46">
            <text:p><text:s text:c="3"/>427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474" table:style-name="ce46">
            <text:p><text:s text:c="2"/>16 474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754" table:style-name="ce46">
            <text:p><text:s text:c="2"/>3 754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2532" table:style-name="ce46">
            <text:p><text:s text:c="2"/>2 532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496" table:style-name="ce46">
            <text:p><text:s text:c="3"/>496</text:p>
          </table:table-cell>
          <table:table-cell office:value-type="float" office:value="463" table:style-name="ce46">
            <text:p><text:s text:c="3"/>463</text:p>
          </table:table-cell>
          <table:table-cell office:value-type="float" office:value="663" table:style-name="ce46">
            <text:p><text:s text:c="3"/>663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1151" table:style-name="ce46">
            <text:p><text:s text:c="2"/>1 151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303" table:style-name="ce46">
            <text:p><text:s text:c="3"/>303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619" table:style-name="ce46">
            <text:p><text:s text:c="3"/>619</text:p>
          </table:table-cell>
          <table:table-cell office:value-type="float" office:value="808" table:style-name="ce46">
            <text:p><text:s text:c="3"/>808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875" table:style-name="ce46">
            <text:p><text:s text:c="3"/>875</text:p>
          </table:table-cell>
          <table:table-cell office:value-type="float" office:value="1059" table:style-name="ce46">
            <text:p><text:s text:c="2"/>1 059</text:p>
          </table:table-cell>
          <table:table-cell office:value-type="float" office:value="761" table:style-name="ce46">
            <text:p><text:s text:c="3"/>761</text:p>
          </table:table-cell>
          <table:table-cell office:value-type="float" office:value="1014" table:style-name="ce46">
            <text:p><text:s text:c="2"/>1 014</text:p>
          </table:table-cell>
          <table:table-cell office:value-type="float" office:value="320" table:style-name="ce46">
            <text:p><text:s text:c="3"/>320</text:p>
          </table:table-cell>
          <table:table-cell office:value-type="float" office:value="984" table:style-name="ce46">
            <text:p><text:s text:c="3"/>984</text:p>
          </table:table-cell>
          <table:table-cell office:value-type="float" office:value="575" table:style-name="ce46">
            <text:p><text:s text:c="3"/>575</text:p>
          </table:table-cell>
          <table:table-cell office:value-type="float" office:value="764" table:style-name="ce46">
            <text:p><text:s text:c="3"/>764</text:p>
          </table:table-cell>
          <table:table-cell office:value-type="float" office:value="1875" table:style-name="ce46">
            <text:p><text:s text:c="2"/>1 875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432" table:style-name="ce46">
            <text:p><text:s text:c="3"/>43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69" table:style-name="ce46">
            <text:p><text:s text:c="2"/>3 4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2" table:style-name="ce46">
            <text:p><text:s text:c="3"/>492</text:p>
          </table:table-cell>
          <table:table-cell office:value-type="float" office:value="417" table:style-name="ce46">
            <text:p><text:s text:c="3"/>417</text:p>
          </table:table-cell>
          <table:table-cell office:value-type="float" office:value="3241" table:style-name="ce46">
            <text:p><text:s text:c="2"/>3 241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492" table:style-name="ce46">
            <text:p><text:s text:c="2"/>29 49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2674" table:style-name="ce46">
            <text:p><text:s text:c="2"/>2 674</text:p>
          </table:table-cell>
          <table:table-cell office:value-type="float" office:value="472" table:style-name="ce46">
            <text:p><text:s text:c="3"/>472</text:p>
          </table:table-cell>
          <table:table-cell office:value-type="float" office:value="375" table:style-name="ce46">
            <text:p><text:s text:c="3"/>375</text:p>
          </table:table-cell>
          <table:table-cell office:value-type="float" office:value="647" table:style-name="ce46">
            <text:p><text:s text:c="3"/>647</text:p>
          </table:table-cell>
          <table:table-cell office:value-type="float" office:value="3330" table:style-name="ce46">
            <text:p><text:s text:c="2"/>3 330</text:p>
          </table:table-cell>
          <table:table-cell office:value-type="float" office:value="2280" table:style-name="ce46">
            <text:p><text:s text:c="2"/>2 280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5249" table:style-name="ce46">
            <text:p><text:s text:c="2"/>5 249</text:p>
          </table:table-cell>
          <table:table-cell office:value-type="float" office:value="1439" table:style-name="ce46">
            <text:p><text:s text:c="2"/>1 439</text:p>
          </table:table-cell>
          <table:table-cell office:value-type="float" office:value="6504" table:style-name="ce46">
            <text:p><text:s text:c="2"/>6 504</text:p>
          </table:table-cell>
          <table:table-cell office:value-type="float" office:value="1807" table:style-name="ce46">
            <text:p><text:s text:c="2"/>1 807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693" table:style-name="ce46">
            <text:p><text:s text:c="3"/>693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575" table:style-name="ce46">
            <text:p><text:s text:c="3"/>575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1571" table:style-name="ce46">
            <text:p><text:s text:c="2"/>1 571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2249" table:style-name="ce46">
            <text:p><text:s text:c="2"/>2 249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3140" table:style-name="ce46">
            <text:p><text:s text:c="2"/>3 140</text:p>
          </table:table-cell>
          <table:table-cell office:value-type="float" office:value="1163" table:style-name="ce46">
            <text:p><text:s text:c="2"/>1 163</text:p>
          </table:table-cell>
          <table:table-cell office:value-type="float" office:value="818" table:style-name="ce46">
            <text:p><text:s text:c="3"/>818</text:p>
          </table:table-cell>
          <table:table-cell office:value-type="float" office:value="1571" table:style-name="ce46">
            <text:p><text:s text:c="2"/>1 571</text:p>
          </table:table-cell>
          <table:table-cell office:value-type="float" office:value="1573" table:style-name="ce46">
            <text:p><text:s text:c="2"/>1 573</text:p>
          </table:table-cell>
          <table:table-cell office:value-type="float" office:value="1663" table:style-name="ce46">
            <text:p><text:s text:c="2"/>1 663</text:p>
          </table:table-cell>
          <table:table-cell office:value-type="float" office:value="2838" table:style-name="ce46">
            <text:p><text:s text:c="2"/>2 838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1373" table:style-name="ce46">
            <text:p><text:s text:c="2"/>1 373</text:p>
          </table:table-cell>
          <table:table-cell office:value-type="float" office:value="837" table:style-name="ce46">
            <text:p><text:s text:c="3"/>837</text:p>
          </table:table-cell>
          <table:table-cell office:value-type="float" office:value="857" table:style-name="ce46">
            <text:p><text:s text:c="3"/>857</text:p>
          </table:table-cell>
          <table:table-cell office:value-type="float" office:value="1088" table:style-name="ce46">
            <text:p><text:s text:c="2"/>1 088</text:p>
          </table:table-cell>
          <table:table-cell office:value-type="float" office:value="3411" table:style-name="ce46">
            <text:p><text:s text:c="2"/>3 411</text:p>
          </table:table-cell>
          <table:table-cell office:value-type="float" office:value="1082" table:style-name="ce46">
            <text:p><text:s text:c="2"/>1 082</text:p>
          </table:table-cell>
          <table:table-cell office:value-type="float" office:value="514" table:style-name="ce46">
            <text:p><text:s text:c="3"/>514</text:p>
          </table:table-cell>
          <table:table-cell office:value-type="float" office:value="852" table:style-name="ce46">
            <text:p><text:s text:c="3"/>852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748" table:style-name="ce46">
            <text:p><text:s text:c="2"/>1 748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1507" table:style-name="ce46">
            <text:p><text:s text:c="2"/>1 507</text:p>
          </table:table-cell>
          <table:table-cell office:value-type="float" office:value="928" table:style-name="ce46">
            <text:p><text:s text:c="3"/>928</text:p>
          </table:table-cell>
          <table:table-cell office:value-type="float" office:value="20940" table:style-name="ce46">
            <text:p><text:s text:c="2"/>20 940</text:p>
          </table:table-cell>
          <table:table-cell office:value-type="float" office:value="21641" table:style-name="ce46">
            <text:p><text:s text:c="2"/>21 641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2869" table:style-name="ce46">
            <text:p><text:s text:c="2"/>2 869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386" table:style-name="ce46">
            <text:p><text:s text:c="3"/>386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382" table:style-name="ce46">
            <text:p><text:s text:c="3"/>382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8062" table:style-name="ce46">
            <text:p><text:s text:c="2"/>108 06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30" table:style-name="ce23">
            <text:p><text:s text:c="3"/>230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92" table:style-name="ce23">
            <text:p><text:s text:c="3"/>39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126" table:style-name="ce23">
            <text:p><text:s text:c="3"/>126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52" table:style-name="ce23">
            <text:p><text:s text:c="3"/>25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203" table:style-name="ce23">
            <text:p><text:s text:c="3"/>203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578" table:style-name="ce23">
            <text:p><text:s text:c="3"/>578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012" table:style-name="ce23">
            <text:p><text:s text:c="2"/>2 012</text:p>
          </table:table-cell>
          <table:table-cell office:value-type="float" office:value="1130" table:style-name="ce23">
            <text:p><text:s text:c="2"/>1 130</text:p>
          </table:table-cell>
          <table:table-cell office:value-type="float" office:value="667" table:style-name="ce23">
            <text:p><text:s text:c="3"/>667</text:p>
          </table:table-cell>
          <table:table-cell office:value-type="float" office:value="657" table:style-name="ce23">
            <text:p><text:s text:c="3"/>65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751" table:style-name="ce23">
            <text:p><text:s text:c="2"/>1 75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877" table:style-name="ce23">
            <text:p><text:s text:c="2"/>10 87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79" table:style-name="ce47">
            <text:p><text:s text:c="2"/>4 2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008" table:style-name="ce47">
            <text:p><text:s text:c="2"/>1 008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986" table:style-name="ce47">
            <text:p><text:s text:c="3"/>986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35" table:style-name="ce47">
            <text:p><text:s text:c="3"/>73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314" table:style-name="ce47">
            <text:p><text:s text:c="3"/>31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277" table:style-name="ce47">
            <text:p><text:s text:c="3"/>277</text:p>
          </table:table-cell>
          <table:table-cell office:value-type="float" office:value="219" table:style-name="ce47">
            <text:p><text:s text:c="3"/>219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53" table:style-name="ce47">
            <text:p><text:s text:c="3"/>753</text:p>
          </table:table-cell>
          <table:table-cell office:value-type="float" office:value="587" table:style-name="ce47">
            <text:p><text:s text:c="3"/>587</text:p>
          </table:table-cell>
          <table:table-cell office:value-type="float" office:value="1117" table:style-name="ce47">
            <text:p><text:s text:c="2"/>1 1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897" table:style-name="ce47">
            <text:p><text:s text:c="2"/>11 89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105" table:style-name="ce47">
            <text:p><text:s text:c="2"/>1 10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90" table:style-name="ce47">
            <text:p><text:s text:c="3"/>19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190" table:style-name="ce47">
            <text:p><text:s text:c="3"/>190</text:p>
          </table:table-cell>
          <table:table-cell office:value-type="float" office:value="251" table:style-name="ce47">
            <text:p><text:s text:c="3"/>251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26" table:style-name="ce47">
            <text:p><text:s text:c="3"/>326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342" table:style-name="ce47">
            <text:p><text:s text:c="2"/>1 342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2033" table:style-name="ce47">
            <text:p><text:s text:c="2"/>2 033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552" table:style-name="ce47">
            <text:p><text:s text:c="3"/>552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190" table:style-name="ce47">
            <text:p><text:s text:c="3"/>190</text:p>
          </table:table-cell>
          <table:table-cell office:value-type="float" office:value="456" table:style-name="ce47">
            <text:p><text:s text:c="3"/>456</text:p>
          </table:table-cell>
          <table:table-cell office:value-type="float" office:value="2222" table:style-name="ce47">
            <text:p><text:s text:c="2"/>2 222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584" table:style-name="ce47">
            <text:p><text:s text:c="3"/>584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296" table:style-name="ce47">
            <text:p><text:s text:c="3"/>296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963" table:style-name="ce47">
            <text:p><text:s text:c="3"/>963</text:p>
          </table:table-cell>
          <table:table-cell office:value-type="float" office:value="277" table:style-name="ce47">
            <text:p><text:s text:c="3"/>277</text:p>
          </table:table-cell>
          <table:table-cell office:value-type="float" office:value="1425" table:style-name="ce47">
            <text:p><text:s text:c="2"/>1 425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7732" table:style-name="ce47">
            <text:p><text:s text:c="2"/>7 7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103" table:style-name="ce47">
            <text:p><text:s text:c="2"/>24 103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561" table:style-name="ce47">
            <text:p><text:s text:c="3"/>561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967" table:style-name="ce47">
            <text:p><text:s text:c="2"/>1 967</text:p>
          </table:table-cell>
          <table:table-cell office:value-type="float" office:value="2238" table:style-name="ce47">
            <text:p><text:s text:c="2"/>2 238</text:p>
          </table:table-cell>
          <table:table-cell office:value-type="float" office:value="441" table:style-name="ce47">
            <text:p><text:s text:c="3"/>441</text:p>
          </table:table-cell>
          <table:table-cell office:value-type="float" office:value="1819" table:style-name="ce47">
            <text:p><text:s text:c="2"/>1 819</text:p>
          </table:table-cell>
          <table:table-cell office:value-type="float" office:value="1797" table:style-name="ce47">
            <text:p><text:s text:c="2"/>1 797</text:p>
          </table:table-cell>
          <table:table-cell office:value-type="float" office:value="2168" table:style-name="ce47">
            <text:p><text:s text:c="2"/>2 168</text:p>
          </table:table-cell>
          <table:table-cell office:value-type="float" office:value="1692" table:style-name="ce47">
            <text:p><text:s text:c="2"/>1 692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482" table:style-name="ce47">
            <text:p><text:s text:c="3"/>482</text:p>
          </table:table-cell>
          <table:table-cell office:value-type="float" office:value="420" table:style-name="ce47">
            <text:p><text:s text:c="3"/>420</text:p>
          </table:table-cell>
          <table:table-cell office:value-type="float" office:value="762" table:style-name="ce47">
            <text:p><text:s text:c="3"/>762</text:p>
          </table:table-cell>
          <table:table-cell office:value-type="float" office:value="289" table:style-name="ce47">
            <text:p><text:s text:c="3"/>289</text:p>
          </table:table-cell>
          <table:table-cell office:value-type="float" office:value="274" table:style-name="ce47">
            <text:p><text:s text:c="3"/>274</text:p>
          </table:table-cell>
          <table:table-cell office:value-type="float" office:value="399" table:style-name="ce47">
            <text:p><text:s text:c="3"/>399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2092" table:style-name="ce47">
            <text:p><text:s text:c="2"/>2 092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677" table:style-name="ce47">
            <text:p><text:s text:c="3"/>677</text:p>
          </table:table-cell>
          <table:table-cell office:value-type="float" office:value="500" table:style-name="ce47">
            <text:p><text:s text:c="3"/>500</text:p>
          </table:table-cell>
          <table:table-cell office:value-type="float" office:value="700" table:style-name="ce47">
            <text:p><text:s text:c="3"/>700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3401" table:style-name="ce47">
            <text:p><text:s text:c="2"/>3 401</text:p>
          </table:table-cell>
          <table:table-cell office:value-type="float" office:value="543" table:style-name="ce47">
            <text:p><text:s text:c="3"/>543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00" table:style-name="ce47">
            <text:p><text:s text:c="3"/>300</text:p>
          </table:table-cell>
          <table:table-cell office:value-type="float" office:value="288" table:style-name="ce47">
            <text:p><text:s text:c="3"/>288</text:p>
          </table:table-cell>
          <table:table-cell office:value-type="float" office:value="6335" table:style-name="ce47">
            <text:p><text:s text:c="2"/>6 335</text:p>
          </table:table-cell>
          <table:table-cell office:value-type="float" office:value="5979" table:style-name="ce47">
            <text:p><text:s text:c="2"/>5 979</text:p>
          </table:table-cell>
          <table:table-cell office:value-type="float" office:value="2474" table:style-name="ce47">
            <text:p><text:s text:c="2"/>2 474</text:p>
          </table:table-cell>
          <table:table-cell office:value-type="float" office:value="3220" table:style-name="ce47">
            <text:p><text:s text:c="2"/>3 220</text:p>
          </table:table-cell>
          <table:table-cell office:value-type="float" office:value="2081" table:style-name="ce47">
            <text:p><text:s text:c="2"/>2 08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525" table:style-name="ce47">
            <text:p><text:s text:c="2"/>1 525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70" table:style-name="ce47">
            <text:p><text:s text:c="3"/>9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886" table:style-name="ce47">
            <text:p><text:s text:c="2"/>49 88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298" table:style-name="ce47">
            <text:p><text:s text:c="3"/>29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51" table:style-name="ce47">
            <text:p><text:s text:c="3"/>351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33" table:style-name="ce47">
            <text:p><text:s text:c="3"/>333</text:p>
          </table:table-cell>
          <table:table-cell office:value-type="float" office:value="442" table:style-name="ce47">
            <text:p><text:s text:c="3"/>442</text:p>
          </table:table-cell>
          <table:table-cell office:value-type="float" office:value="2750" table:style-name="ce47">
            <text:p><text:s text:c="2"/>2 750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051" table:style-name="ce47">
            <text:p><text:s text:c="2"/>1 05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490" table:style-name="ce47">
            <text:p><text:s text:c="3"/>490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4380" table:style-name="ce47">
            <text:p><text:s text:c="2"/>4 380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353" table:style-name="ce47">
            <text:p><text:s text:c="3"/>353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510" table:style-name="ce47">
            <text:p><text:s text:c="3"/>51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511" table:style-name="ce47">
            <text:p><text:s text:c="2"/>1 511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790" table:style-name="ce47">
            <text:p><text:s text:c="2"/>16 79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300" table:style-name="ce46">
            <text:p><text:s text:c="3"/>300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297" table:style-name="ce46">
            <text:p><text:s text:c="2"/>1 297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1947" table:style-name="ce46">
            <text:p><text:s text:c="2"/>1 947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905" table:style-name="ce46">
            <text:p><text:s text:c="3"/>905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262" table:style-name="ce46">
            <text:p><text:s text:c="3"/>262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996" table:style-name="ce46">
            <text:p><text:s text:c="2"/>1 996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7473" table:style-name="ce46">
            <text:p><text:s text:c="2"/>7 4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059" table:style-name="ce46">
            <text:p><text:s text:c="2"/>20 05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290" table:style-name="ce46">
            <text:p><text:s text:c="3"/>29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6" table:style-name="ce46">
            <text:p><text:s text:c="3"/>72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406" table:style-name="ce46">
            <text:p><text:s text:c="2"/>2 406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712" table:style-name="ce46">
            <text:p><text:s text:c="3"/>71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3" table:style-name="ce46">
            <text:p><text:s text:c="3"/>75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7797" table:style-name="ce46">
            <text:p><text:s text:c="2"/>7 797</text:p>
          </table:table-cell>
          <table:table-cell office:value-type="float" office:value="1562" table:style-name="ce46">
            <text:p><text:s text:c="2"/>1 562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3412" table:style-name="ce46">
            <text:p><text:s text:c="2"/>3 412</text:p>
          </table:table-cell>
          <table:table-cell office:value-type="float" office:value="1960" table:style-name="ce46">
            <text:p><text:s text:c="2"/>1 96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7027" table:style-name="ce46">
            <text:p><text:s text:c="2"/>7 0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618" table:style-name="ce46">
            <text:p><text:s text:c="2"/>28 61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255" table:style-name="ce46">
            <text:p><text:s text:c="2"/>2 255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3187" table:style-name="ce46">
            <text:p><text:s text:c="2"/>3 187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7" table:style-name="ce46">
            <text:p><text:s text:c="2"/>1 337</text:p>
          </table:table-cell>
          <table:table-cell office:value-type="float" office:value="3158" table:style-name="ce46">
            <text:p><text:s text:c="2"/>3 158</text:p>
          </table:table-cell>
          <table:table-cell office:value-type="float" office:value="1747" table:style-name="ce46">
            <text:p><text:s text:c="2"/>1 747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45" table:style-name="ce46">
            <text:p><text:s text:c="2"/>13 345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521" table:style-name="ce46">
            <text:p><text:s text:c="2"/>3 521</text:p>
          </table:table-cell>
          <table:table-cell office:value-type="float" office:value="3785" table:style-name="ce46">
            <text:p><text:s text:c="2"/>3 78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289" table:style-name="ce46">
            <text:p><text:s text:c="2"/>25 2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693" table:style-name="ce46">
            <text:p><text:s text:c="2"/>32 69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490" table:style-name="ce46">
            <text:p><text:s text:c="3"/>49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617" table:style-name="ce46">
            <text:p><text:s text:c="3"/>617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1091" table:style-name="ce46">
            <text:p><text:s text:c="2"/>1 091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529" table:style-name="ce46">
            <text:p><text:s text:c="3"/>529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423" table:style-name="ce46">
            <text:p><text:s text:c="3"/>423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281" table:style-name="ce46">
            <text:p><text:s text:c="3"/>281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353" table:style-name="ce46">
            <text:p><text:s text:c="3"/>353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734" table:style-name="ce46">
            <text:p><text:s text:c="3"/>734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550" table:style-name="ce46">
            <text:p><text:s text:c="3"/>550</text:p>
          </table:table-cell>
          <table:table-cell office:value-type="float" office:value="1730" table:style-name="ce46">
            <text:p><text:s text:c="2"/>1 730</text:p>
          </table:table-cell>
          <table:table-cell office:value-type="float" office:value="1557" table:style-name="ce46">
            <text:p><text:s text:c="2"/>1 557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448" table:style-name="ce46">
            <text:p><text:s text:c="3"/>448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352" table:style-name="ce46">
            <text:p><text:s text:c="3"/>352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1492" table:style-name="ce46">
            <text:p><text:s text:c="2"/>1 492</text:p>
          </table:table-cell>
          <table:table-cell office:value-type="float" office:value="1274" table:style-name="ce46">
            <text:p><text:s text:c="2"/>1 274</text:p>
          </table:table-cell>
          <table:table-cell office:value-type="float" office:value="5716" table:style-name="ce46">
            <text:p><text:s text:c="2"/>5 716</text:p>
          </table:table-cell>
          <table:table-cell office:value-type="float" office:value="915" table:style-name="ce46">
            <text:p><text:s text:c="3"/>915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726" table:style-name="ce46">
            <text:p><text:s text:c="3"/>726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623" table:style-name="ce46">
            <text:p><text:s text:c="3"/>623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354" table:style-name="ce46">
            <text:p><text:s text:c="3"/>354</text:p>
          </table:table-cell>
          <table:table-cell office:value-type="float" office:value="27604" table:style-name="ce46">
            <text:p><text:s text:c="2"/>27 604</text:p>
          </table:table-cell>
          <table:table-cell office:value-type="float" office:value="1230" table:style-name="ce46">
            <text:p><text:s text:c="2"/>1 230</text:p>
          </table:table-cell>
          <table:table-cell office:value-type="float" office:value="10687" table:style-name="ce46">
            <text:p><text:s text:c="2"/>10 687</text:p>
          </table:table-cell>
          <table:table-cell office:value-type="float" office:value="568" table:style-name="ce46">
            <text:p><text:s text:c="3"/>568</text:p>
          </table:table-cell>
          <table:table-cell office:value-type="float" office:value="2264" table:style-name="ce46">
            <text:p><text:s text:c="2"/>2 264</text:p>
          </table:table-cell>
          <table:table-cell office:value-type="float" office:value="427" table:style-name="ce46">
            <text:p><text:s text:c="3"/>427</text:p>
          </table:table-cell>
          <table:table-cell office:value-type="float" office:value="1926" table:style-name="ce46">
            <text:p><text:s text:c="2"/>1 926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1755" table:style-name="ce46">
            <text:p><text:s text:c="2"/>1 755</text:p>
          </table:table-cell>
          <table:table-cell office:value-type="float" office:value="293" table:style-name="ce46">
            <text:p><text:s text:c="3"/>293</text:p>
          </table:table-cell>
          <table:table-cell office:value-type="float" office:value="4598" table:style-name="ce46">
            <text:p><text:s text:c="2"/>4 598</text:p>
          </table:table-cell>
          <table:table-cell office:value-type="float" office:value="919" table:style-name="ce46">
            <text:p><text:s text:c="3"/>919</text:p>
          </table:table-cell>
          <table:table-cell office:value-type="float" office:value="1117" table:style-name="ce46">
            <text:p><text:s text:c="2"/>1 117</text:p>
          </table:table-cell>
          <table:table-cell office:value-type="float" office:value="383" table:style-name="ce46">
            <text:p><text:s text:c="3"/>383</text:p>
          </table:table-cell>
          <table:table-cell office:value-type="float" office:value="973" table:style-name="ce46">
            <text:p><text:s text:c="3"/>973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1837" table:style-name="ce46">
            <text:p><text:s text:c="2"/>1 8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402" table:style-name="ce46">
            <text:p><text:s text:c="2"/>82 40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96" table:style-name="ce47">
            <text:p><text:s text:c="3"/>496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52" table:style-name="ce47">
            <text:p><text:s text:c="3"/>252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63" table:style-name="ce47">
            <text:p><text:s text:c="3"/>263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804" table:style-name="ce47">
            <text:p><text:s text:c="3"/>804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646" table:style-name="ce47">
            <text:p><text:s text:c="3"/>646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414" table:style-name="ce47">
            <text:p><text:s text:c="3"/>414</text:p>
          </table:table-cell>
          <table:table-cell office:value-type="float" office:value="365" table:style-name="ce47">
            <text:p><text:s text:c="3"/>365</text:p>
          </table:table-cell>
          <table:table-cell office:value-type="float" office:value="4783" table:style-name="ce47">
            <text:p><text:s text:c="2"/>4 783</text:p>
          </table:table-cell>
          <table:table-cell office:value-type="float" office:value="648" table:style-name="ce47">
            <text:p><text:s text:c="3"/>64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14" table:style-name="ce47">
            <text:p><text:s text:c="3"/>614</text:p>
          </table:table-cell>
          <table:table-cell office:value-type="float" office:value="697" table:style-name="ce47">
            <text:p><text:s text:c="3"/>697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580" table:style-name="ce47">
            <text:p><text:s text:c="3"/>580</text:p>
          </table:table-cell>
          <table:table-cell office:value-type="float" office:value="725" table:style-name="ce47">
            <text:p><text:s text:c="3"/>725</text:p>
          </table:table-cell>
          <table:table-cell office:value-type="float" office:value="2580" table:style-name="ce47">
            <text:p><text:s text:c="2"/>2 580</text:p>
          </table:table-cell>
          <table:table-cell office:value-type="float" office:value="4578" table:style-name="ce47">
            <text:p><text:s text:c="2"/>4 578</text:p>
          </table:table-cell>
          <table:table-cell office:value-type="float" office:value="11458" table:style-name="ce47">
            <text:p><text:s text:c="2"/>11 458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1473" table:style-name="ce47">
            <text:p><text:s text:c="2"/>1 473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2182" table:style-name="ce47">
            <text:p><text:s text:c="2"/>2 182</text:p>
          </table:table-cell>
          <table:table-cell office:value-type="float" office:value="263" table:style-name="ce47">
            <text:p><text:s text:c="3"/>263</text:p>
          </table:table-cell>
          <table:table-cell office:value-type="float" office:value="679" table:style-name="ce47">
            <text:p><text:s text:c="3"/>679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7721" table:style-name="ce47">
            <text:p><text:s text:c="2"/>7 721</text:p>
          </table:table-cell>
          <table:table-cell office:value-type="float" office:value="1003" table:style-name="ce47">
            <text:p><text:s text:c="2"/>1 003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1540" table:style-name="ce47">
            <text:p><text:s text:c="2"/>1 5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024" table:style-name="ce47">
            <text:p><text:s text:c="2"/>1 0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157" table:style-name="ce47">
            <text:p><text:s text:c="2"/>49 15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4030" table:style-name="ce47">
            <text:p><text:s text:c="2"/>4 030</text:p>
          </table:table-cell>
          <table:table-cell office:value-type="float" office:value="1562" table:style-name="ce47">
            <text:p><text:s text:c="2"/>1 562</text:p>
          </table:table-cell>
          <table:table-cell office:value-type="float" office:value="340" table:style-name="ce47">
            <text:p><text:s text:c="3"/>340</text:p>
          </table:table-cell>
          <table:table-cell office:value-type="float" office:value="577" table:style-name="ce47">
            <text:p><text:s text:c="3"/>577</text:p>
          </table:table-cell>
          <table:table-cell office:value-type="float" office:value="3426" table:style-name="ce47">
            <text:p><text:s text:c="2"/>3 426</text:p>
          </table:table-cell>
          <table:table-cell office:value-type="float" office:value="2162" table:style-name="ce47">
            <text:p><text:s text:c="2"/>2 162</text:p>
          </table:table-cell>
          <table:table-cell office:value-type="float" office:value="339" table:style-name="ce47">
            <text:p><text:s text:c="3"/>339</text:p>
          </table:table-cell>
          <table:table-cell office:value-type="float" office:value="4004" table:style-name="ce47">
            <text:p><text:s text:c="2"/>4 004</text:p>
          </table:table-cell>
          <table:table-cell office:value-type="float" office:value="1707" table:style-name="ce47">
            <text:p><text:s text:c="2"/>1 707</text:p>
          </table:table-cell>
          <table:table-cell office:value-type="float" office:value="3626" table:style-name="ce47">
            <text:p><text:s text:c="2"/>3 626</text:p>
          </table:table-cell>
          <table:table-cell office:value-type="float" office:value="1298" table:style-name="ce47">
            <text:p><text:s text:c="2"/>1 298</text:p>
          </table:table-cell>
          <table:table-cell office:value-type="float" office:value="309" table:style-name="ce47">
            <text:p><text:s text:c="3"/>309</text:p>
          </table:table-cell>
          <table:table-cell office:value-type="float" office:value="851" table:style-name="ce47">
            <text:p><text:s text:c="3"/>851</text:p>
          </table:table-cell>
          <table:table-cell office:value-type="float" office:value="961" table:style-name="ce47">
            <text:p><text:s text:c="3"/>961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456" table:style-name="ce47">
            <text:p><text:s text:c="3"/>456</text:p>
          </table:table-cell>
          <table:table-cell office:value-type="float" office:value="1717" table:style-name="ce47">
            <text:p><text:s text:c="2"/>1 717</text:p>
          </table:table-cell>
          <table:table-cell office:value-type="float" office:value="392" table:style-name="ce47">
            <text:p><text:s text:c="3"/>392</text:p>
          </table:table-cell>
          <table:table-cell office:value-type="float" office:value="2541" table:style-name="ce47">
            <text:p><text:s text:c="2"/>2 541</text:p>
          </table:table-cell>
          <table:table-cell office:value-type="float" office:value="682" table:style-name="ce47">
            <text:p><text:s text:c="3"/>682</text:p>
          </table:table-cell>
          <table:table-cell office:value-type="float" office:value="2957" table:style-name="ce47">
            <text:p><text:s text:c="2"/>2 957</text:p>
          </table:table-cell>
          <table:table-cell office:value-type="float" office:value="1138" table:style-name="ce47">
            <text:p><text:s text:c="2"/>1 138</text:p>
          </table:table-cell>
          <table:table-cell office:value-type="float" office:value="619" table:style-name="ce47">
            <text:p><text:s text:c="3"/>619</text:p>
          </table:table-cell>
          <table:table-cell office:value-type="float" office:value="780" table:style-name="ce47">
            <text:p><text:s text:c="3"/>780</text:p>
          </table:table-cell>
          <table:table-cell office:value-type="float" office:value="1666" table:style-name="ce47">
            <text:p><text:s text:c="2"/>1 666</text:p>
          </table:table-cell>
          <table:table-cell office:value-type="float" office:value="1890" table:style-name="ce47">
            <text:p><text:s text:c="2"/>1 890</text:p>
          </table:table-cell>
          <table:table-cell office:value-type="float" office:value="2802" table:style-name="ce47">
            <text:p><text:s text:c="2"/>2 802</text:p>
          </table:table-cell>
          <table:table-cell office:value-type="float" office:value="986" table:style-name="ce47">
            <text:p><text:s text:c="3"/>986</text:p>
          </table:table-cell>
          <table:table-cell office:value-type="float" office:value="1603" table:style-name="ce47">
            <text:p><text:s text:c="2"/>1 603</text:p>
          </table:table-cell>
          <table:table-cell office:value-type="float" office:value="1335" table:style-name="ce47">
            <text:p><text:s text:c="2"/>1 335</text:p>
          </table:table-cell>
          <table:table-cell office:value-type="float" office:value="1418" table:style-name="ce47">
            <text:p><text:s text:c="2"/>1 418</text:p>
          </table:table-cell>
          <table:table-cell office:value-type="float" office:value="2231" table:style-name="ce47">
            <text:p><text:s text:c="2"/>2 231</text:p>
          </table:table-cell>
          <table:table-cell office:value-type="float" office:value="3410" table:style-name="ce47">
            <text:p><text:s text:c="2"/>3 410</text:p>
          </table:table-cell>
          <table:table-cell office:value-type="float" office:value="1496" table:style-name="ce47">
            <text:p><text:s text:c="2"/>1 496</text:p>
          </table:table-cell>
          <table:table-cell office:value-type="float" office:value="876" table:style-name="ce47">
            <text:p><text:s text:c="3"/>876</text:p>
          </table:table-cell>
          <table:table-cell office:value-type="float" office:value="888" table:style-name="ce47">
            <text:p><text:s text:c="3"/>888</text:p>
          </table:table-cell>
          <table:table-cell office:value-type="float" office:value="507" table:style-name="ce47">
            <text:p><text:s text:c="3"/>507</text:p>
          </table:table-cell>
          <table:table-cell office:value-type="float" office:value="4523" table:style-name="ce47">
            <text:p><text:s text:c="2"/>4 523</text:p>
          </table:table-cell>
          <table:table-cell office:value-type="float" office:value="901" table:style-name="ce47">
            <text:p><text:s text:c="3"/>901</text:p>
          </table:table-cell>
          <table:table-cell office:value-type="float" office:value="8577" table:style-name="ce47">
            <text:p><text:s text:c="2"/>8 577</text:p>
          </table:table-cell>
          <table:table-cell office:value-type="float" office:value="2454" table:style-name="ce47">
            <text:p><text:s text:c="2"/>2 454</text:p>
          </table:table-cell>
          <table:table-cell office:value-type="float" office:value="17743" table:style-name="ce47">
            <text:p><text:s text:c="2"/>17 743</text:p>
          </table:table-cell>
          <table:table-cell office:value-type="float" office:value="6651" table:style-name="ce47">
            <text:p><text:s text:c="2"/>6 651</text:p>
          </table:table-cell>
          <table:table-cell office:value-type="float" office:value="380" table:style-name="ce47">
            <text:p><text:s text:c="3"/>380</text:p>
          </table:table-cell>
          <table:table-cell office:value-type="float" office:value="1013" table:style-name="ce47">
            <text:p><text:s text:c="2"/>1 013</text:p>
          </table:table-cell>
          <table:table-cell office:value-type="float" office:value="2387" table:style-name="ce47">
            <text:p><text:s text:c="2"/>2 387</text:p>
          </table:table-cell>
          <table:table-cell office:value-type="float" office:value="417" table:style-name="ce47">
            <text:p><text:s text:c="3"/>417</text:p>
          </table:table-cell>
          <table:table-cell office:value-type="float" office:value="2132" table:style-name="ce47">
            <text:p><text:s text:c="2"/>2 132</text:p>
          </table:table-cell>
          <table:table-cell office:value-type="float" office:value="546" table:style-name="ce47">
            <text:p><text:s text:c="3"/>546</text:p>
          </table:table-cell>
          <table:table-cell office:value-type="float" office:value="737" table:style-name="ce47">
            <text:p><text:s text:c="3"/>737</text:p>
          </table:table-cell>
          <table:table-cell office:value-type="float" office:value="5124" table:style-name="ce47">
            <text:p><text:s text:c="2"/>5 124</text:p>
          </table:table-cell>
          <table:table-cell office:value-type="float" office:value="1567" table:style-name="ce47">
            <text:p><text:s text:c="2"/>1 567</text:p>
          </table:table-cell>
          <table:table-cell office:value-type="float" office:value="51705" table:style-name="ce47">
            <text:p><text:s text:c="2"/>51 705</text:p>
          </table:table-cell>
          <table:table-cell office:value-type="float" office:value="16372" table:style-name="ce47">
            <text:p><text:s text:c="2"/>16 372</text:p>
          </table:table-cell>
          <table:table-cell office:value-type="float" office:value="2991" table:style-name="ce47">
            <text:p><text:s text:c="2"/>2 991</text:p>
          </table:table-cell>
          <table:table-cell office:value-type="float" office:value="1235" table:style-name="ce47">
            <text:p><text:s text:c="2"/>1 235</text:p>
          </table:table-cell>
          <table:table-cell office:value-type="float" office:value="571" table:style-name="ce47">
            <text:p><text:s text:c="3"/>571</text:p>
          </table:table-cell>
          <table:table-cell office:value-type="float" office:value="962" table:style-name="ce47">
            <text:p><text:s text:c="3"/>962</text:p>
          </table:table-cell>
          <table:table-cell office:value-type="float" office:value="3158" table:style-name="ce47">
            <text:p><text:s text:c="2"/>3 158</text:p>
          </table:table-cell>
          <table:table-cell office:value-type="float" office:value="670" table:style-name="ce47">
            <text:p><text:s text:c="3"/>670</text:p>
          </table:table-cell>
          <table:table-cell office:value-type="float" office:value="38333" table:style-name="ce47">
            <text:p><text:s text:c="2"/>38 333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940" table:style-name="ce47">
            <text:p><text:s text:c="3"/>940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3151" table:style-name="ce47">
            <text:p><text:s text:c="2"/>3 151</text:p>
          </table:table-cell>
          <table:table-cell office:value-type="float" office:value="583" table:style-name="ce47">
            <text:p><text:s text:c="3"/>583</text:p>
          </table:table-cell>
          <table:table-cell office:value-type="float" office:value="1959" table:style-name="ce47">
            <text:p><text:s text:c="2"/>1 9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6533" table:style-name="ce47">
            <text:p><text:s text:c="2"/>236 53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313" table:style-name="ce47">
            <text:p><text:s text:c="3"/>313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182" table:style-name="ce47">
            <text:p><text:s text:c="3"/>182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90" table:style-name="ce47">
            <text:p><text:s text:c="3"/>190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705" table:style-name="ce47">
            <text:p><text:s text:c="3"/>705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1275" table:style-name="ce47">
            <text:p><text:s text:c="2"/>1 275</text:p>
          </table:table-cell>
          <table:table-cell office:value-type="float" office:value="3437" table:style-name="ce47">
            <text:p><text:s text:c="2"/>3 437</text:p>
          </table:table-cell>
          <table:table-cell office:value-type="float" office:value="25149" table:style-name="ce47">
            <text:p><text:s text:c="2"/>25 149</text:p>
          </table:table-cell>
          <table:table-cell office:value-type="float" office:value="964" table:style-name="ce47">
            <text:p><text:s text:c="3"/>964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1843" table:style-name="ce47">
            <text:p><text:s text:c="2"/>1 843</text:p>
          </table:table-cell>
          <table:table-cell office:value-type="float" office:value="882" table:style-name="ce47">
            <text:p><text:s text:c="3"/>882</text:p>
          </table:table-cell>
          <table:table-cell office:value-type="float" office:value="3785" table:style-name="ce47">
            <text:p><text:s text:c="2"/>3 785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442" table:style-name="ce47">
            <text:p><text:s text:c="3"/>442</text:p>
          </table:table-cell>
          <table:table-cell office:value-type="float" office:value="2534" table:style-name="ce47">
            <text:p><text:s text:c="2"/>2 534</text:p>
          </table:table-cell>
          <table:table-cell office:value-type="float" office:value="1054" table:style-name="ce47">
            <text:p><text:s text:c="2"/>1 054</text:p>
          </table:table-cell>
          <table:table-cell office:value-type="float" office:value="5960" table:style-name="ce47">
            <text:p><text:s text:c="2"/>5 960</text:p>
          </table:table-cell>
          <table:table-cell office:value-type="float" office:value="1583" table:style-name="ce47">
            <text:p><text:s text:c="2"/>1 583</text:p>
          </table:table-cell>
          <table:table-cell office:value-type="float" office:value="3279" table:style-name="ce47">
            <text:p><text:s text:c="2"/>3 279</text:p>
          </table:table-cell>
          <table:table-cell office:value-type="float" office:value="766" table:style-name="ce47">
            <text:p><text:s text:c="3"/>766</text:p>
          </table:table-cell>
          <table:table-cell office:value-type="float" office:value="738" table:style-name="ce47">
            <text:p><text:s text:c="3"/>738</text:p>
          </table:table-cell>
          <table:table-cell office:value-type="float" office:value="876" table:style-name="ce47">
            <text:p><text:s text:c="3"/>876</text:p>
          </table:table-cell>
          <table:table-cell office:value-type="float" office:value="2432" table:style-name="ce47">
            <text:p><text:s text:c="2"/>2 432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1973" table:style-name="ce47">
            <text:p><text:s text:c="2"/>1 973</text:p>
          </table:table-cell>
          <table:table-cell office:value-type="float" office:value="502" table:style-name="ce47">
            <text:p><text:s text:c="3"/>502</text:p>
          </table:table-cell>
          <table:table-cell office:value-type="float" office:value="2946" table:style-name="ce47">
            <text:p><text:s text:c="2"/>2 946</text:p>
          </table:table-cell>
          <table:table-cell office:value-type="float" office:value="324" table:style-name="ce47">
            <text:p><text:s text:c="3"/>324</text:p>
          </table:table-cell>
          <table:table-cell office:value-type="float" office:value="1296" table:style-name="ce47">
            <text:p><text:s text:c="2"/>1 296</text:p>
          </table:table-cell>
          <table:table-cell office:value-type="float" office:value="2810" table:style-name="ce47">
            <text:p><text:s text:c="2"/>2 810</text:p>
          </table:table-cell>
          <table:table-cell office:value-type="float" office:value="2241" table:style-name="ce47">
            <text:p><text:s text:c="2"/>2 2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472" table:style-name="ce47">
            <text:p><text:s text:c="2"/>75 472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446" table:style-name="ce47">
            <text:p><text:s text:c="3"/>446</text:p>
          </table:table-cell>
          <table:table-cell office:value-type="float" office:value="4847" table:style-name="ce47">
            <text:p><text:s text:c="2"/>4 847</text:p>
          </table:table-cell>
          <table:table-cell office:value-type="float" office:value="925" table:style-name="ce47">
            <text:p><text:s text:c="3"/>925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3050" table:style-name="ce47">
            <text:p><text:s text:c="2"/>3 050</text:p>
          </table:table-cell>
          <table:table-cell office:value-type="float" office:value="844" table:style-name="ce47">
            <text:p><text:s text:c="3"/>844</text:p>
          </table:table-cell>
          <table:table-cell office:value-type="float" office:value="4618" table:style-name="ce47">
            <text:p><text:s text:c="2"/>4 618</text:p>
          </table:table-cell>
          <table:table-cell office:value-type="float" office:value="1196" table:style-name="ce47">
            <text:p><text:s text:c="2"/>1 196</text:p>
          </table:table-cell>
          <table:table-cell office:value-type="float" office:value="651" table:style-name="ce47">
            <text:p><text:s text:c="3"/>651</text:p>
          </table:table-cell>
          <table:table-cell office:value-type="float" office:value="295" table:style-name="ce47">
            <text:p><text:s text:c="3"/>295</text:p>
          </table:table-cell>
          <table:table-cell office:value-type="float" office:value="190" table:style-name="ce47">
            <text:p><text:s text:c="3"/>190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1107" table:style-name="ce47">
            <text:p><text:s text:c="2"/>1 107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3943" table:style-name="ce47">
            <text:p><text:s text:c="2"/>3 943</text:p>
          </table:table-cell>
          <table:table-cell office:value-type="float" office:value="275" table:style-name="ce47">
            <text:p><text:s text:c="3"/>275</text:p>
          </table:table-cell>
          <table:table-cell office:value-type="float" office:value="2664" table:style-name="ce47">
            <text:p><text:s text:c="2"/>2 664</text:p>
          </table:table-cell>
          <table:table-cell office:value-type="float" office:value="2641" table:style-name="ce47">
            <text:p><text:s text:c="2"/>2 641</text:p>
          </table:table-cell>
          <table:table-cell office:value-type="float" office:value="764" table:style-name="ce47">
            <text:p><text:s text:c="3"/>764</text:p>
          </table:table-cell>
          <table:table-cell office:value-type="float" office:value="2964" table:style-name="ce47">
            <text:p><text:s text:c="2"/>2 964</text:p>
          </table:table-cell>
          <table:table-cell office:value-type="float" office:value="1093" table:style-name="ce47">
            <text:p><text:s text:c="2"/>1 093</text:p>
          </table:table-cell>
          <table:table-cell office:value-type="float" office:value="1475" table:style-name="ce47">
            <text:p><text:s text:c="2"/>1 475</text:p>
          </table:table-cell>
          <table:table-cell office:value-type="float" office:value="1229" table:style-name="ce47">
            <text:p><text:s text:c="2"/>1 229</text:p>
          </table:table-cell>
          <table:table-cell office:value-type="float" office:value="458" table:style-name="ce47">
            <text:p><text:s text:c="3"/>458</text:p>
          </table:table-cell>
          <table:table-cell office:value-type="float" office:value="639" table:style-name="ce47">
            <text:p><text:s text:c="3"/>639</text:p>
          </table:table-cell>
          <table:table-cell office:value-type="float" office:value="2036" table:style-name="ce47">
            <text:p><text:s text:c="2"/>2 036</text:p>
          </table:table-cell>
          <table:table-cell office:value-type="float" office:value="2192" table:style-name="ce47">
            <text:p><text:s text:c="2"/>2 192</text:p>
          </table:table-cell>
          <table:table-cell office:value-type="float" office:value="1232" table:style-name="ce47">
            <text:p><text:s text:c="2"/>1 232</text:p>
          </table:table-cell>
          <table:table-cell office:value-type="float" office:value="2278" table:style-name="ce47">
            <text:p><text:s text:c="2"/>2 278</text:p>
          </table:table-cell>
          <table:table-cell office:value-type="float" office:value="916" table:style-name="ce47">
            <text:p><text:s text:c="3"/>916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372" table:style-name="ce47">
            <text:p><text:s text:c="3"/>372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525" table:style-name="ce47">
            <text:p><text:s text:c="3"/>525</text:p>
          </table:table-cell>
          <table:table-cell office:value-type="float" office:value="909" table:style-name="ce47">
            <text:p><text:s text:c="3"/>909</text:p>
          </table:table-cell>
          <table:table-cell office:value-type="float" office:value="3901" table:style-name="ce47">
            <text:p><text:s text:c="2"/>3 901</text:p>
          </table:table-cell>
          <table:table-cell office:value-type="float" office:value="4839" table:style-name="ce47">
            <text:p><text:s text:c="2"/>4 839</text:p>
          </table:table-cell>
          <table:table-cell office:value-type="float" office:value="14132" table:style-name="ce47">
            <text:p><text:s text:c="2"/>14 132</text:p>
          </table:table-cell>
          <table:table-cell office:value-type="float" office:value="1643" table:style-name="ce47">
            <text:p><text:s text:c="2"/>1 643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384" table:style-name="ce47">
            <text:p><text:s text:c="3"/>384</text:p>
          </table:table-cell>
          <table:table-cell office:value-type="float" office:value="1167" table:style-name="ce47">
            <text:p><text:s text:c="2"/>1 167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548" table:style-name="ce47">
            <text:p><text:s text:c="3"/>548</text:p>
          </table:table-cell>
          <table:table-cell office:value-type="float" office:value="495" table:style-name="ce47">
            <text:p><text:s text:c="3"/>495</text:p>
          </table:table-cell>
          <table:table-cell office:value-type="float" office:value="1678" table:style-name="ce47">
            <text:p><text:s text:c="2"/>1 678</text:p>
          </table:table-cell>
          <table:table-cell office:value-type="float" office:value="2491" table:style-name="ce47">
            <text:p><text:s text:c="2"/>2 491</text:p>
          </table:table-cell>
          <table:table-cell office:value-type="float" office:value="1745" table:style-name="ce47">
            <text:p><text:s text:c="2"/>1 745</text:p>
          </table:table-cell>
          <table:table-cell office:value-type="float" office:value="13374" table:style-name="ce47">
            <text:p><text:s text:c="2"/>13 374</text:p>
          </table:table-cell>
          <table:table-cell office:value-type="float" office:value="1279" table:style-name="ce47">
            <text:p><text:s text:c="2"/>1 279</text:p>
          </table:table-cell>
          <table:table-cell office:value-type="float" office:value="10006" table:style-name="ce47">
            <text:p><text:s text:c="2"/>10 006</text:p>
          </table:table-cell>
          <table:table-cell office:value-type="float" office:value="3461" table:style-name="ce47">
            <text:p><text:s text:c="2"/>3 461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627" table:style-name="ce47">
            <text:p><text:s text:c="3"/>627</text:p>
          </table:table-cell>
          <table:table-cell office:value-type="float" office:value="2646" table:style-name="ce47">
            <text:p><text:s text:c="2"/>2 646</text:p>
          </table:table-cell>
          <table:table-cell office:value-type="float" office:value="818" table:style-name="ce47">
            <text:p><text:s text:c="3"/>818</text:p>
          </table:table-cell>
          <table:table-cell office:value-type="float" office:value="3074" table:style-name="ce47">
            <text:p><text:s text:c="2"/>3 074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1200" table:style-name="ce47">
            <text:p><text:s text:c="2"/>1 200</text:p>
          </table:table-cell>
          <table:table-cell office:value-type="float" office:value="246" table:style-name="ce47">
            <text:p><text:s text:c="3"/>246</text:p>
          </table:table-cell>
          <table:table-cell office:value-type="float" office:value="1076" table:style-name="ce47">
            <text:p><text:s text:c="2"/>1 076</text:p>
          </table:table-cell>
          <table:table-cell office:value-type="float" office:value="687" table:style-name="ce47">
            <text:p><text:s text:c="3"/>687</text:p>
          </table:table-cell>
          <table:table-cell office:value-type="float" office:value="2641" table:style-name="ce47">
            <text:p><text:s text:c="2"/>2 6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2644" table:style-name="ce47">
            <text:p><text:s text:c="2"/>122 64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6" table:style-name="ce46">
            <text:p><text:s text:c="3"/>8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32" table:style-name="ce46">
            <text:p><text:s text:c="2"/>2 43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529" table:style-name="ce46">
            <text:p><text:s text:c="3"/>529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2301" table:style-name="ce46">
            <text:p><text:s text:c="2"/>2 301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1082" table:style-name="ce46">
            <text:p><text:s text:c="2"/>1 082</text:p>
          </table:table-cell>
          <table:table-cell office:value-type="float" office:value="404" table:style-name="ce46">
            <text:p><text:s text:c="3"/>404</text:p>
          </table:table-cell>
          <table:table-cell office:value-type="float" office:value="949" table:style-name="ce46">
            <text:p><text:s text:c="3"/>949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803" table:style-name="ce46">
            <text:p><text:s text:c="3"/>803</text:p>
          </table:table-cell>
          <table:table-cell office:value-type="float" office:value="634" table:style-name="ce46">
            <text:p><text:s text:c="3"/>634</text:p>
          </table:table-cell>
          <table:table-cell office:value-type="float" office:value="418" table:style-name="ce46">
            <text:p><text:s text:c="3"/>418</text:p>
          </table:table-cell>
          <table:table-cell office:value-type="float" office:value="951" table:style-name="ce46">
            <text:p><text:s text:c="3"/>951</text:p>
          </table:table-cell>
          <table:table-cell office:value-type="float" office:value="949" table:style-name="ce46">
            <text:p><text:s text:c="3"/>949</text:p>
          </table:table-cell>
          <table:table-cell office:value-type="float" office:value="671" table:style-name="ce46">
            <text:p><text:s text:c="3"/>671</text:p>
          </table:table-cell>
          <table:table-cell office:value-type="float" office:value="446" table:style-name="ce46">
            <text:p><text:s text:c="3"/>446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509" table:style-name="ce46">
            <text:p><text:s text:c="3"/>509</text:p>
          </table:table-cell>
          <table:table-cell office:value-type="float" office:value="747" table:style-name="ce46">
            <text:p><text:s text:c="3"/>747</text:p>
          </table:table-cell>
          <table:table-cell office:value-type="float" office:value="450" table:style-name="ce46">
            <text:p><text:s text:c="3"/>450</text:p>
          </table:table-cell>
          <table:table-cell office:value-type="float" office:value="1835" table:style-name="ce46">
            <text:p><text:s text:c="2"/>1 835</text:p>
          </table:table-cell>
          <table:table-cell office:value-type="float" office:value="2573" table:style-name="ce46">
            <text:p><text:s text:c="2"/>2 573</text:p>
          </table:table-cell>
          <table:table-cell office:value-type="float" office:value="934" table:style-name="ce46">
            <text:p><text:s text:c="3"/>934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2982" table:style-name="ce46">
            <text:p><text:s text:c="2"/>2 982</text:p>
          </table:table-cell>
          <table:table-cell office:value-type="float" office:value="543" table:style-name="ce46">
            <text:p><text:s text:c="3"/>543</text:p>
          </table:table-cell>
          <table:table-cell office:value-type="float" office:value="5605" table:style-name="ce46">
            <text:p><text:s text:c="2"/>5 605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1397" table:style-name="ce46">
            <text:p><text:s text:c="2"/>1 397</text:p>
          </table:table-cell>
          <table:table-cell office:value-type="float" office:value="527" table:style-name="ce46">
            <text:p><text:s text:c="3"/>527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37" table:style-name="ce46">
            <text:p><text:s text:c="2"/>4 53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975" table:style-name="ce46">
            <text:p><text:s text:c="3"/>975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23" table:style-name="ce46">
            <text:p><text:s text:c="2"/>3 3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50" table:style-name="ce46">
            <text:p><text:s text:c="2"/>4 750</text:p>
          </table:table-cell>
          <table:table-cell office:value-type="float" office:value="1245" table:style-name="ce46">
            <text:p><text:s text:c="2"/>1 245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1264" table:style-name="ce46">
            <text:p><text:s text:c="2"/>1 2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436" table:style-name="ce46">
            <text:p><text:s text:c="2"/>48 436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40" table:style-name="ce46">
            <text:p><text:s text:c="3"/>340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364" table:style-name="ce46">
            <text:p><text:s text:c="3"/>36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28" table:style-name="ce46">
            <text:p><text:s text:c="2"/>1 728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2581" table:style-name="ce46">
            <text:p><text:s text:c="2"/>2 581</text:p>
          </table:table-cell>
          <table:table-cell office:value-type="float" office:value="4458" table:style-name="ce46">
            <text:p><text:s text:c="2"/>4 458</text:p>
          </table:table-cell>
          <table:table-cell office:value-type="float" office:value="392" table:style-name="ce46">
            <text:p><text:s text:c="3"/>392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760" table:style-name="ce46">
            <text:p><text:s text:c="3"/>76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475" table:style-name="ce46">
            <text:p><text:s text:c="3"/>475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442" table:style-name="ce46">
            <text:p><text:s text:c="3"/>442</text:p>
          </table:table-cell>
          <table:table-cell office:value-type="float" office:value="1046" table:style-name="ce46">
            <text:p><text:s text:c="2"/>1 046</text:p>
          </table:table-cell>
          <table:table-cell office:value-type="float" office:value="1644" table:style-name="ce46">
            <text:p><text:s text:c="2"/>1 644</text:p>
          </table:table-cell>
          <table:table-cell office:value-type="float" office:value="472" table:style-name="ce46">
            <text:p><text:s text:c="3"/>472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56" table:style-name="ce46">
            <text:p><text:s text:c="3"/>456</text:p>
          </table:table-cell>
          <table:table-cell office:value-type="float" office:value="1291" table:style-name="ce46">
            <text:p><text:s text:c="2"/>1 291</text:p>
          </table:table-cell>
          <table:table-cell office:value-type="float" office:value="670" table:style-name="ce46">
            <text:p><text:s text:c="3"/>670</text:p>
          </table:table-cell>
          <table:table-cell office:value-type="float" office:value="472" table:style-name="ce46">
            <text:p><text:s text:c="3"/>472</text:p>
          </table:table-cell>
          <table:table-cell office:value-type="float" office:value="4721" table:style-name="ce46">
            <text:p><text:s text:c="2"/>4 721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363" table:style-name="ce46">
            <text:p><text:s text:c="3"/>363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2044" table:style-name="ce46">
            <text:p><text:s text:c="2"/>2 044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1958" table:style-name="ce46">
            <text:p><text:s text:c="2"/>1 958</text:p>
          </table:table-cell>
          <table:table-cell office:value-type="float" office:value="2871" table:style-name="ce46">
            <text:p><text:s text:c="2"/>2 871</text:p>
          </table:table-cell>
          <table:table-cell office:value-type="float" office:value="13087" table:style-name="ce46">
            <text:p><text:s text:c="2"/>13 087</text:p>
          </table:table-cell>
          <table:table-cell office:value-type="float" office:value="563" table:style-name="ce46">
            <text:p><text:s text:c="3"/>563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858" table:style-name="ce46">
            <text:p><text:s text:c="3"/>858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644" table:style-name="ce46">
            <text:p><text:s text:c="3"/>644</text:p>
          </table:table-cell>
          <table:table-cell office:value-type="float" office:value="1231" table:style-name="ce46">
            <text:p><text:s text:c="2"/>1 231</text:p>
          </table:table-cell>
          <table:table-cell office:value-type="float" office:value="1845" table:style-name="ce46">
            <text:p><text:s text:c="2"/>1 845</text:p>
          </table:table-cell>
          <table:table-cell office:value-type="float" office:value="4234" table:style-name="ce46">
            <text:p><text:s text:c="2"/>4 234</text:p>
          </table:table-cell>
          <table:table-cell office:value-type="float" office:value="1436" table:style-name="ce46">
            <text:p><text:s text:c="2"/>1 436</text:p>
          </table:table-cell>
          <table:table-cell office:value-type="float" office:value="11431" table:style-name="ce46">
            <text:p><text:s text:c="2"/>11 431</text:p>
          </table:table-cell>
          <table:table-cell office:value-type="float" office:value="709" table:style-name="ce46">
            <text:p><text:s text:c="3"/>709</text:p>
          </table:table-cell>
          <table:table-cell office:value-type="float" office:value="3351" table:style-name="ce46">
            <text:p><text:s text:c="2"/>3 351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1366" table:style-name="ce46">
            <text:p><text:s text:c="2"/>1 366</text:p>
          </table:table-cell>
          <table:table-cell office:value-type="float" office:value="818" table:style-name="ce46">
            <text:p><text:s text:c="3"/>818</text:p>
          </table:table-cell>
          <table:table-cell office:value-type="float" office:value="1374" table:style-name="ce46">
            <text:p><text:s text:c="2"/>1 374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3598" table:style-name="ce46">
            <text:p><text:s text:c="2"/>3 598</text:p>
          </table:table-cell>
          <table:table-cell office:value-type="float" office:value="705" table:style-name="ce46">
            <text:p><text:s text:c="3"/>705</text:p>
          </table:table-cell>
          <table:table-cell office:value-type="float" office:value="2018" table:style-name="ce46">
            <text:p><text:s text:c="2"/>2 018</text:p>
          </table:table-cell>
          <table:table-cell office:value-type="float" office:value="919" table:style-name="ce46">
            <text:p><text:s text:c="3"/>919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217" table:style-name="ce46">
            <text:p><text:s text:c="2"/>1 217</text:p>
          </table:table-cell>
          <table:table-cell office:value-type="float" office:value="1515" table:style-name="ce46">
            <text:p><text:s text:c="2"/>1 5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819" table:style-name="ce46">
            <text:p><text:s text:c="2"/>85 81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8219" table:style-name="ce46">
            <text:p><text:s text:c="2"/>8 219</text:p>
          </table:table-cell>
          <table:table-cell office:value-type="float" office:value="1111" table:style-name="ce46">
            <text:p><text:s text:c="2"/>1 111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835" table:style-name="ce46">
            <text:p><text:s text:c="3"/>835</text:p>
          </table:table-cell>
          <table:table-cell office:value-type="float" office:value="343" table:style-name="ce46">
            <text:p><text:s text:c="3"/>343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358" table:style-name="ce46">
            <text:p><text:s text:c="3"/>358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50" table:style-name="ce46">
            <text:p><text:s text:c="3"/>350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299" table:style-name="ce46">
            <text:p><text:s text:c="3"/>299</text:p>
          </table:table-cell>
          <table:table-cell office:value-type="float" office:value="400" table:style-name="ce46">
            <text:p><text:s text:c="3"/>400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598" table:style-name="ce46">
            <text:p><text:s text:c="3"/>598</text:p>
          </table:table-cell>
          <table:table-cell office:value-type="float" office:value="466" table:style-name="ce46">
            <text:p><text:s text:c="3"/>466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604" table:style-name="ce46">
            <text:p><text:s text:c="3"/>604</text:p>
          </table:table-cell>
          <table:table-cell office:value-type="float" office:value="1502" table:style-name="ce46">
            <text:p><text:s text:c="2"/>1 502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603" table:style-name="ce46">
            <text:p><text:s text:c="3"/>603</text:p>
          </table:table-cell>
          <table:table-cell office:value-type="float" office:value="1389" table:style-name="ce46">
            <text:p><text:s text:c="2"/>1 389</text:p>
          </table:table-cell>
          <table:table-cell office:value-type="float" office:value="4499" table:style-name="ce46">
            <text:p><text:s text:c="2"/>4 499</text:p>
          </table:table-cell>
          <table:table-cell office:value-type="float" office:value="761" table:style-name="ce46">
            <text:p><text:s text:c="3"/>761</text:p>
          </table:table-cell>
          <table:table-cell office:value-type="float" office:value="4981" table:style-name="ce46">
            <text:p><text:s text:c="2"/>4 981</text:p>
          </table:table-cell>
          <table:table-cell office:value-type="float" office:value="3475" table:style-name="ce46">
            <text:p><text:s text:c="2"/>3 475</text:p>
          </table:table-cell>
          <table:table-cell office:value-type="float" office:value="926" table:style-name="ce46">
            <text:p><text:s text:c="3"/>926</text:p>
          </table:table-cell>
          <table:table-cell office:value-type="float" office:value="2668" table:style-name="ce46">
            <text:p><text:s text:c="2"/>2 668</text:p>
          </table:table-cell>
          <table:table-cell office:value-type="float" office:value="1444" table:style-name="ce46">
            <text:p><text:s text:c="2"/>1 444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770" table:style-name="ce46">
            <text:p><text:s text:c="3"/>770</text:p>
          </table:table-cell>
          <table:table-cell office:value-type="float" office:value="636" table:style-name="ce46">
            <text:p><text:s text:c="3"/>636</text:p>
          </table:table-cell>
          <table:table-cell office:value-type="float" office:value="768" table:style-name="ce46">
            <text:p><text:s text:c="3"/>768</text:p>
          </table:table-cell>
          <table:table-cell office:value-type="float" office:value="4948" table:style-name="ce46">
            <text:p><text:s text:c="2"/>4 948</text:p>
          </table:table-cell>
          <table:table-cell office:value-type="float" office:value="1434" table:style-name="ce46">
            <text:p><text:s text:c="2"/>1 434</text:p>
          </table:table-cell>
          <table:table-cell office:value-type="float" office:value="1669" table:style-name="ce46">
            <text:p><text:s text:c="2"/>1 669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510" table:style-name="ce46">
            <text:p><text:s text:c="3"/>510</text:p>
          </table:table-cell>
          <table:table-cell office:value-type="float" office:value="1016" table:style-name="ce46">
            <text:p><text:s text:c="2"/>1 016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1323" table:style-name="ce46">
            <text:p><text:s text:c="2"/>1 323</text:p>
          </table:table-cell>
          <table:table-cell office:value-type="float" office:value="961" table:style-name="ce46">
            <text:p><text:s text:c="3"/>961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3536" table:style-name="ce46">
            <text:p><text:s text:c="2"/>3 536</text:p>
          </table:table-cell>
          <table:table-cell office:value-type="float" office:value="1375" table:style-name="ce46">
            <text:p><text:s text:c="2"/>1 375</text:p>
          </table:table-cell>
          <table:table-cell office:value-type="float" office:value="1573" table:style-name="ce46">
            <text:p><text:s text:c="2"/>1 573</text:p>
          </table:table-cell>
          <table:table-cell office:value-type="float" office:value="1513" table:style-name="ce46">
            <text:p><text:s text:c="2"/>1 513</text:p>
          </table:table-cell>
          <table:table-cell office:value-type="float" office:value="612" table:style-name="ce46">
            <text:p><text:s text:c="3"/>612</text:p>
          </table:table-cell>
          <table:table-cell office:value-type="float" office:value="398" table:style-name="ce46">
            <text:p><text:s text:c="3"/>398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433" table:style-name="ce46">
            <text:p><text:s text:c="2"/>65 43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262" table:style-name="ce46">
            <text:p><text:s text:c="3"/>262</text:p>
          </table:table-cell>
          <table:table-cell office:value-type="float" office:value="285" table:style-name="ce46">
            <text:p><text:s text:c="3"/>285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360" table:style-name="ce46">
            <text:p><text:s text:c="3"/>36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399" table:style-name="ce46">
            <text:p><text:s text:c="3"/>399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268" table:style-name="ce46">
            <text:p><text:s text:c="3"/>268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917" table:style-name="ce46">
            <text:p><text:s text:c="3"/>917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465" table:style-name="ce46">
            <text:p><text:s text:c="3"/>465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1121" table:style-name="ce46">
            <text:p><text:s text:c="2"/>1 121</text:p>
          </table:table-cell>
          <table:table-cell office:value-type="float" office:value="621" table:style-name="ce46">
            <text:p><text:s text:c="3"/>621</text:p>
          </table:table-cell>
          <table:table-cell office:value-type="float" office:value="4842" table:style-name="ce46">
            <text:p><text:s text:c="2"/>4 842</text:p>
          </table:table-cell>
          <table:table-cell office:value-type="float" office:value="758" table:style-name="ce46">
            <text:p><text:s text:c="3"/>75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38" table:style-name="ce46">
            <text:p><text:s text:c="3"/>338</text:p>
          </table:table-cell>
          <table:table-cell office:value-type="float" office:value="1078" table:style-name="ce46">
            <text:p><text:s text:c="2"/>1 078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704" table:style-name="ce46">
            <text:p><text:s text:c="3"/>704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475" table:style-name="ce46">
            <text:p><text:s text:c="3"/>475</text:p>
          </table:table-cell>
          <table:table-cell office:value-type="float" office:value="1211" table:style-name="ce46">
            <text:p><text:s text:c="2"/>1 211</text:p>
          </table:table-cell>
          <table:table-cell office:value-type="float" office:value="860" table:style-name="ce46">
            <text:p><text:s text:c="3"/>860</text:p>
          </table:table-cell>
          <table:table-cell office:value-type="float" office:value="3111" table:style-name="ce46">
            <text:p><text:s text:c="2"/>3 111</text:p>
          </table:table-cell>
          <table:table-cell office:value-type="float" office:value="558" table:style-name="ce46">
            <text:p><text:s text:c="3"/>558</text:p>
          </table:table-cell>
          <table:table-cell office:value-type="float" office:value="1065" table:style-name="ce46">
            <text:p><text:s text:c="2"/>1 065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1988" table:style-name="ce46">
            <text:p><text:s text:c="2"/>1 988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960" table:style-name="ce46">
            <text:p><text:s text:c="2"/>3 960</text:p>
          </table:table-cell>
          <table:table-cell office:value-type="float" office:value="2489" table:style-name="ce46">
            <text:p><text:s text:c="2"/>2 489</text:p>
          </table:table-cell>
          <table:table-cell office:value-type="float" office:value="1020" table:style-name="ce46">
            <text:p><text:s text:c="2"/>1 020</text:p>
          </table:table-cell>
          <table:table-cell office:value-type="float" office:value="1870" table:style-name="ce46">
            <text:p><text:s text:c="2"/>1 870</text:p>
          </table:table-cell>
          <table:table-cell office:value-type="float" office:value="1239" table:style-name="ce46">
            <text:p><text:s text:c="2"/>1 239</text:p>
          </table:table-cell>
          <table:table-cell office:value-type="float" office:value="306" table:style-name="ce46">
            <text:p><text:s text:c="3"/>306</text:p>
          </table:table-cell>
          <table:table-cell office:value-type="float" office:value="1128" table:style-name="ce46">
            <text:p><text:s text:c="2"/>1 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213" table:style-name="ce46">
            <text:p><text:s text:c="2"/>38 21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465" table:style-name="ce47">
            <text:p><text:s text:c="3"/>465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427" table:style-name="ce47">
            <text:p><text:s text:c="3"/>427</text:p>
          </table:table-cell>
          <table:table-cell office:value-type="float" office:value="569" table:style-name="ce47">
            <text:p><text:s text:c="3"/>569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458" table:style-name="ce47">
            <text:p><text:s text:c="3"/>458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490" table:style-name="ce47">
            <text:p><text:s text:c="3"/>490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985" table:style-name="ce47">
            <text:p><text:s text:c="3"/>985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1206" table:style-name="ce47">
            <text:p><text:s text:c="2"/>1 206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838" table:style-name="ce47">
            <text:p><text:s text:c="3"/>838</text:p>
          </table:table-cell>
          <table:table-cell office:value-type="float" office:value="855" table:style-name="ce47">
            <text:p><text:s text:c="3"/>855</text:p>
          </table:table-cell>
          <table:table-cell office:value-type="float" office:value="11637" table:style-name="ce47">
            <text:p><text:s text:c="2"/>11 637</text:p>
          </table:table-cell>
          <table:table-cell office:value-type="float" office:value="654" table:style-name="ce47">
            <text:p><text:s text:c="3"/>654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409" table:style-name="ce47">
            <text:p><text:s text:c="3"/>409</text:p>
          </table:table-cell>
          <table:table-cell office:value-type="float" office:value="894" table:style-name="ce47">
            <text:p><text:s text:c="3"/>894</text:p>
          </table:table-cell>
          <table:table-cell office:value-type="float" office:value="474" table:style-name="ce47">
            <text:p><text:s text:c="3"/>474</text:p>
          </table:table-cell>
          <table:table-cell office:value-type="float" office:value="513" table:style-name="ce47">
            <text:p><text:s text:c="3"/>513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11382" table:style-name="ce47">
            <text:p><text:s text:c="2"/>11 382</text:p>
          </table:table-cell>
          <table:table-cell office:value-type="float" office:value="2614" table:style-name="ce47">
            <text:p><text:s text:c="2"/>2 614</text:p>
          </table:table-cell>
          <table:table-cell office:value-type="float" office:value="14620" table:style-name="ce47">
            <text:p><text:s text:c="2"/>14 620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1093" table:style-name="ce47">
            <text:p><text:s text:c="2"/>1 093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1816" table:style-name="ce47">
            <text:p><text:s text:c="2"/>1 816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11681" table:style-name="ce47">
            <text:p><text:s text:c="2"/>11 681</text:p>
          </table:table-cell>
          <table:table-cell office:value-type="float" office:value="5044" table:style-name="ce47">
            <text:p><text:s text:c="2"/>5 044</text:p>
          </table:table-cell>
          <table:table-cell office:value-type="float" office:value="1048" table:style-name="ce47">
            <text:p><text:s text:c="2"/>1 048</text:p>
          </table:table-cell>
          <table:table-cell office:value-type="float" office:value="5035" table:style-name="ce47">
            <text:p><text:s text:c="2"/>5 035</text:p>
          </table:table-cell>
          <table:table-cell office:value-type="float" office:value="673" table:style-name="ce47">
            <text:p><text:s text:c="3"/>673</text:p>
          </table:table-cell>
          <table:table-cell office:value-type="float" office:value="277" table:style-name="ce47">
            <text:p><text:s text:c="3"/>277</text:p>
          </table:table-cell>
          <table:table-cell office:value-type="float" office:value="2985" table:style-name="ce47">
            <text:p><text:s text:c="2"/>2 9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5062" table:style-name="ce47">
            <text:p><text:s text:c="2"/>85 06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300" table:style-name="ce47">
            <text:p><text:s text:c="3"/>30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447" table:style-name="ce47">
            <text:p><text:s text:c="3"/>447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558" table:style-name="ce47">
            <text:p><text:s text:c="3"/>558</text:p>
          </table:table-cell>
          <table:table-cell office:value-type="float" office:value="537" table:style-name="ce47">
            <text:p><text:s text:c="3"/>537</text:p>
          </table:table-cell>
          <table:table-cell office:value-type="float" office:value="2675" table:style-name="ce47">
            <text:p><text:s text:c="2"/>2 675</text:p>
          </table:table-cell>
          <table:table-cell office:value-type="float" office:value="958" table:style-name="ce47">
            <text:p><text:s text:c="3"/>958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1605" table:style-name="ce47">
            <text:p><text:s text:c="2"/>1 605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4704" table:style-name="ce47">
            <text:p><text:s text:c="2"/>4 704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457" table:style-name="ce47">
            <text:p><text:s text:c="3"/>457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440" table:style-name="ce47">
            <text:p><text:s text:c="3"/>44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4237" table:style-name="ce47">
            <text:p><text:s text:c="2"/>4 237</text:p>
          </table:table-cell>
          <table:table-cell office:value-type="float" office:value="1744" table:style-name="ce47">
            <text:p><text:s text:c="2"/>1 744</text:p>
          </table:table-cell>
          <table:table-cell office:value-type="float" office:value="783" table:style-name="ce47">
            <text:p><text:s text:c="3"/>783</text:p>
          </table:table-cell>
          <table:table-cell office:value-type="float" office:value="903" table:style-name="ce47">
            <text:p><text:s text:c="3"/>9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586" table:style-name="ce47">
            <text:p><text:s text:c="2"/>25 586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92" table:style-name="ce46">
            <text:p><text:s text:c="3"/>392</text:p>
          </table:table-cell>
          <table:table-cell office:value-type="float" office:value="649" table:style-name="ce46">
            <text:p><text:s text:c="3"/>649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6" table:style-name="ce46">
            <text:p><text:s text:c="2"/>1 3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2" table:style-name="ce46">
            <text:p><text:s text:c="2"/>1 402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063" table:style-name="ce46">
            <text:p><text:s text:c="2"/>1 063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375" table:style-name="ce46">
            <text:p><text:s text:c="3"/>375</text:p>
          </table:table-cell>
          <table:table-cell office:value-type="float" office:value="569" table:style-name="ce46">
            <text:p><text:s text:c="3"/>5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9" table:style-name="ce46">
            <text:p><text:s text:c="3"/>3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96" table:style-name="ce46">
            <text:p><text:s text:c="2"/>7 89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1895" table:style-name="ce46">
            <text:p><text:s text:c="2"/>11 8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963" table:style-name="ce46">
            <text:p><text:s text:c="2"/>11 96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6" table:style-name="ce46">
            <text:p><text:s text:c="2"/>1 766</text:p>
          </table:table-cell>
          <table:table-cell office:value-type="float" office:value="363" table:style-name="ce46">
            <text:p><text:s text:c="3"/>3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0" table:style-name="ce46">
            <text:p><text:s text:c="3"/>57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8" table:style-name="ce46">
            <text:p><text:s text:c="3"/>638</text:p>
          </table:table-cell>
          <table:table-cell office:value-type="float" office:value="933" table:style-name="ce46">
            <text:p><text:s text:c="3"/>9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51" table:style-name="ce46">
            <text:p><text:s text:c="2"/>4 45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49" table:style-name="ce46">
            <text:p><text:s text:c="3"/>64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95" table:style-name="ce46">
            <text:p><text:s text:c="2"/>3 89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13" table:style-name="ce47">
            <text:p><text:s text:c="3"/>4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987" table:style-name="ce47">
            <text:p><text:s text:c="2"/>1 987</text:p>
          </table:table-cell>
          <table:table-cell office:value-type="float" office:value="340" table:style-name="ce47">
            <text:p><text:s text:c="3"/>34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4422" table:style-name="ce47">
            <text:p><text:s text:c="2"/>4 422</text:p>
          </table:table-cell>
          <table:table-cell office:value-type="float" office:value="870" table:style-name="ce47">
            <text:p><text:s text:c="3"/>870</text:p>
          </table:table-cell>
          <table:table-cell office:value-type="float" office:value="1529" table:style-name="ce47">
            <text:p><text:s text:c="2"/>1 529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288" table:style-name="ce47">
            <text:p><text:s text:c="3"/>288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034" table:style-name="ce47">
            <text:p><text:s text:c="2"/>1 03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576" table:style-name="ce47">
            <text:p><text:s text:c="3"/>576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374" table:style-name="ce47">
            <text:p><text:s text:c="3"/>374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500" table:style-name="ce47">
            <text:p><text:s text:c="3"/>50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192" table:style-name="ce47">
            <text:p><text:s text:c="2"/>14 19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5" table:style-name="ce47">
            <text:p><text:s text:c="3"/>49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88" table:style-name="ce47">
            <text:p><text:s text:c="3"/>788</text:p>
          </table:table-cell>
          <table:table-cell office:value-type="float" office:value="875" table:style-name="ce47">
            <text:p><text:s text:c="3"/>8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72" table:style-name="ce47">
            <text:p><text:s text:c="2"/>2 572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table:number-columns-repeated="16313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84841" table:style-name="ce49">
            <text:p><text:s text:c="2"/>84 841</text:p>
          </table:table-cell>
          <table:table-cell office:value-type="float" office:value="45868" table:style-name="ce49">
            <text:p><text:s text:c="2"/>45 868</text:p>
          </table:table-cell>
          <table:table-cell office:value-type="float" office:value="6414" table:style-name="ce49">
            <text:p><text:s text:c="2"/>6 414</text:p>
          </table:table-cell>
          <table:table-cell office:value-type="float" office:value="9866" table:style-name="ce49">
            <text:p><text:s text:c="2"/>9 866</text:p>
          </table:table-cell>
          <table:table-cell office:value-type="float" office:value="60068" table:style-name="ce49">
            <text:p><text:s text:c="2"/>60 068</text:p>
          </table:table-cell>
          <table:table-cell office:value-type="float" office:value="25151" table:style-name="ce49">
            <text:p><text:s text:c="2"/>25 151</text:p>
          </table:table-cell>
          <table:table-cell office:value-type="float" office:value="6236" table:style-name="ce49">
            <text:p><text:s text:c="2"/>6 236</text:p>
          </table:table-cell>
          <table:table-cell office:value-type="float" office:value="138428" table:style-name="ce49">
            <text:p><text:s text:c="2"/>138 428</text:p>
          </table:table-cell>
          <table:table-cell office:value-type="float" office:value="42632" table:style-name="ce49">
            <text:p><text:s text:c="2"/>42 632</text:p>
          </table:table-cell>
          <table:table-cell office:value-type="float" office:value="139758" table:style-name="ce49">
            <text:p><text:s text:c="2"/>139 758</text:p>
          </table:table-cell>
          <table:table-cell office:value-type="float" office:value="38022" table:style-name="ce49">
            <text:p><text:s text:c="2"/>38 022</text:p>
          </table:table-cell>
          <table:table-cell office:value-type="float" office:value="9291" table:style-name="ce49">
            <text:p><text:s text:c="2"/>9 291</text:p>
          </table:table-cell>
          <table:table-cell office:value-type="float" office:value="31417" table:style-name="ce49">
            <text:p><text:s text:c="2"/>31 417</text:p>
          </table:table-cell>
          <table:table-cell office:value-type="float" office:value="28426" table:style-name="ce49">
            <text:p><text:s text:c="2"/>28 426</text:p>
          </table:table-cell>
          <table:table-cell office:value-type="float" office:value="21206" table:style-name="ce49">
            <text:p><text:s text:c="2"/>21 206</text:p>
          </table:table-cell>
          <table:table-cell office:value-type="float" office:value="13344" table:style-name="ce49">
            <text:p><text:s text:c="2"/>13 344</text:p>
          </table:table-cell>
          <table:table-cell office:value-type="float" office:value="41649" table:style-name="ce49">
            <text:p><text:s text:c="2"/>41 649</text:p>
          </table:table-cell>
          <table:table-cell office:value-type="float" office:value="10406" table:style-name="ce49">
            <text:p><text:s text:c="2"/>10 406</text:p>
          </table:table-cell>
          <table:table-cell office:value-type="float" office:value="263778" table:style-name="ce49">
            <text:p><text:s text:c="2"/>263 778</text:p>
          </table:table-cell>
          <table:table-cell office:value-type="float" office:value="18889" table:style-name="ce49">
            <text:p><text:s text:c="2"/>18 889</text:p>
          </table:table-cell>
          <table:table-cell office:value-type="float" office:value="90718" table:style-name="ce49">
            <text:p><text:s text:c="2"/>90 718</text:p>
          </table:table-cell>
          <table:table-cell office:value-type="float" office:value="39939" table:style-name="ce49">
            <text:p><text:s text:c="2"/>39 939</text:p>
          </table:table-cell>
          <table:table-cell office:value-type="float" office:value="20458" table:style-name="ce49">
            <text:p><text:s text:c="2"/>20 458</text:p>
          </table:table-cell>
          <table:table-cell office:value-type="float" office:value="22978" table:style-name="ce49">
            <text:p><text:s text:c="2"/>22 978</text:p>
          </table:table-cell>
          <table:table-cell office:value-type="float" office:value="56984" table:style-name="ce49">
            <text:p><text:s text:c="2"/>56 984</text:p>
          </table:table-cell>
          <table:table-cell office:value-type="float" office:value="46780" table:style-name="ce49">
            <text:p><text:s text:c="2"/>46 780</text:p>
          </table:table-cell>
          <table:table-cell office:value-type="float" office:value="75332" table:style-name="ce49">
            <text:p><text:s text:c="2"/>75 332</text:p>
          </table:table-cell>
          <table:table-cell office:value-type="float" office:value="32036" table:style-name="ce49">
            <text:p><text:s text:c="2"/>32 036</text:p>
          </table:table-cell>
          <table:table-cell office:value-type="float" office:value="48264" table:style-name="ce49">
            <text:p><text:s text:c="2"/>48 264</text:p>
          </table:table-cell>
          <table:table-cell office:value-type="float" office:value="52796" table:style-name="ce49">
            <text:p><text:s text:c="2"/>52 796</text:p>
          </table:table-cell>
          <table:table-cell office:value-type="float" office:value="46393" table:style-name="ce49">
            <text:p><text:s text:c="2"/>46 393</text:p>
          </table:table-cell>
          <table:table-cell office:value-type="float" office:value="73465" table:style-name="ce49">
            <text:p><text:s text:c="2"/>73 465</text:p>
          </table:table-cell>
          <table:table-cell office:value-type="float" office:value="132159" table:style-name="ce49">
            <text:p><text:s text:c="2"/>132 159</text:p>
          </table:table-cell>
          <table:table-cell office:value-type="float" office:value="59694" table:style-name="ce49">
            <text:p><text:s text:c="2"/>59 694</text:p>
          </table:table-cell>
          <table:table-cell office:value-type="float" office:value="26516" table:style-name="ce49">
            <text:p><text:s text:c="2"/>26 516</text:p>
          </table:table-cell>
          <table:table-cell office:value-type="float" office:value="29674" table:style-name="ce49">
            <text:p><text:s text:c="2"/>29 674</text:p>
          </table:table-cell>
          <table:table-cell office:value-type="float" office:value="26736" table:style-name="ce49">
            <text:p><text:s text:c="2"/>26 736</text:p>
          </table:table-cell>
          <table:table-cell office:value-type="float" office:value="92214" table:style-name="ce49">
            <text:p><text:s text:c="2"/>92 214</text:p>
          </table:table-cell>
          <table:table-cell office:value-type="float" office:value="19772" table:style-name="ce49">
            <text:p><text:s text:c="2"/>19 772</text:p>
          </table:table-cell>
          <table:table-cell office:value-type="float" office:value="274351" table:style-name="ce49">
            <text:p><text:s text:c="2"/>274 351</text:p>
          </table:table-cell>
          <table:table-cell office:value-type="float" office:value="48062" table:style-name="ce49">
            <text:p><text:s text:c="2"/>48 062</text:p>
          </table:table-cell>
          <table:table-cell office:value-type="float" office:value="218607" table:style-name="ce49">
            <text:p><text:s text:c="2"/>218 607</text:p>
          </table:table-cell>
          <table:table-cell office:value-type="float" office:value="129875" table:style-name="ce49">
            <text:p><text:s text:c="2"/>129 875</text:p>
          </table:table-cell>
          <table:table-cell office:value-type="float" office:value="8127" table:style-name="ce49">
            <text:p><text:s text:c="2"/>8 127</text:p>
          </table:table-cell>
          <table:table-cell office:value-type="float" office:value="22610" table:style-name="ce49">
            <text:p><text:s text:c="2"/>22 610</text:p>
          </table:table-cell>
          <table:table-cell office:value-type="float" office:value="33071" table:style-name="ce49">
            <text:p><text:s text:c="2"/>33 071</text:p>
          </table:table-cell>
          <table:table-cell office:value-type="float" office:value="7661" table:style-name="ce49">
            <text:p><text:s text:c="2"/>7 661</text:p>
          </table:table-cell>
          <table:table-cell office:value-type="float" office:value="78909" table:style-name="ce49">
            <text:p><text:s text:c="2"/>78 909</text:p>
          </table:table-cell>
          <table:table-cell office:value-type="float" office:value="12171" table:style-name="ce49">
            <text:p><text:s text:c="2"/>12 171</text:p>
          </table:table-cell>
          <table:table-cell office:value-type="float" office:value="16715" table:style-name="ce49">
            <text:p><text:s text:c="2"/>16 715</text:p>
          </table:table-cell>
          <table:table-cell office:value-type="float" office:value="86175" table:style-name="ce49">
            <text:p><text:s text:c="2"/>86 175</text:p>
          </table:table-cell>
          <table:table-cell office:value-type="float" office:value="25648" table:style-name="ce49">
            <text:p><text:s text:c="2"/>25 648</text:p>
          </table:table-cell>
          <table:table-cell office:value-type="float" office:value="158606" table:style-name="ce49">
            <text:p><text:s text:c="2"/>158 606</text:p>
          </table:table-cell>
          <table:table-cell office:value-type="float" office:value="28979" table:style-name="ce49">
            <text:p><text:s text:c="2"/>28 979</text:p>
          </table:table-cell>
          <table:table-cell office:value-type="float" office:value="37369" table:style-name="ce49">
            <text:p><text:s text:c="2"/>37 369</text:p>
          </table:table-cell>
          <table:table-cell office:value-type="float" office:value="20300" table:style-name="ce49">
            <text:p><text:s text:c="2"/>20 300</text:p>
          </table:table-cell>
          <table:table-cell office:value-type="float" office:value="44087" table:style-name="ce49">
            <text:p><text:s text:c="2"/>44 087</text:p>
          </table:table-cell>
          <table:table-cell office:value-type="float" office:value="10962" table:style-name="ce49">
            <text:p><text:s text:c="2"/>10 962</text:p>
          </table:table-cell>
          <table:table-cell office:value-type="float" office:value="45066" table:style-name="ce49">
            <text:p><text:s text:c="2"/>45 066</text:p>
          </table:table-cell>
          <table:table-cell office:value-type="float" office:value="4800" table:style-name="ce49">
            <text:p><text:s text:c="2"/>4 800</text:p>
          </table:table-cell>
          <table:table-cell office:value-type="float" office:value="152689" table:style-name="ce49">
            <text:p><text:s text:c="2"/>152 689</text:p>
          </table:table-cell>
          <table:table-cell office:value-type="float" office:value="38420" table:style-name="ce49">
            <text:p><text:s text:c="2"/>38 420</text:p>
          </table:table-cell>
          <table:table-cell office:value-type="float" office:value="21249" table:style-name="ce49">
            <text:p><text:s text:c="2"/>21 249</text:p>
          </table:table-cell>
          <table:table-cell office:value-type="float" office:value="41092" table:style-name="ce49">
            <text:p><text:s text:c="2"/>41 092</text:p>
          </table:table-cell>
          <table:table-cell office:value-type="float" office:value="54840" table:style-name="ce49">
            <text:p><text:s text:c="2"/>54 840</text:p>
          </table:table-cell>
          <table:table-cell office:value-type="float" office:value="10399" table:style-name="ce49">
            <text:p><text:s text:c="2"/>10 399</text:p>
          </table:table-cell>
          <table:table-cell office:value-type="float" office:value="58108" table:style-name="ce49">
            <text:p><text:s text:c="2"/>58 108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3717546" table:style-name="ce49">
            <text:p><text:s/>3 717 546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5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2 - Usos de bens e serviços - 2011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36">
            <text:p>Demanda final <text:s/>(valores correntes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4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1232" table:style-name="ce57">
            <text:p><text:s text:c="2"/>1 23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27" table:style-name="ce57">
            <text:p><text:s text:c="3"/>6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5" table:style-name="ce57">
            <text:p><text:s text:c="3"/>305</text:p>
          </table:table-cell>
          <table:table-cell office:value-type="float" office:value="2164" table:style-name="ce57">
            <text:p><text:s text:c="2"/>2 164</text:p>
          </table:table-cell>
          <table:table-cell office:value-type="float" office:value="13751" table:style-name="ce57">
            <text:p><text:s text:c="2"/>13 75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4645" table:style-name="ce57">
            <text:p><text:s text:c="2"/>4 64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112" table:style-name="ce57">
            <text:p><text:s text:c="2"/>4 1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50" table:style-name="ce57">
            <text:p><text:s text:c="2"/>1 850</text:p>
          </table:table-cell>
          <table:table-cell office:value-type="float" office:value="10607" table:style-name="ce57">
            <text:p><text:s text:c="2"/>10 607</text:p>
          </table:table-cell>
          <table:table-cell office:value-type="float" office:value="26722" table:style-name="ce57">
            <text:p><text:s text:c="2"/>26 72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2791" table:style-name="ce57">
            <text:p><text:s text:c="2"/>2 79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22" table:style-name="ce57">
            <text:p><text:s text:c="2"/>2 422</text:p>
          </table:table-cell>
          <table:table-cell office:value-type="float" office:value="5218" table:style-name="ce57">
            <text:p><text:s text:c="2"/>5 218</text:p>
          </table:table-cell>
          <table:table-cell office:value-type="float" office:value="9579" table:style-name="ce57">
            <text:p><text:s text:c="2"/>9 57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94" table:style-name="ce57">
            <text:p><text:s text:c="2"/>1 1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94" table:style-name="ce57">
            <text:p><text:s text:c="2"/>1 194</text:p>
          </table:table-cell>
          <table:table-cell office:value-type="float" office:value="43806" table:style-name="ce57">
            <text:p><text:s text:c="2"/>43 806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27570" table:style-name="ce57">
            <text:p><text:s text:c="2"/>27 57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" table:style-name="ce57">
            <text:p><text:s text:c="3"/>4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17" table:style-name="ce57">
            <text:p><text:s text:c="2"/>1 217</text:p>
          </table:table-cell>
          <table:table-cell office:value-type="float" office:value="28832" table:style-name="ce57">
            <text:p><text:s text:c="2"/>28 832</text:p>
          </table:table-cell>
          <table:table-cell office:value-type="float" office:value="57650" table:style-name="ce57">
            <text:p><text:s text:c="2"/>57 65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654" table:style-name="ce58">
            <text:p><text:s text:c="3"/>654</text:p>
          </table:table-cell>
          <table:table-cell office:value-type="float" office:value="49" table:style-name="ce58">
            <text:p><text:s text:c="3"/>4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2449" table:style-name="ce58">
            <text:p><text:s text:c="2"/>32 44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9" table:style-name="ce58">
            <text:p><text:s text:c="3"/>79</text:p>
          </table:table-cell>
          <table:table-cell office:value-type="float" office:value="33231" table:style-name="ce58">
            <text:p><text:s text:c="2"/>33 231</text:p>
          </table:table-cell>
          <table:table-cell office:value-type="float" office:value="47789" table:style-name="ce58">
            <text:p><text:s text:c="2"/>47 78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30" table:style-name="ce58">
            <text:p><text:s text:c="3"/>30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910" table:style-name="ce58">
            <text:p><text:s text:c="2"/>2 910</text:p>
          </table:table-cell>
          <table:table-cell office:value-type="float" office:value="255" table:style-name="ce58">
            <text:p><text:s text:c="3"/>25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96" table:style-name="ce58">
            <text:p><text:s text:c="2"/>3 196</text:p>
          </table:table-cell>
          <table:table-cell office:value-type="float" office:value="9842" table:style-name="ce58">
            <text:p><text:s text:c="2"/>9 84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13478" table:style-name="ce58">
            <text:p><text:s text:c="2"/>13 47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83" table:style-name="ce58">
            <text:p><text:s text:c="3"/>383</text:p>
          </table:table-cell>
          <table:table-cell office:value-type="float" office:value="155" table:style-name="ce58">
            <text:p><text:s text:c="3"/>155</text:p>
          </table:table-cell>
          <table:table-cell office:value-type="float" office:value="-4214" table:style-name="ce58">
            <text:p><text:s/>(-) <text:s/>4 214</text:p>
          </table:table-cell>
          <table:table-cell office:value-type="float" office:value="9802" table:style-name="ce58">
            <text:p><text:s text:c="2"/>9 802</text:p>
          </table:table-cell>
          <table:table-cell office:value-type="float" office:value="17082" table:style-name="ce58">
            <text:p><text:s text:c="2"/>17 08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896" table:style-name="ce58">
            <text:p><text:s text:c="3"/>896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7835" table:style-name="ce58">
            <text:p><text:s text:c="2"/>17 835</text:p>
          </table:table-cell>
          <table:table-cell office:value-type="float" office:value="100" table:style-name="ce58">
            <text:p><text:s text:c="3"/>10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8848" table:style-name="ce58">
            <text:p><text:s text:c="2"/>18 848</text:p>
          </table:table-cell>
          <table:table-cell office:value-type="float" office:value="21906" table:style-name="ce58">
            <text:p><text:s text:c="2"/>21 906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1017" table:style-name="ce58">
            <text:p><text:s text:c="2"/>1 017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43" table:style-name="ce58">
            <text:p><text:s text:c="3"/>643</text:p>
          </table:table-cell>
          <table:table-cell office:value-type="float" office:value="9950" table:style-name="ce58">
            <text:p><text:s text:c="2"/>9 950</text:p>
          </table:table-cell>
          <table:table-cell office:value-type="float" office:value="955" table:style-name="ce58">
            <text:p><text:s text:c="3"/>955</text:p>
          </table:table-cell>
          <table:table-cell office:value-type="float" office:value="12566" table:style-name="ce58">
            <text:p><text:s text:c="2"/>12 566</text:p>
          </table:table-cell>
          <table:table-cell office:value-type="float" office:value="53093" table:style-name="ce58">
            <text:p><text:s text:c="2"/>53 09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039" table:style-name="ce57">
            <text:p><text:s text:c="2"/>8 0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039" table:style-name="ce57">
            <text:p><text:s text:c="2"/>8 039</text:p>
          </table:table-cell>
          <table:table-cell office:value-type="float" office:value="21404" table:style-name="ce57">
            <text:p><text:s text:c="2"/>21 40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5" table:style-name="ce57">
            <text:p><text:s text:c="3"/>175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1" table:style-name="ce57">
            <text:p><text:s text:c="3"/>211</text:p>
          </table:table-cell>
          <table:table-cell office:value-type="float" office:value="6451" table:style-name="ce57">
            <text:p><text:s text:c="2"/>6 45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327" table:style-name="ce57">
            <text:p><text:s text:c="3"/>32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202" table:style-name="ce57">
            <text:p><text:s text:c="2"/>5 202</text:p>
          </table:table-cell>
          <table:table-cell office:value-type="float" office:value="90" table:style-name="ce57">
            <text:p><text:s text:c="3"/>90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5649" table:style-name="ce57">
            <text:p><text:s text:c="2"/>5 649</text:p>
          </table:table-cell>
          <table:table-cell office:value-type="float" office:value="18189" table:style-name="ce57">
            <text:p><text:s text:c="2"/>18 18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530" table:style-name="ce57">
            <text:p><text:s text:c="3"/>53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776" table:style-name="ce57">
            <text:p><text:s text:c="2"/>6 776</text:p>
          </table:table-cell>
          <table:table-cell office:value-type="float" office:value="634" table:style-name="ce57">
            <text:p><text:s text:c="3"/>634</text:p>
          </table:table-cell>
          <table:table-cell office:value-type="float" office:value="764" table:style-name="ce57">
            <text:p><text:s text:c="3"/>764</text:p>
          </table:table-cell>
          <table:table-cell office:value-type="float" office:value="8704" table:style-name="ce57">
            <text:p><text:s text:c="2"/>8 704</text:p>
          </table:table-cell>
          <table:table-cell office:value-type="float" office:value="24811" table:style-name="ce57">
            <text:p><text:s text:c="2"/>24 811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123" table:style-name="ce57">
            <text:p><text:s text:c="3"/>123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334" table:style-name="ce57">
            <text:p><text:s text:c="2"/>6 3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469" table:style-name="ce57">
            <text:p><text:s text:c="2"/>6 469</text:p>
          </table:table-cell>
          <table:table-cell office:value-type="float" office:value="8569" table:style-name="ce57">
            <text:p><text:s text:c="2"/>8 56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60" table:style-name="ce58">
            <text:p><text:s text:c="3"/>460</text:p>
          </table:table-cell>
          <table:table-cell office:value-type="float" office:value="477" table:style-name="ce58">
            <text:p><text:s text:c="3"/>477</text:p>
          </table:table-cell>
          <table:table-cell office:value-type="float" office:value="9461" table:style-name="ce58">
            <text:p><text:s text:c="2"/>9 461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984" table:style-name="ce58">
            <text:p><text:s text:c="3"/>98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84" table:style-name="ce58">
            <text:p><text:s/>(-) <text:s text:c="2"/>84</text:p>
          </table:table-cell>
          <table:table-cell office:value-type="float" office:value="900" table:style-name="ce58">
            <text:p><text:s text:c="3"/>900</text:p>
          </table:table-cell>
          <table:table-cell office:value-type="float" office:value="24256" table:style-name="ce58">
            <text:p><text:s text:c="2"/>24 256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36184" table:style-name="ce58">
            <text:p><text:s text:c="2"/>36 18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511" table:style-name="ce58">
            <text:p><text:s text:c="2"/>11 511</text:p>
          </table:table-cell>
          <table:table-cell office:value-type="float" office:value="59" table:style-name="ce58">
            <text:p><text:s text:c="3"/>59</text:p>
          </table:table-cell>
          <table:table-cell office:value-type="float" office:value="47754" table:style-name="ce58">
            <text:p><text:s text:c="2"/>47 754</text:p>
          </table:table-cell>
          <table:table-cell office:value-type="float" office:value="181553" table:style-name="ce58">
            <text:p><text:s text:c="2"/>181 55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70094" table:style-name="ce58">
            <text:p><text:s text:c="2"/>70 09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47" table:style-name="ce58">
            <text:p><text:s text:c="3"/>347</text:p>
          </table:table-cell>
          <table:table-cell office:value-type="float" office:value="70441" table:style-name="ce58">
            <text:p><text:s text:c="2"/>70 441</text:p>
          </table:table-cell>
          <table:table-cell office:value-type="float" office:value="86142" table:style-name="ce58">
            <text:p><text:s text:c="2"/>86 142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4027" table:style-name="ce58">
            <text:p><text:s text:c="2"/>4 02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00" table:style-name="ce58">
            <text:p><text:s text:c="3"/>600</text:p>
          </table:table-cell>
          <table:table-cell office:value-type="float" office:value="4627" table:style-name="ce58">
            <text:p><text:s text:c="2"/>4 627</text:p>
          </table:table-cell>
          <table:table-cell office:value-type="float" office:value="16559" table:style-name="ce58">
            <text:p><text:s text:c="2"/>16 55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11886" table:style-name="ce57">
            <text:p><text:s text:c="2"/>11 886</text:p>
          </table:table-cell>
          <table:table-cell office:value-type="float" office:value="118" table:style-name="ce57">
            <text:p><text:s text:c="3"/>1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0084" table:style-name="ce57">
            <text:p><text:s text:c="2"/>70 08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60" table:style-name="ce57">
            <text:p><text:s text:c="3"/>660</text:p>
          </table:table-cell>
          <table:table-cell office:value-type="float" office:value="82748" table:style-name="ce57">
            <text:p><text:s text:c="2"/>82 748</text:p>
          </table:table-cell>
          <table:table-cell office:value-type="float" office:value="100348" table:style-name="ce57">
            <text:p><text:s text:c="2"/>100 34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2151" table:style-name="ce57">
            <text:p><text:s text:c="2"/>2 1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138" table:style-name="ce57">
            <text:p><text:s text:c="2"/>5 13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6" table:style-name="ce57">
            <text:p><text:s text:c="3"/>246</text:p>
          </table:table-cell>
          <table:table-cell office:value-type="float" office:value="7535" table:style-name="ce57">
            <text:p><text:s text:c="2"/>7 535</text:p>
          </table:table-cell>
          <table:table-cell office:value-type="float" office:value="11423" table:style-name="ce57">
            <text:p><text:s text:c="2"/>11 42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13968" table:style-name="ce57">
            <text:p><text:s text:c="2"/>13 968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219" table:style-name="ce57">
            <text:p><text:s text:c="2"/>19 2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0" table:style-name="ce57">
            <text:p><text:s text:c="3"/>180</text:p>
          </table:table-cell>
          <table:table-cell office:value-type="float" office:value="33386" table:style-name="ce57">
            <text:p><text:s text:c="2"/>33 386</text:p>
          </table:table-cell>
          <table:table-cell office:value-type="float" office:value="37816" table:style-name="ce57">
            <text:p><text:s text:c="2"/>37 81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370" table:style-name="ce57">
            <text:p><text:s text:c="3"/>37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149" table:style-name="ce57">
            <text:p><text:s text:c="2"/>5 1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9" table:style-name="ce57">
            <text:p><text:s text:c="3"/>89</text:p>
          </table:table-cell>
          <table:table-cell office:value-type="float" office:value="5608" table:style-name="ce57">
            <text:p><text:s text:c="2"/>5 608</text:p>
          </table:table-cell>
          <table:table-cell office:value-type="float" office:value="6381" table:style-name="ce57">
            <text:p><text:s text:c="2"/>6 381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191" table:style-name="ce57">
            <text:p><text:s text:c="2"/>10 19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0" table:style-name="ce57">
            <text:p><text:s text:c="3"/>50</text:p>
          </table:table-cell>
          <table:table-cell office:value-type="float" office:value="10280" table:style-name="ce57">
            <text:p><text:s text:c="2"/>10 280</text:p>
          </table:table-cell>
          <table:table-cell office:value-type="float" office:value="18080" table:style-name="ce57">
            <text:p><text:s text:c="2"/>18 08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205" table:style-name="ce58">
            <text:p><text:s text:c="3"/>205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9898" table:style-name="ce58">
            <text:p><text:s text:c="2"/>39 89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83" table:style-name="ce58">
            <text:p><text:s text:c="3"/>483</text:p>
          </table:table-cell>
          <table:table-cell office:value-type="float" office:value="40605" table:style-name="ce58">
            <text:p><text:s text:c="2"/>40 605</text:p>
          </table:table-cell>
          <table:table-cell office:value-type="float" office:value="46705" table:style-name="ce58">
            <text:p><text:s text:c="2"/>46 70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5029" table:style-name="ce58">
            <text:p><text:s text:c="2"/>25 02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868" table:style-name="ce58">
            <text:p><text:s text:c="2"/>8 86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93" table:style-name="ce58">
            <text:p><text:s text:c="2"/>1 193</text:p>
          </table:table-cell>
          <table:table-cell office:value-type="float" office:value="35090" table:style-name="ce58">
            <text:p><text:s text:c="2"/>35 090</text:p>
          </table:table-cell>
          <table:table-cell office:value-type="float" office:value="47575" table:style-name="ce58">
            <text:p><text:s text:c="2"/>47 57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5535" table:style-name="ce58">
            <text:p><text:s text:c="2"/>5 535</text:p>
          </table:table-cell>
          <table:table-cell office:value-type="float" office:value="48" table:style-name="ce58">
            <text:p><text:s text:c="3"/>4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7175" table:style-name="ce58">
            <text:p><text:s text:c="2"/>17 17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70" table:style-name="ce58">
            <text:p><text:s text:c="3"/>870</text:p>
          </table:table-cell>
          <table:table-cell office:value-type="float" office:value="23628" table:style-name="ce58">
            <text:p><text:s text:c="2"/>23 628</text:p>
          </table:table-cell>
          <table:table-cell office:value-type="float" office:value="28018" table:style-name="ce58">
            <text:p><text:s text:c="2"/>28 01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13471" table:style-name="ce58">
            <text:p><text:s text:c="2"/>13 47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8154" table:style-name="ce58">
            <text:p><text:s text:c="2"/>18 15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8" table:style-name="ce58">
            <text:p><text:s text:c="3"/>218</text:p>
          </table:table-cell>
          <table:table-cell office:value-type="float" office:value="31843" table:style-name="ce58">
            <text:p><text:s text:c="2"/>31 843</text:p>
          </table:table-cell>
          <table:table-cell office:value-type="float" office:value="52164" table:style-name="ce58">
            <text:p><text:s text:c="2"/>52 164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1233" table:style-name="ce58">
            <text:p><text:s text:c="2"/>1 233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472" table:style-name="ce58">
            <text:p><text:s text:c="2"/>8 47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28" table:style-name="ce58">
            <text:p><text:s text:c="3"/>428</text:p>
          </table:table-cell>
          <table:table-cell office:value-type="float" office:value="10147" table:style-name="ce58">
            <text:p><text:s text:c="2"/>10 147</text:p>
          </table:table-cell>
          <table:table-cell office:value-type="float" office:value="12382" table:style-name="ce58">
            <text:p><text:s text:c="2"/>12 38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960" table:style-name="ce57">
            <text:p><text:s text:c="3"/>960</text:p>
          </table:table-cell>
          <table:table-cell office:value-type="float" office:value="34" table:style-name="ce57">
            <text:p><text:s text:c="3"/>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194" table:style-name="ce57">
            <text:p><text:s text:c="2"/>13 1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3" table:style-name="ce57">
            <text:p><text:s text:c="3"/>53</text:p>
          </table:table-cell>
          <table:table-cell office:value-type="float" office:value="14241" table:style-name="ce57">
            <text:p><text:s text:c="2"/>14 241</text:p>
          </table:table-cell>
          <table:table-cell office:value-type="float" office:value="15851" table:style-name="ce57">
            <text:p><text:s text:c="2"/>15 85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335" table:style-name="ce57">
            <text:p><text:s text:c="3"/>335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649" table:style-name="ce57">
            <text:p><text:s text:c="2"/>17 6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8" table:style-name="ce57">
            <text:p><text:s text:c="3"/>428</text:p>
          </table:table-cell>
          <table:table-cell office:value-type="float" office:value="18452" table:style-name="ce57">
            <text:p><text:s text:c="2"/>18 452</text:p>
          </table:table-cell>
          <table:table-cell office:value-type="float" office:value="33599" table:style-name="ce57">
            <text:p><text:s text:c="2"/>33 59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254" table:style-name="ce57">
            <text:p><text:s text:c="3"/>2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000" table:style-name="ce57">
            <text:p><text:s text:c="2"/>8 0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00" table:style-name="ce57">
            <text:p><text:s text:c="3"/>900</text:p>
          </table:table-cell>
          <table:table-cell office:value-type="float" office:value="9154" table:style-name="ce57">
            <text:p><text:s text:c="2"/>9 154</text:p>
          </table:table-cell>
          <table:table-cell office:value-type="float" office:value="28240" table:style-name="ce57">
            <text:p><text:s text:c="2"/>28 24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2437" table:style-name="ce57">
            <text:p><text:s text:c="2"/>2 437</text:p>
          </table:table-cell>
          <table:table-cell office:value-type="float" office:value="97" table:style-name="ce57">
            <text:p><text:s text:c="3"/>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0394" table:style-name="ce57">
            <text:p><text:s text:c="2"/>90 3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65" table:style-name="ce57">
            <text:p><text:s text:c="2"/>1 565</text:p>
          </table:table-cell>
          <table:table-cell office:value-type="float" office:value="94493" table:style-name="ce57">
            <text:p><text:s text:c="2"/>94 493</text:p>
          </table:table-cell>
          <table:table-cell office:value-type="float" office:value="107165" table:style-name="ce57">
            <text:p><text:s text:c="2"/>107 165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1721" table:style-name="ce57">
            <text:p><text:s text:c="2"/>1 7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7207" table:style-name="ce57">
            <text:p><text:s text:c="2"/>57 20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788" table:style-name="ce57">
            <text:p><text:s/>(-) <text:s/>2 788</text:p>
          </table:table-cell>
          <table:table-cell office:value-type="float" office:value="56140" table:style-name="ce57">
            <text:p><text:s text:c="2"/>56 140</text:p>
          </table:table-cell>
          <table:table-cell office:value-type="float" office:value="98987" table:style-name="ce57">
            <text:p><text:s text:c="2"/>98 98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4803" table:style-name="ce58">
            <text:p><text:s text:c="2"/>4 80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8957" table:style-name="ce58">
            <text:p><text:s text:c="2"/>18 95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7" table:style-name="ce58">
            <text:p><text:s text:c="3"/>117</text:p>
          </table:table-cell>
          <table:table-cell office:value-type="float" office:value="23877" table:style-name="ce58">
            <text:p><text:s text:c="2"/>23 877</text:p>
          </table:table-cell>
          <table:table-cell office:value-type="float" office:value="25120" table:style-name="ce58">
            <text:p><text:s text:c="2"/>25 12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92" table:style-name="ce58">
            <text:p><text:s text:c="3"/>19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4" table:style-name="ce58">
            <text:p><text:s text:c="3"/>6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18" table:style-name="ce58">
            <text:p><text:s text:c="3"/>418</text:p>
          </table:table-cell>
          <table:table-cell office:value-type="float" office:value="674" table:style-name="ce58">
            <text:p><text:s text:c="3"/>674</text:p>
          </table:table-cell>
          <table:table-cell office:value-type="float" office:value="13701" table:style-name="ce58">
            <text:p><text:s text:c="2"/>13 70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557" table:style-name="ce58">
            <text:p><text:s text:c="3"/>55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82" table:style-name="ce58">
            <text:p><text:s text:c="2"/>1 48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39" table:style-name="ce58">
            <text:p><text:s/>(-) <text:s text:c="2"/>139</text:p>
          </table:table-cell>
          <table:table-cell office:value-type="float" office:value="1900" table:style-name="ce58">
            <text:p><text:s text:c="2"/>1 900</text:p>
          </table:table-cell>
          <table:table-cell office:value-type="float" office:value="26030" table:style-name="ce58">
            <text:p><text:s text:c="2"/>26 03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1042" table:style-name="ce58">
            <text:p><text:s text:c="2"/>1 04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5054" table:style-name="ce58">
            <text:p><text:s text:c="2"/>25 05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513" table:style-name="ce58">
            <text:p><text:s/>(-) <text:s text:c="2"/>513</text:p>
          </table:table-cell>
          <table:table-cell office:value-type="float" office:value="25583" table:style-name="ce58">
            <text:p><text:s text:c="2"/>25 583</text:p>
          </table:table-cell>
          <table:table-cell office:value-type="float" office:value="34800" table:style-name="ce58">
            <text:p><text:s text:c="2"/>34 800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1205" table:style-name="ce58">
            <text:p><text:s text:c="2"/>1 205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0111" table:style-name="ce58">
            <text:p><text:s text:c="2"/>100 11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0" table:style-name="ce58">
            <text:p><text:s text:c="3"/>100</text:p>
          </table:table-cell>
          <table:table-cell office:value-type="float" office:value="101424" table:style-name="ce58">
            <text:p><text:s text:c="2"/>101 424</text:p>
          </table:table-cell>
          <table:table-cell office:value-type="float" office:value="111494" table:style-name="ce58">
            <text:p><text:s text:c="2"/>111 49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6024" table:style-name="ce57">
            <text:p><text:s text:c="2"/>6 0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4082" table:style-name="ce57">
            <text:p><text:s text:c="2"/>44 08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689" table:style-name="ce57">
            <text:p><text:s/>(-) <text:s text:c="2"/>689</text:p>
          </table:table-cell>
          <table:table-cell office:value-type="float" office:value="49417" table:style-name="ce57">
            <text:p><text:s text:c="2"/>49 417</text:p>
          </table:table-cell>
          <table:table-cell office:value-type="float" office:value="56043" table:style-name="ce57">
            <text:p><text:s text:c="2"/>56 04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3191" table:style-name="ce57">
            <text:p><text:s text:c="2"/>3 19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66" table:style-name="ce57">
            <text:p><text:s text:c="2"/>1 966</text:p>
          </table:table-cell>
          <table:table-cell office:value-type="float" office:value="101" table:style-name="ce57">
            <text:p><text:s text:c="3"/>101</text:p>
          </table:table-cell>
          <table:table-cell office:value-type="float" office:value="850" table:style-name="ce57">
            <text:p><text:s text:c="3"/>850</text:p>
          </table:table-cell>
          <table:table-cell office:value-type="float" office:value="6108" table:style-name="ce57">
            <text:p><text:s text:c="2"/>6 108</text:p>
          </table:table-cell>
          <table:table-cell office:value-type="float" office:value="30253" table:style-name="ce57">
            <text:p><text:s text:c="2"/>30 25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8367" table:style-name="ce57">
            <text:p><text:s text:c="2"/>8 3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16" table:style-name="ce57">
            <text:p><text:s text:c="3"/>616</text:p>
          </table:table-cell>
          <table:table-cell office:value-type="float" office:value="8983" table:style-name="ce57">
            <text:p><text:s text:c="2"/>8 983</text:p>
          </table:table-cell>
          <table:table-cell office:value-type="float" office:value="13799" table:style-name="ce57">
            <text:p><text:s text:c="2"/>13 79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3719" table:style-name="ce57">
            <text:p><text:s text:c="2"/>3 7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665" table:style-name="ce57">
            <text:p><text:s text:c="2"/>10 6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94" table:style-name="ce57">
            <text:p><text:s/>(-) <text:s text:c="2"/>494</text:p>
          </table:table-cell>
          <table:table-cell office:value-type="float" office:value="13890" table:style-name="ce57">
            <text:p><text:s text:c="2"/>13 890</text:p>
          </table:table-cell>
          <table:table-cell office:value-type="float" office:value="65517" table:style-name="ce57">
            <text:p><text:s text:c="2"/>65 51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51" table:style-name="ce57">
            <text:p><text:s text:c="3"/>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90" table:style-name="ce57">
            <text:p><text:s text:c="3"/>49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87" table:style-name="ce57">
            <text:p><text:s/>(-) <text:s text:c="2"/>387</text:p>
          </table:table-cell>
          <table:table-cell office:value-type="float" office:value="154" table:style-name="ce57">
            <text:p><text:s text:c="3"/>154</text:p>
          </table:table-cell>
          <table:table-cell office:value-type="float" office:value="29723" table:style-name="ce57">
            <text:p><text:s text:c="2"/>29 72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3890" table:style-name="ce58">
            <text:p><text:s text:c="2"/>3 89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43" table:style-name="ce58">
            <text:p><text:s text:c="3"/>34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03" table:style-name="ce58">
            <text:p><text:s text:c="3"/>403</text:p>
          </table:table-cell>
          <table:table-cell office:value-type="float" office:value="4636" table:style-name="ce58">
            <text:p><text:s text:c="2"/>4 636</text:p>
          </table:table-cell>
          <table:table-cell office:value-type="float" office:value="16751" table:style-name="ce58">
            <text:p><text:s text:c="2"/>16 75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6846" table:style-name="ce58">
            <text:p><text:s text:c="2"/>86 84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6846" table:style-name="ce58">
            <text:p><text:s text:c="2"/>86 846</text:p>
          </table:table-cell>
          <table:table-cell office:value-type="float" office:value="101373" table:style-name="ce58">
            <text:p><text:s text:c="2"/>101 373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56" table:style-name="ce58">
            <text:p><text:s text:c="3"/>556</text:p>
          </table:table-cell>
          <table:table-cell office:value-type="float" office:value="556" table:style-name="ce58">
            <text:p><text:s text:c="3"/>556</text:p>
          </table:table-cell>
          <table:table-cell office:value-type="float" office:value="15571" table:style-name="ce58">
            <text:p><text:s text:c="2"/>15 57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9087" table:style-name="ce58">
            <text:p><text:s text:c="2"/>9 08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56" table:style-name="ce58">
            <text:p><text:s text:c="3"/>456</text:p>
          </table:table-cell>
          <table:table-cell office:value-type="float" office:value="9543" table:style-name="ce58">
            <text:p><text:s text:c="2"/>9 543</text:p>
          </table:table-cell>
          <table:table-cell office:value-type="float" office:value="18558" table:style-name="ce58">
            <text:p><text:s text:c="2"/>18 55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640" table:style-name="ce58">
            <text:p><text:s text:c="2"/>3 64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640" table:style-name="ce58">
            <text:p><text:s text:c="2"/>3 640</text:p>
          </table:table-cell>
          <table:table-cell office:value-type="float" office:value="90216" table:style-name="ce58">
            <text:p><text:s text:c="2"/>90 21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2632" table:style-name="ce57">
            <text:p><text:s text:c="2"/>2 63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025" table:style-name="ce57">
            <text:p><text:s text:c="2"/>21 02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06" table:style-name="ce57">
            <text:p><text:s text:c="2"/>2 906</text:p>
          </table:table-cell>
          <table:table-cell office:value-type="float" office:value="26563" table:style-name="ce57">
            <text:p><text:s text:c="2"/>26 563</text:p>
          </table:table-cell>
          <table:table-cell office:value-type="float" office:value="170537" table:style-name="ce57">
            <text:p><text:s text:c="2"/>170 53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2556" table:style-name="ce57">
            <text:p><text:s text:c="2"/>2 55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350" table:style-name="ce57">
            <text:p><text:s text:c="2"/>23 35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68" table:style-name="ce57">
            <text:p><text:s text:c="2"/>1 268</text:p>
          </table:table-cell>
          <table:table-cell office:value-type="float" office:value="27174" table:style-name="ce57">
            <text:p><text:s text:c="2"/>27 174</text:p>
          </table:table-cell>
          <table:table-cell office:value-type="float" office:value="54197" table:style-name="ce57">
            <text:p><text:s text:c="2"/>54 197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1346" table:style-name="ce57">
            <text:p><text:s text:c="2"/>1 3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40" table:style-name="ce57">
            <text:p><text:s text:c="2"/>1 140</text:p>
          </table:table-cell>
          <table:table-cell office:value-type="float" office:value="2503" table:style-name="ce57">
            <text:p><text:s text:c="2"/>2 503</text:p>
          </table:table-cell>
          <table:table-cell office:value-type="float" office:value="50871" table:style-name="ce57">
            <text:p><text:s text:c="2"/>50 87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596" table:style-name="ce57">
            <text:p><text:s text:c="3"/>59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00" table:style-name="ce57">
            <text:p><text:s text:c="2"/>1 700</text:p>
          </table:table-cell>
          <table:table-cell office:value-type="float" office:value="2296" table:style-name="ce57">
            <text:p><text:s text:c="2"/>2 296</text:p>
          </table:table-cell>
          <table:table-cell office:value-type="float" office:value="33869" table:style-name="ce57">
            <text:p><text:s text:c="2"/>33 86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5965" table:style-name="ce57">
            <text:p><text:s text:c="2"/>5 9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5" table:style-name="ce57">
            <text:p><text:s text:c="3"/>255</text:p>
          </table:table-cell>
          <table:table-cell office:value-type="float" office:value="6220" table:style-name="ce57">
            <text:p><text:s text:c="2"/>6 220</text:p>
          </table:table-cell>
          <table:table-cell office:value-type="float" office:value="49349" table:style-name="ce57">
            <text:p><text:s text:c="2"/>49 34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5439" table:style-name="ce58">
            <text:p><text:s text:c="2"/>5 43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66" table:style-name="ce58">
            <text:p><text:s text:c="3"/>866</text:p>
          </table:table-cell>
          <table:table-cell office:value-type="float" office:value="6305" table:style-name="ce58">
            <text:p><text:s text:c="2"/>6 305</text:p>
          </table:table-cell>
          <table:table-cell office:value-type="float" office:value="48472" table:style-name="ce58">
            <text:p><text:s text:c="2"/>48 47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841" table:style-name="ce58">
            <text:p><text:s text:c="3"/>84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09" table:style-name="ce58">
            <text:p><text:s text:c="3"/>40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90" table:style-name="ce58">
            <text:p><text:s text:c="2"/>1 090</text:p>
          </table:table-cell>
          <table:table-cell office:value-type="float" office:value="2340" table:style-name="ce58">
            <text:p><text:s text:c="2"/>2 340</text:p>
          </table:table-cell>
          <table:table-cell office:value-type="float" office:value="22677" table:style-name="ce58">
            <text:p><text:s text:c="2"/>22 67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3710" table:style-name="ce58">
            <text:p><text:s text:c="2"/>3 71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16" table:style-name="ce58">
            <text:p><text:s text:c="3"/>41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55" table:style-name="ce58">
            <text:p><text:s/>(-) <text:s text:c="2"/>55</text:p>
          </table:table-cell>
          <table:table-cell office:value-type="float" office:value="4071" table:style-name="ce58">
            <text:p><text:s text:c="2"/>4 071</text:p>
          </table:table-cell>
          <table:table-cell office:value-type="float" office:value="27310" table:style-name="ce58">
            <text:p><text:s text:c="2"/>27 310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448" table:style-name="ce58">
            <text:p><text:s text:c="3"/>44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60" table:style-name="ce58">
            <text:p><text:s text:c="3"/>26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43" table:style-name="ce58">
            <text:p><text:s text:c="3"/>943</text:p>
          </table:table-cell>
          <table:table-cell office:value-type="float" office:value="1651" table:style-name="ce58">
            <text:p><text:s text:c="2"/>1 651</text:p>
          </table:table-cell>
          <table:table-cell office:value-type="float" office:value="21831" table:style-name="ce58">
            <text:p><text:s text:c="2"/>21 83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2439" table:style-name="ce58">
            <text:p><text:s text:c="2"/>2 43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7452" table:style-name="ce58">
            <text:p><text:s text:c="2"/>57 45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418" table:style-name="ce58">
            <text:p><text:s/>(-) <text:s text:c="2"/>418</text:p>
          </table:table-cell>
          <table:table-cell office:value-type="float" office:value="59473" table:style-name="ce58">
            <text:p><text:s text:c="2"/>59 473</text:p>
          </table:table-cell>
          <table:table-cell office:value-type="float" office:value="72610" table:style-name="ce58">
            <text:p><text:s text:c="2"/>72 61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2521" table:style-name="ce57">
            <text:p><text:s text:c="2"/>2 521</text:p>
          </table:table-cell>
          <table:table-cell office:value-type="float" office:value="7297" table:style-name="ce57">
            <text:p><text:s text:c="2"/>7 2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4877" table:style-name="ce57">
            <text:p><text:s text:c="2"/>64 8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654" table:style-name="ce57">
            <text:p><text:s/>(-) <text:s/>1 654</text:p>
          </table:table-cell>
          <table:table-cell office:value-type="float" office:value="73041" table:style-name="ce57">
            <text:p><text:s text:c="2"/>73 041</text:p>
          </table:table-cell>
          <table:table-cell office:value-type="float" office:value="100250" table:style-name="ce57">
            <text:p><text:s text:c="2"/>100 25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3548" table:style-name="ce57">
            <text:p><text:s text:c="2"/>3 5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367" table:style-name="ce57">
            <text:p><text:s text:c="2"/>6 3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09" table:style-name="ce57">
            <text:p><text:s text:c="3"/>509</text:p>
          </table:table-cell>
          <table:table-cell office:value-type="float" office:value="10424" table:style-name="ce57">
            <text:p><text:s text:c="2"/>10 424</text:p>
          </table:table-cell>
          <table:table-cell office:value-type="float" office:value="35260" table:style-name="ce57">
            <text:p><text:s text:c="2"/>35 26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2053" table:style-name="ce57">
            <text:p><text:s text:c="2"/>2 0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277" table:style-name="ce57">
            <text:p><text:s text:c="2"/>6 2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28" table:style-name="ce57">
            <text:p><text:s text:c="2"/>1 628</text:p>
          </table:table-cell>
          <table:table-cell office:value-type="float" office:value="9958" table:style-name="ce57">
            <text:p><text:s text:c="2"/>9 958</text:p>
          </table:table-cell>
          <table:table-cell office:value-type="float" office:value="78424" table:style-name="ce57">
            <text:p><text:s text:c="2"/>78 424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5" table:style-name="ce57">
            <text:p><text:s text:c="3"/>405</text:p>
          </table:table-cell>
          <table:table-cell office:value-type="float" office:value="424" table:style-name="ce57">
            <text:p><text:s text:c="3"/>424</text:p>
          </table:table-cell>
          <table:table-cell office:value-type="float" office:value="19228" table:style-name="ce57">
            <text:p><text:s text:c="2"/>19 22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08" table:style-name="ce57">
            <text:p><text:s text:c="2"/>1 208</text:p>
          </table:table-cell>
          <table:table-cell office:value-type="float" office:value="1240" table:style-name="ce57">
            <text:p><text:s text:c="2"/>1 240</text:p>
          </table:table-cell>
          <table:table-cell office:value-type="float" office:value="26628" table:style-name="ce57">
            <text:p><text:s text:c="2"/>26 62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3469" table:style-name="ce58">
            <text:p><text:s text:c="2"/>3 46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387" table:style-name="ce58">
            <text:p><text:s text:c="2"/>2 38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534" table:style-name="ce58">
            <text:p><text:s text:c="2"/>2 534</text:p>
          </table:table-cell>
          <table:table-cell office:value-type="float" office:value="8390" table:style-name="ce58">
            <text:p><text:s text:c="2"/>8 390</text:p>
          </table:table-cell>
          <table:table-cell office:value-type="float" office:value="56145" table:style-name="ce58">
            <text:p><text:s text:c="2"/>56 14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6839" table:style-name="ce58">
            <text:p><text:s text:c="2"/>6 83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06" table:style-name="ce58">
            <text:p><text:s/>(-) <text:s text:c="2"/>206</text:p>
          </table:table-cell>
          <table:table-cell office:value-type="float" office:value="6633" table:style-name="ce58">
            <text:p><text:s text:c="2"/>6 633</text:p>
          </table:table-cell>
          <table:table-cell office:value-type="float" office:value="12590" table:style-name="ce58">
            <text:p><text:s text:c="2"/>12 59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5283" table:style-name="ce58">
            <text:p><text:s text:c="2"/>15 28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8" table:style-name="ce58">
            <text:p><text:s text:c="3"/>218</text:p>
          </table:table-cell>
          <table:table-cell office:value-type="float" office:value="119" table:style-name="ce58">
            <text:p><text:s text:c="3"/>119</text:p>
          </table:table-cell>
          <table:table-cell office:value-type="float" office:value="848" table:style-name="ce58">
            <text:p><text:s text:c="3"/>848</text:p>
          </table:table-cell>
          <table:table-cell office:value-type="float" office:value="16468" table:style-name="ce58">
            <text:p><text:s text:c="2"/>16 468</text:p>
          </table:table-cell>
          <table:table-cell office:value-type="float" office:value="105715" table:style-name="ce58">
            <text:p><text:s text:c="2"/>105 715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14088" table:style-name="ce58">
            <text:p><text:s text:c="2"/>14 08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57" table:style-name="ce58">
            <text:p><text:s text:c="3"/>35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75" table:style-name="ce58">
            <text:p><text:s text:c="3"/>575</text:p>
          </table:table-cell>
          <table:table-cell office:value-type="float" office:value="15020" table:style-name="ce58">
            <text:p><text:s text:c="2"/>15 020</text:p>
          </table:table-cell>
          <table:table-cell office:value-type="float" office:value="51642" table:style-name="ce58">
            <text:p><text:s text:c="2"/>51 642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58" table:style-name="ce58">
            <text:p><text:s text:c="3"/>5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360" table:style-name="ce58">
            <text:p><text:s/>(-) <text:s text:c="2"/>360</text:p>
          </table:table-cell>
          <table:table-cell office:value-type="float" office:value="-302" table:style-name="ce58">
            <text:p><text:s/>(-) <text:s text:c="2"/>302</text:p>
          </table:table-cell>
          <table:table-cell office:value-type="float" office:value="7771" table:style-name="ce58">
            <text:p><text:s text:c="2"/>7 77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4135" table:style-name="ce57">
            <text:p><text:s text:c="2"/>4 13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175" table:style-name="ce57">
            <text:p><text:s text:c="2"/>15 175</text:p>
          </table:table-cell>
          <table:table-cell office:value-type="float" office:value="9653" table:style-name="ce57">
            <text:p><text:s text:c="2"/>9 653</text:p>
          </table:table-cell>
          <table:table-cell office:value-type="float" office:value="3889" table:style-name="ce57">
            <text:p><text:s text:c="2"/>3 889</text:p>
          </table:table-cell>
          <table:table-cell office:value-type="float" office:value="32852" table:style-name="ce57">
            <text:p><text:s text:c="2"/>32 852</text:p>
          </table:table-cell>
          <table:table-cell office:value-type="float" office:value="121055" table:style-name="ce57">
            <text:p><text:s text:c="2"/>121 05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355" table:style-name="ce57">
            <text:p><text:s text:c="3"/>35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58" table:style-name="ce57">
            <text:p><text:s/>(-) <text:s text:c="2"/>58</text:p>
          </table:table-cell>
          <table:table-cell office:value-type="float" office:value="297" table:style-name="ce57">
            <text:p><text:s text:c="3"/>297</text:p>
          </table:table-cell>
          <table:table-cell office:value-type="float" office:value="17812" table:style-name="ce57">
            <text:p><text:s text:c="2"/>17 812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492" table:style-name="ce57">
            <text:p><text:s text:c="3"/>49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186" table:style-name="ce57">
            <text:p><text:s text:c="2"/>16 186</text:p>
          </table:table-cell>
          <table:table-cell office:value-type="float" office:value="15879" table:style-name="ce57">
            <text:p><text:s text:c="2"/>15 879</text:p>
          </table:table-cell>
          <table:table-cell office:value-type="float" office:value="165" table:style-name="ce57">
            <text:p><text:s text:c="3"/>165</text:p>
          </table:table-cell>
          <table:table-cell office:value-type="float" office:value="32722" table:style-name="ce57">
            <text:p><text:s text:c="2"/>32 722</text:p>
          </table:table-cell>
          <table:table-cell office:value-type="float" office:value="44815" table:style-name="ce57">
            <text:p><text:s text:c="2"/>44 81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1988" table:style-name="ce57">
            <text:p><text:s text:c="2"/>1 98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548" table:style-name="ce57">
            <text:p><text:s text:c="2"/>40 548</text:p>
          </table:table-cell>
          <table:table-cell office:value-type="float" office:value="20256" table:style-name="ce57">
            <text:p><text:s text:c="2"/>20 256</text:p>
          </table:table-cell>
          <table:table-cell office:value-type="float" office:value="1516" table:style-name="ce57">
            <text:p><text:s text:c="2"/>1 516</text:p>
          </table:table-cell>
          <table:table-cell office:value-type="float" office:value="64308" table:style-name="ce57">
            <text:p><text:s text:c="2"/>64 308</text:p>
          </table:table-cell>
          <table:table-cell office:value-type="float" office:value="81090" table:style-name="ce57">
            <text:p><text:s text:c="2"/>81 09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967" table:style-name="ce57">
            <text:p><text:s text:c="3"/>9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787" table:style-name="ce57">
            <text:p><text:s text:c="2"/>6 787</text:p>
          </table:table-cell>
          <table:table-cell office:value-type="float" office:value="12929" table:style-name="ce57">
            <text:p><text:s text:c="2"/>12 929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0686" table:style-name="ce57">
            <text:p><text:s text:c="2"/>20 686</text:p>
          </table:table-cell>
          <table:table-cell office:value-type="float" office:value="28767" table:style-name="ce57">
            <text:p><text:s text:c="2"/>28 76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5036" table:style-name="ce58">
            <text:p><text:s text:c="2"/>5 03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917" table:style-name="ce58">
            <text:p><text:s text:c="2"/>3 917</text:p>
          </table:table-cell>
          <table:table-cell office:value-type="float" office:value="17360" table:style-name="ce58">
            <text:p><text:s text:c="2"/>17 360</text:p>
          </table:table-cell>
          <table:table-cell office:value-type="float" office:value="1066" table:style-name="ce58">
            <text:p><text:s text:c="2"/>1 066</text:p>
          </table:table-cell>
          <table:table-cell office:value-type="float" office:value="27379" table:style-name="ce58">
            <text:p><text:s text:c="2"/>27 379</text:p>
          </table:table-cell>
          <table:table-cell office:value-type="float" office:value="78376" table:style-name="ce58">
            <text:p><text:s text:c="2"/>78 37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561" table:style-name="ce58">
            <text:p><text:s text:c="3"/>56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0856" table:style-name="ce58">
            <text:p><text:s text:c="2"/>30 856</text:p>
          </table:table-cell>
          <table:table-cell office:value-type="float" office:value="1100" table:style-name="ce58">
            <text:p><text:s text:c="2"/>1 100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32537" table:style-name="ce58">
            <text:p><text:s text:c="2"/>32 537</text:p>
          </table:table-cell>
          <table:table-cell office:value-type="float" office:value="34039" table:style-name="ce58">
            <text:p><text:s text:c="2"/>34 03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1785" table:style-name="ce58">
            <text:p><text:s text:c="2"/>1 78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3" table:style-name="ce58">
            <text:p><text:s text:c="3"/>223</text:p>
          </table:table-cell>
          <table:table-cell office:value-type="float" office:value="20884" table:style-name="ce58">
            <text:p><text:s text:c="2"/>20 884</text:p>
          </table:table-cell>
          <table:table-cell office:value-type="float" office:value="73" table:style-name="ce58">
            <text:p><text:s text:c="3"/>73</text:p>
          </table:table-cell>
          <table:table-cell office:value-type="float" office:value="22965" table:style-name="ce58">
            <text:p><text:s text:c="2"/>22 965</text:p>
          </table:table-cell>
          <table:table-cell office:value-type="float" office:value="26414" table:style-name="ce58">
            <text:p><text:s text:c="2"/>26 414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5623" table:style-name="ce58">
            <text:p><text:s text:c="2"/>5 62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810" table:style-name="ce58">
            <text:p><text:s text:c="2"/>14 810</text:p>
          </table:table-cell>
          <table:table-cell office:value-type="float" office:value="162" table:style-name="ce58">
            <text:p><text:s text:c="3"/>162</text:p>
          </table:table-cell>
          <table:table-cell office:value-type="float" office:value="20595" table:style-name="ce58">
            <text:p><text:s text:c="2"/>20 595</text:p>
          </table:table-cell>
          <table:table-cell office:value-type="float" office:value="28105" table:style-name="ce58">
            <text:p><text:s text:c="2"/>28 10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9952" table:style-name="ce58">
            <text:p><text:s text:c="2"/>9 95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716" table:style-name="ce58">
            <text:p><text:s text:c="2"/>4 716</text:p>
          </table:table-cell>
          <table:table-cell office:value-type="float" office:value="77001" table:style-name="ce58">
            <text:p><text:s text:c="2"/>77 001</text:p>
          </table:table-cell>
          <table:table-cell office:value-type="float" office:value="1544" table:style-name="ce58">
            <text:p><text:s text:c="2"/>1 544</text:p>
          </table:table-cell>
          <table:table-cell office:value-type="float" office:value="93213" table:style-name="ce58">
            <text:p><text:s text:c="2"/>93 213</text:p>
          </table:table-cell>
          <table:table-cell office:value-type="float" office:value="143488" table:style-name="ce58">
            <text:p><text:s text:c="2"/>143 48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9420" table:style-name="ce57">
            <text:p><text:s text:c="2"/>9 4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1000" table:style-name="ce57">
            <text:p><text:s text:c="2"/>131 000</text:p>
          </table:table-cell>
          <table:table-cell office:value-type="float" office:value="57540" table:style-name="ce57">
            <text:p><text:s text:c="2"/>57 540</text:p>
          </table:table-cell>
          <table:table-cell office:value-type="float" office:value="4847" table:style-name="ce57">
            <text:p><text:s text:c="2"/>4 847</text:p>
          </table:table-cell>
          <table:table-cell office:value-type="float" office:value="202807" table:style-name="ce57">
            <text:p><text:s text:c="2"/>202 807</text:p>
          </table:table-cell>
          <table:table-cell office:value-type="float" office:value="204941" table:style-name="ce57">
            <text:p><text:s text:c="2"/>204 94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7708" table:style-name="ce57">
            <text:p><text:s text:c="2"/>7 70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27" table:style-name="ce57">
            <text:p><text:s text:c="2"/>1 327</text:p>
          </table:table-cell>
          <table:table-cell office:value-type="float" office:value="54335" table:style-name="ce57">
            <text:p><text:s text:c="2"/>54 335</text:p>
          </table:table-cell>
          <table:table-cell office:value-type="float" office:value="2696" table:style-name="ce57">
            <text:p><text:s text:c="2"/>2 696</text:p>
          </table:table-cell>
          <table:table-cell office:value-type="float" office:value="66066" table:style-name="ce57">
            <text:p><text:s text:c="2"/>66 066</text:p>
          </table:table-cell>
          <table:table-cell office:value-type="float" office:value="73889" table:style-name="ce57">
            <text:p><text:s text:c="2"/>73 88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3179" table:style-name="ce57">
            <text:p><text:s text:c="2"/>13 17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105" table:style-name="ce57">
            <text:p><text:s text:c="2"/>6 105</text:p>
          </table:table-cell>
          <table:table-cell office:value-type="float" office:value="19284" table:style-name="ce57">
            <text:p><text:s text:c="2"/>19 284</text:p>
          </table:table-cell>
          <table:table-cell office:value-type="float" office:value="120126" table:style-name="ce57">
            <text:p><text:s text:c="2"/>120 12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10597" table:style-name="ce57">
            <text:p><text:s text:c="2"/>10 5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647" table:style-name="ce57">
            <text:p><text:s text:c="2"/>18 647</text:p>
          </table:table-cell>
          <table:table-cell office:value-type="float" office:value="15197" table:style-name="ce57">
            <text:p><text:s text:c="2"/>15 197</text:p>
          </table:table-cell>
          <table:table-cell office:value-type="float" office:value="2861" table:style-name="ce57">
            <text:p><text:s text:c="2"/>2 861</text:p>
          </table:table-cell>
          <table:table-cell office:value-type="float" office:value="47302" table:style-name="ce57">
            <text:p><text:s text:c="2"/>47 302</text:p>
          </table:table-cell>
          <table:table-cell office:value-type="float" office:value="63946" table:style-name="ce57">
            <text:p><text:s text:c="2"/>63 94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1230" table:style-name="ce57">
            <text:p><text:s text:c="2"/>1 23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615" table:style-name="ce57">
            <text:p><text:s text:c="2"/>43 615</text:p>
          </table:table-cell>
          <table:table-cell office:value-type="float" office:value="12148" table:style-name="ce57">
            <text:p><text:s text:c="2"/>12 148</text:p>
          </table:table-cell>
          <table:table-cell office:value-type="float" office:value="1010" table:style-name="ce57">
            <text:p><text:s text:c="2"/>1 010</text:p>
          </table:table-cell>
          <table:table-cell office:value-type="float" office:value="58003" table:style-name="ce57">
            <text:p><text:s text:c="2"/>58 003</text:p>
          </table:table-cell>
          <table:table-cell office:value-type="float" office:value="61596" table:style-name="ce57">
            <text:p><text:s text:c="2"/>61 59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1757" table:style-name="ce58">
            <text:p><text:s text:c="2"/>1 75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5160" table:style-name="ce58">
            <text:p><text:s text:c="2"/>25 160</text:p>
          </table:table-cell>
          <table:table-cell office:value-type="float" office:value="6181" table:style-name="ce58">
            <text:p><text:s text:c="2"/>6 181</text:p>
          </table:table-cell>
          <table:table-cell office:value-type="float" office:value="1484" table:style-name="ce58">
            <text:p><text:s text:c="2"/>1 484</text:p>
          </table:table-cell>
          <table:table-cell office:value-type="float" office:value="34582" table:style-name="ce58">
            <text:p><text:s text:c="2"/>34 582</text:p>
          </table:table-cell>
          <table:table-cell office:value-type="float" office:value="63996" table:style-name="ce58">
            <text:p><text:s text:c="2"/>63 99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1558" table:style-name="ce58">
            <text:p><text:s text:c="2"/>1 55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5" table:style-name="ce58">
            <text:p><text:s text:c="3"/>125</text:p>
          </table:table-cell>
          <table:table-cell office:value-type="float" office:value="7381" table:style-name="ce58">
            <text:p><text:s text:c="2"/>7 38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064" table:style-name="ce58">
            <text:p><text:s text:c="2"/>9 064</text:p>
          </table:table-cell>
          <table:table-cell office:value-type="float" office:value="61930" table:style-name="ce58">
            <text:p><text:s text:c="2"/>61 93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968" table:style-name="ce58">
            <text:p><text:s text:c="3"/>96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4528" table:style-name="ce58">
            <text:p><text:s text:c="2"/>64 52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5496" table:style-name="ce58">
            <text:p><text:s text:c="2"/>65 496</text:p>
          </table:table-cell>
          <table:table-cell office:value-type="float" office:value="198293" table:style-name="ce58">
            <text:p><text:s text:c="2"/>198 293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9542" table:style-name="ce58">
            <text:p><text:s text:c="2"/>19 54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9547" table:style-name="ce58">
            <text:p><text:s text:c="2"/>19 547</text:p>
          </table:table-cell>
          <table:table-cell office:value-type="float" office:value="52063" table:style-name="ce58">
            <text:p><text:s text:c="2"/>52 06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69" table:style-name="ce58">
            <text:p><text:s text:c="3"/>26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55321" table:style-name="ce58">
            <text:p><text:s text:c="2"/>255 32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55590" table:style-name="ce58">
            <text:p><text:s text:c="2"/>255 590</text:p>
          </table:table-cell>
          <table:table-cell office:value-type="float" office:value="289915" table:style-name="ce58">
            <text:p><text:s text:c="2"/>289 91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8454" table:style-name="ce57">
            <text:p><text:s text:c="2"/>118 4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8454" table:style-name="ce57">
            <text:p><text:s text:c="2"/>118 454</text:p>
          </table:table-cell>
          <table:table-cell office:value-type="float" office:value="142504" table:style-name="ce57">
            <text:p><text:s text:c="2"/>142 50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2267" table:style-name="ce57">
            <text:p><text:s text:c="2"/>2 2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9075" table:style-name="ce57">
            <text:p><text:s text:c="2"/>79 07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1342" table:style-name="ce57">
            <text:p><text:s text:c="2"/>81 342</text:p>
          </table:table-cell>
          <table:table-cell office:value-type="float" office:value="112751" table:style-name="ce57">
            <text:p><text:s text:c="2"/>112 75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680" table:style-name="ce57">
            <text:p><text:s text:c="2"/>32 68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680" table:style-name="ce57">
            <text:p><text:s text:c="2"/>32 680</text:p>
          </table:table-cell>
          <table:table-cell office:value-type="float" office:value="49154" table:style-name="ce57">
            <text:p><text:s text:c="2"/>49 154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2122" table:style-name="ce57">
            <text:p><text:s text:c="2"/>2 12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22" table:style-name="ce57">
            <text:p><text:s text:c="2"/>2 122</text:p>
          </table:table-cell>
          <table:table-cell office:value-type="float" office:value="31614" table:style-name="ce57">
            <text:p><text:s text:c="2"/>31 61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987" table:style-name="ce57">
            <text:p><text:s text:c="3"/>98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51" table:style-name="ce57">
            <text:p><text:s text:c="3"/>9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38" table:style-name="ce57">
            <text:p><text:s text:c="2"/>1 938</text:p>
          </table:table-cell>
          <table:table-cell office:value-type="float" office:value="110000" table:style-name="ce57">
            <text:p><text:s text:c="2"/>110 00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269" table:style-name="ce58">
            <text:p><text:s text:c="3"/>26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7834" table:style-name="ce58">
            <text:p><text:s text:c="2"/>67 83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8103" table:style-name="ce58">
            <text:p><text:s text:c="2"/>68 103</text:p>
          </table:table-cell>
          <table:table-cell office:value-type="float" office:value="78980" table:style-name="ce58">
            <text:p><text:s text:c="2"/>78 98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6407" table:style-name="ce58">
            <text:p><text:s text:c="2"/>6 40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61" table:style-name="ce58">
            <text:p><text:s text:c="2"/>1 26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668" table:style-name="ce58">
            <text:p><text:s text:c="2"/>7 668</text:p>
          </table:table-cell>
          <table:table-cell office:value-type="float" office:value="19565" table:style-name="ce58">
            <text:p><text:s text:c="2"/>19 56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4361" table:style-name="ce58">
            <text:p><text:s text:c="2"/>4 36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624" table:style-name="ce58">
            <text:p><text:s text:c="2"/>7 62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985" table:style-name="ce58">
            <text:p><text:s text:c="2"/>11 985</text:p>
          </table:table-cell>
          <table:table-cell office:value-type="float" office:value="36088" table:style-name="ce58">
            <text:p><text:s text:c="2"/>36 088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5197" table:style-name="ce58">
            <text:p><text:s text:c="2"/>5 19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687" table:style-name="ce58">
            <text:p><text:s text:c="2"/>16 68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884" table:style-name="ce58">
            <text:p><text:s text:c="2"/>21 884</text:p>
          </table:table-cell>
          <table:table-cell office:value-type="float" office:value="71770" table:style-name="ce58">
            <text:p><text:s text:c="2"/>71 77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870" table:style-name="ce58">
            <text:p><text:s text:c="2"/>1 87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873" table:style-name="ce58">
            <text:p><text:s text:c="2"/>1 873</text:p>
          </table:table-cell>
          <table:table-cell office:value-type="float" office:value="18663" table:style-name="ce58">
            <text:p><text:s text:c="2"/>18 66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3560" table:style-name="ce57">
            <text:p><text:s text:c="2"/>3 5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130" table:style-name="ce57">
            <text:p><text:s text:c="2"/>7 13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690" table:style-name="ce57">
            <text:p><text:s text:c="2"/>10 690</text:p>
          </table:table-cell>
          <table:table-cell office:value-type="float" office:value="30749" table:style-name="ce57">
            <text:p><text:s text:c="2"/>30 74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2496" table:style-name="ce57">
            <text:p><text:s text:c="2"/>2 49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5347" table:style-name="ce57">
            <text:p><text:s text:c="2"/>145 3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7843" table:style-name="ce57">
            <text:p><text:s text:c="2"/>147 843</text:p>
          </table:table-cell>
          <table:table-cell office:value-type="float" office:value="176461" table:style-name="ce57">
            <text:p><text:s text:c="2"/>176 46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635" table:style-name="ce57">
            <text:p><text:s text:c="3"/>63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436" table:style-name="ce57">
            <text:p><text:s text:c="2"/>18 4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5" table:style-name="ce57">
            <text:p><text:s text:c="3"/>55</text:p>
          </table:table-cell>
          <table:table-cell office:value-type="float" office:value="19126" table:style-name="ce57">
            <text:p><text:s text:c="2"/>19 126</text:p>
          </table:table-cell>
          <table:table-cell office:value-type="float" office:value="32471" table:style-name="ce57">
            <text:p><text:s text:c="2"/>32 471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85" table:style-name="ce57">
            <text:p><text:s text:c="2"/>1 48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22" table:style-name="ce57">
            <text:p><text:s text:c="2"/>1 522</text:p>
          </table:table-cell>
          <table:table-cell office:value-type="float" office:value="34215" table:style-name="ce57">
            <text:p><text:s text:c="2"/>34 21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534" table:style-name="ce57">
            <text:p><text:s text:c="3"/>5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4523" table:style-name="ce57">
            <text:p><text:s text:c="2"/>94 52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5057" table:style-name="ce57">
            <text:p><text:s text:c="2"/>95 057</text:p>
          </table:table-cell>
          <table:table-cell office:value-type="float" office:value="177459" table:style-name="ce57">
            <text:p><text:s text:c="2"/>177 45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396" table:style-name="ce58">
            <text:p><text:s text:c="3"/>39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06" table:style-name="ce58">
            <text:p><text:s text:c="3"/>306</text:p>
          </table:table-cell>
          <table:table-cell office:value-type="float" office:value="43350" table:style-name="ce58">
            <text:p><text:s text:c="2"/>43 35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4052" table:style-name="ce58">
            <text:p><text:s text:c="2"/>44 052</text:p>
          </table:table-cell>
          <table:table-cell office:value-type="float" office:value="93209" table:style-name="ce58">
            <text:p><text:s text:c="2"/>93 20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7327" table:style-name="ce58">
            <text:p><text:s text:c="2"/>7 327</text:p>
          </table:table-cell>
          <table:table-cell office:value-type="float" office:value="2187" table:style-name="ce58">
            <text:p><text:s text:c="2"/>2 18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7329" table:style-name="ce58">
            <text:p><text:s text:c="2"/>207 32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6843" table:style-name="ce58">
            <text:p><text:s text:c="2"/>216 843</text:p>
          </table:table-cell>
          <table:table-cell office:value-type="float" office:value="453376" table:style-name="ce58">
            <text:p><text:s text:c="2"/>453 37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3732" table:style-name="ce58">
            <text:p><text:s text:c="2"/>3 73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4759" table:style-name="ce58">
            <text:p><text:s text:c="2"/>54 75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8491" table:style-name="ce58">
            <text:p><text:s text:c="2"/>58 491</text:p>
          </table:table-cell>
          <table:table-cell office:value-type="float" office:value="133963" table:style-name="ce58">
            <text:p><text:s text:c="2"/>133 963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49695" table:style-name="ce58">
            <text:p><text:s text:c="2"/>249 69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49695" table:style-name="ce58">
            <text:p><text:s text:c="2"/>249 695</text:p>
          </table:table-cell>
          <table:table-cell office:value-type="float" office:value="249695" table:style-name="ce58">
            <text:p><text:s text:c="2"/>249 695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7486" table:style-name="ce24">
            <text:p>7486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9050" table:style-name="ce24">
            <text:p>905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6536" table:style-name="ce58">
            <text:p><text:s text:c="2"/>16 536</text:p>
          </table:table-cell>
          <table:table-cell office:value-type="float" office:value="139180" table:style-name="ce58">
            <text:p><text:s text:c="2"/>139 18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7189" table:style-name="ce57">
            <text:p><text:s text:c="2"/>37 18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7189" table:style-name="ce57">
            <text:p><text:s text:c="2"/>37 189</text:p>
          </table:table-cell>
          <table:table-cell office:value-type="float" office:value="39621" table:style-name="ce57">
            <text:p><text:s text:c="2"/>39 62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10689" table:style-name="ce57">
            <text:p><text:s text:c="2"/>10 68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0" table:style-name="ce57">
            <text:p><text:s text:c="3"/>420</text:p>
          </table:table-cell>
          <table:table-cell office:value-type="float" office:value="2940" table:style-name="ce57">
            <text:p><text:s text:c="2"/>2 94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049" table:style-name="ce57">
            <text:p><text:s text:c="2"/>14 049</text:p>
          </table:table-cell>
          <table:table-cell office:value-type="float" office:value="62485" table:style-name="ce57">
            <text:p><text:s text:c="2"/>62 485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636" table:style-name="ce57">
            <text:p><text:s text:c="2"/>1 6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40" table:style-name="ce57">
            <text:p><text:s text:c="3"/>84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76" table:style-name="ce57">
            <text:p><text:s text:c="2"/>2 476</text:p>
          </table:table-cell>
          <table:table-cell office:value-type="float" office:value="88295" table:style-name="ce57">
            <text:p><text:s text:c="2"/>88 295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1937" table:style-name="ce57">
            <text:p><text:s text:c="2"/>1 9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07" table:style-name="ce57">
            <text:p><text:s text:c="2"/>2 70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644" table:style-name="ce57">
            <text:p><text:s text:c="2"/>4 644</text:p>
          </table:table-cell>
          <table:table-cell office:value-type="float" office:value="70077" table:style-name="ce57">
            <text:p><text:s text:c="2"/>70 07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236" table:style-name="ce57">
            <text:p><text:s text:c="2"/>2 2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425" table:style-name="ce57">
            <text:p><text:s text:c="2"/>17 425</text:p>
          </table:table-cell>
          <table:table-cell office:value-type="float" office:value="1598" table:style-name="ce57">
            <text:p><text:s text:c="2"/>1 59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259" table:style-name="ce57">
            <text:p><text:s text:c="2"/>21 259</text:p>
          </table:table-cell>
          <table:table-cell office:value-type="float" office:value="59472" table:style-name="ce57">
            <text:p><text:s text:c="2"/>59 47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567" table:style-name="ce58">
            <text:p><text:s text:c="2"/>3 56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643" table:style-name="ce58">
            <text:p><text:s text:c="2"/>5 64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210" table:style-name="ce58">
            <text:p><text:s text:c="2"/>9 210</text:p>
          </table:table-cell>
          <table:table-cell office:value-type="float" office:value="94272" table:style-name="ce58">
            <text:p><text:s text:c="2"/>94 27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42" table:style-name="ce58">
            <text:p><text:s text:c="3"/>24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42" table:style-name="ce58">
            <text:p><text:s text:c="3"/>242</text:p>
          </table:table-cell>
          <table:table-cell office:value-type="float" office:value="25828" table:style-name="ce58">
            <text:p><text:s text:c="2"/>25 828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77476" table:style-name="ce58">
            <text:p><text:s text:c="2"/>477 47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77476" table:style-name="ce58">
            <text:p><text:s text:c="2"/>477 476</text:p>
          </table:table-cell>
          <table:table-cell office:value-type="float" office:value="477476" table:style-name="ce58">
            <text:p><text:s text:c="2"/>477 476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134" table:style-name="ce58">
            <text:p><text:s text:c="2"/>11 13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134" table:style-name="ce58">
            <text:p><text:s text:c="2"/>11 134</text:p>
          </table:table-cell>
          <table:table-cell office:value-type="float" office:value="11134" table:style-name="ce58">
            <text:p><text:s text:c="2"/>11 134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79293" table:style-name="ce58">
            <text:p><text:s text:c="2"/>179 29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79293" table:style-name="ce58">
            <text:p><text:s text:c="2"/>179 293</text:p>
          </table:table-cell>
          <table:table-cell office:value-type="float" office:value="179293" table:style-name="ce58">
            <text:p><text:s text:c="2"/>179 29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53" table:style-name="ce57">
            <text:p><text:s text:c="3"/>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7811" table:style-name="ce57">
            <text:p><text:s text:c="2"/>57 81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7864" table:style-name="ce57">
            <text:p><text:s text:c="2"/>57 864</text:p>
          </table:table-cell>
          <table:table-cell office:value-type="float" office:value="65760" table:style-name="ce57">
            <text:p><text:s text:c="2"/>65 76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1139" table:style-name="ce57">
            <text:p><text:s text:c="2"/>111 1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1139" table:style-name="ce57">
            <text:p><text:s text:c="2"/>111 139</text:p>
          </table:table-cell>
          <table:table-cell office:value-type="float" office:value="111139" table:style-name="ce57">
            <text:p><text:s text:c="2"/>111 139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27991" table:style-name="ce57">
            <text:p><text:s text:c="2"/>27 991</text:p>
          </table:table-cell>
          <table:table-cell office:value-type="float" office:value="4552" table:style-name="ce57">
            <text:p><text:s text:c="2"/>4 552</text:p>
          </table:table-cell>
          <table:table-cell office:value-type="float" office:value="86990" table:style-name="ce57">
            <text:p><text:s text:c="2"/>86 99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9573" table:style-name="ce57">
            <text:p><text:s text:c="2"/>119 573</text:p>
          </table:table-cell>
          <table:table-cell office:value-type="float" office:value="131536" table:style-name="ce57">
            <text:p><text:s text:c="2"/>131 53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1165" table:style-name="ce57">
            <text:p><text:s text:c="2"/>1 1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312" table:style-name="ce57">
            <text:p><text:s text:c="2"/>5 312</text:p>
          </table:table-cell>
          <table:table-cell office:value-type="float" office:value="20336" table:style-name="ce57">
            <text:p><text:s text:c="2"/>20 3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813" table:style-name="ce57">
            <text:p><text:s text:c="2"/>26 813</text:p>
          </table:table-cell>
          <table:table-cell office:value-type="float" office:value="31264" table:style-name="ce57">
            <text:p><text:s text:c="2"/>31 26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7106" table:style-name="ce57">
            <text:p><text:s text:c="2"/>37 106</text:p>
          </table:table-cell>
          <table:table-cell office:value-type="float" office:value="28248" table:style-name="ce57">
            <text:p><text:s text:c="2"/>28 2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354" table:style-name="ce57">
            <text:p><text:s text:c="2"/>65 354</text:p>
          </table:table-cell>
          <table:table-cell office:value-type="float" office:value="69249" table:style-name="ce57">
            <text:p><text:s text:c="2"/>69 24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992" table:style-name="ce58">
            <text:p><text:s text:c="2"/>6 99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992" table:style-name="ce58">
            <text:p><text:s text:c="2"/>6 992</text:p>
          </table:table-cell>
          <table:table-cell office:value-type="float" office:value="21184" table:style-name="ce58">
            <text:p><text:s text:c="2"/>21 18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5206" table:style-name="ce58">
            <text:p><text:s text:c="2"/>25 20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5206" table:style-name="ce58">
            <text:p><text:s text:c="2"/>25 206</text:p>
          </table:table-cell>
          <table:table-cell office:value-type="float" office:value="27778" table:style-name="ce58">
            <text:p><text:s text:c="2"/>27 778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4434" table:style-name="ce58">
            <text:p><text:s text:c="2"/>44 43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4434" table:style-name="ce58">
            <text:p><text:s text:c="2"/>44 434</text:p>
          </table:table-cell>
          <table:table-cell office:value-type="float" office:value="44434" table:style-name="ce58">
            <text:p><text:s text:c="2"/>44 434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506895" table:style-name="ce49">
            <text:p><text:s text:c="2"/>506 895</text:p>
          </table:table-cell>
          <table:table-cell office:value-type="float" office:value="817038" table:style-name="ce49">
            <text:p><text:s text:c="2"/>817 038</text:p>
          </table:table-cell>
          <table:table-cell office:value-type="float" office:value="64395" table:style-name="ce49">
            <text:p><text:s text:c="2"/>64 395</text:p>
          </table:table-cell>
          <table:table-cell office:value-type="float" office:value="2573419" table:style-name="ce49">
            <text:p><text:s/>2 573 419</text:p>
          </table:table-cell>
          <table:table-cell office:value-type="float" office:value="901927" table:style-name="ce49">
            <text:p><text:s text:c="2"/>901 927</text:p>
          </table:table-cell>
          <table:table-cell office:value-type="float" office:value="53274" table:style-name="ce49">
            <text:p><text:s text:c="2"/>53 274</text:p>
          </table:table-cell>
          <table:table-cell office:value-type="float" office:value="4916948" table:style-name="ce49">
            <text:p><text:s/>4 916 948</text:p>
          </table:table-cell>
          <table:table-cell office:value-type="float" office:value="8634494" table:style-name="ce49">
            <text:p><text:s/>8 634 494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VA" table:style-name="ta1">
        <table:table-column table:style-name="co7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6" table:number-columns-repeated="16314" table:default-cell-style-name="ce3"/>
        <table:table-row table:style-name="ro1">
          <table:table-cell office:value-type="string" table:style-name="ce1">
            <text:p>Tabela 2 - Usos de bens e serviços - 2011</text:p>
          </table:table-cell>
          <table:table-cell table:number-columns-repeated="6" table:style-name="ce1"/>
          <table:table-cell table:style-name="ce20"/>
          <table:table-cell table:number-columns-repeated="48" table:style-name="ce2"/>
          <table:table-cell table:number-columns-repeated="5" table:style-name="ce1"/>
          <table:table-cell table:style-name="ce20"/>
          <table:table-cell table:number-columns-repeated="7" table:style-name="ce2"/>
          <table:table-cell table:style-name="ce42"/>
          <table:table-cell table:number-columns-repeated="16314" table:style-name="ce2"/>
        </table:table-row>
        <table:table-row table:style-name="ro2">
          <table:table-cell table:number-columns-repeated="6" table:style-name="ce3"/>
          <table:table-cell table:style-name="ce4"/>
          <table:table-cell table:number-columns-repeated="53" table:style-name="ce3"/>
          <table:table-cell table:style-name="ce4"/>
          <table:table-cell table:number-columns-repeated="8" table:style-name="ce3"/>
          <table:table-cell table:style-name="ce43"/>
          <table:table-cell table:number-columns-repeated="16314"/>
        </table:table-row>
        <table:table-row table:style-name="ro2">
          <table:table-cell office:value-type="string" table:number-columns-spanned="1" table:number-rows-spanned="2" table:style-name="ce60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2"/>
          <table:table-cell table:style-name="ce37"/>
          <table:table-cell table:number-columns-repeated="4" table:style-name="ce36"/>
          <table:table-cell table:style-name="ce37"/>
          <table:table-cell table:number-columns-repeated="4" table:style-name="ce36"/>
          <table:table-cell table:number-columns-repeated="19"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3" table:style-name="ce36"/>
          <table:table-cell table:style-name="ce37"/>
          <table:table-cell table:number-columns-repeated="16314"/>
        </table:table-row>
        <table:table-row table:style-name="ro3"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4"/>
        </table:table-row>
        <table:table-row table:style-name="ro8">
          <table:table-cell table:number-columns-repeated="6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5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9"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3" table:style-name="ce5"/>
          <table:table-cell table:style-name="ce51"/>
          <table:table-cell table:number-columns-repeated="16314"/>
        </table:table-row>
        <table:table-row table:style-name="ro6">
          <table:table-cell office:value-type="string" table:style-name="ce15">
            <text:p>Valor adicionado bruto ( PIB )</text:p>
          </table:table-cell>
          <table:table-cell office:value-type="float" office:value="124400" table:style-name="ce23">
            <text:p><text:s text:c="2"/>124 400</text:p>
          </table:table-cell>
          <table:table-cell office:value-type="float" office:value="48345" table:style-name="ce23">
            <text:p><text:s text:c="2"/>48 345</text:p>
          </table:table-cell>
          <table:table-cell office:value-type="float" office:value="17279" table:style-name="ce23">
            <text:p><text:s text:c="2"/>17 279</text:p>
          </table:table-cell>
          <table:table-cell office:value-type="float" office:value="7399" table:style-name="ce23">
            <text:p><text:s text:c="2"/>7 399</text:p>
          </table:table-cell>
          <table:table-cell office:value-type="float" office:value="98959" table:style-name="ce23">
            <text:p><text:s text:c="2"/>98 959</text:p>
          </table:table-cell>
          <table:table-cell office:value-type="float" office:value="51912" table:style-name="ce23">
            <text:p><text:s text:c="2"/>51 912</text:p>
          </table:table-cell>
          <table:table-cell office:value-type="float" office:value="4297" table:style-name="ce23">
            <text:p><text:s text:c="2"/>4 297</text:p>
          </table:table-cell>
          <table:table-cell office:value-type="float" office:value="25582" table:style-name="ce23">
            <text:p><text:s text:c="2"/>25 582</text:p>
          </table:table-cell>
          <table:table-cell office:value-type="float" office:value="13186" table:style-name="ce23">
            <text:p><text:s text:c="2"/>13 186</text:p>
          </table:table-cell>
          <table:table-cell office:value-type="float" office:value="31559" table:style-name="ce23">
            <text:p><text:s text:c="2"/>31 559</text:p>
          </table:table-cell>
          <table:table-cell office:value-type="float" office:value="18886" table:style-name="ce23">
            <text:p><text:s text:c="2"/>18 886</text:p>
          </table:table-cell>
          <table:table-cell office:value-type="float" office:value="3796" table:style-name="ce23">
            <text:p><text:s text:c="2"/>3 796</text:p>
          </table:table-cell>
          <table:table-cell office:value-type="float" office:value="11756" table:style-name="ce23">
            <text:p><text:s text:c="2"/>11 756</text:p>
          </table:table-cell>
          <table:table-cell office:value-type="float" office:value="25870" table:style-name="ce23">
            <text:p><text:s text:c="2"/>25 870</text:p>
          </table:table-cell>
          <table:table-cell office:value-type="float" office:value="11413" table:style-name="ce23">
            <text:p><text:s text:c="2"/>11 413</text:p>
          </table:table-cell>
          <table:table-cell office:value-type="float" office:value="8866" table:style-name="ce23">
            <text:p><text:s text:c="2"/>8 866</text:p>
          </table:table-cell>
          <table:table-cell office:value-type="float" office:value="16861" table:style-name="ce23">
            <text:p><text:s text:c="2"/>16 861</text:p>
          </table:table-cell>
          <table:table-cell office:value-type="float" office:value="8685" table:style-name="ce23">
            <text:p><text:s text:c="2"/>8 685</text:p>
          </table:table-cell>
          <table:table-cell office:value-type="float" office:value="-10202" table:style-name="ce23">
            <text:p><text:s/>(-) <text:s/>10 202</text:p>
          </table:table-cell>
          <table:table-cell office:value-type="float" office:value="4699" table:style-name="ce23">
            <text:p><text:s text:c="2"/>4 699</text:p>
          </table:table-cell>
          <table:table-cell office:value-type="float" office:value="14719" table:style-name="ce23">
            <text:p><text:s text:c="2"/>14 719</text:p>
          </table:table-cell>
          <table:table-cell office:value-type="float" office:value="10413" table:style-name="ce23">
            <text:p><text:s text:c="2"/>10 413</text:p>
          </table:table-cell>
          <table:table-cell office:value-type="float" office:value="7185" table:style-name="ce23">
            <text:p><text:s text:c="2"/>7 185</text:p>
          </table:table-cell>
          <table:table-cell office:value-type="float" office:value="19812" table:style-name="ce23">
            <text:p><text:s text:c="2"/>19 812</text:p>
          </table:table-cell>
          <table:table-cell office:value-type="float" office:value="22858" table:style-name="ce23">
            <text:p><text:s text:c="2"/>22 858</text:p>
          </table:table-cell>
          <table:table-cell office:value-type="float" office:value="25581" table:style-name="ce23">
            <text:p><text:s text:c="2"/>25 581</text:p>
          </table:table-cell>
          <table:table-cell office:value-type="float" office:value="20702" table:style-name="ce23">
            <text:p><text:s text:c="2"/>20 702</text:p>
          </table:table-cell>
          <table:table-cell office:value-type="float" office:value="7995" table:style-name="ce23">
            <text:p><text:s text:c="2"/>7 995</text:p>
          </table:table-cell>
          <table:table-cell office:value-type="float" office:value="32518" table:style-name="ce23">
            <text:p><text:s text:c="2"/>32 518</text:p>
          </table:table-cell>
          <table:table-cell office:value-type="float" office:value="15709" table:style-name="ce23">
            <text:p><text:s text:c="2"/>15 709</text:p>
          </table:table-cell>
          <table:table-cell office:value-type="float" office:value="16216" table:style-name="ce23">
            <text:p><text:s text:c="2"/>16 216</text:p>
          </table:table-cell>
          <table:table-cell office:value-type="float" office:value="34534" table:style-name="ce23">
            <text:p><text:s text:c="2"/>34 534</text:p>
          </table:table-cell>
          <table:table-cell office:value-type="float" office:value="32552" table:style-name="ce23">
            <text:p><text:s text:c="2"/>32 552</text:p>
          </table:table-cell>
          <table:table-cell office:value-type="float" office:value="28311" table:style-name="ce23">
            <text:p><text:s text:c="2"/>28 311</text:p>
          </table:table-cell>
          <table:table-cell office:value-type="float" office:value="10881" table:style-name="ce23">
            <text:p><text:s text:c="2"/>10 881</text:p>
          </table:table-cell>
          <table:table-cell office:value-type="float" office:value="26051" table:style-name="ce23">
            <text:p><text:s text:c="2"/>26 051</text:p>
          </table:table-cell>
          <table:table-cell office:value-type="float" office:value="18710" table:style-name="ce23">
            <text:p><text:s text:c="2"/>18 710</text:p>
          </table:table-cell>
          <table:table-cell office:value-type="float" office:value="72152" table:style-name="ce23">
            <text:p><text:s text:c="2"/>72 152</text:p>
          </table:table-cell>
          <table:table-cell office:value-type="float" office:value="27067" table:style-name="ce23">
            <text:p><text:s text:c="2"/>27 067</text:p>
          </table:table-cell>
          <table:table-cell office:value-type="float" office:value="233544" table:style-name="ce23">
            <text:p><text:s text:c="2"/>233 544</text:p>
          </table:table-cell>
          <table:table-cell office:value-type="float" office:value="73946" table:style-name="ce23">
            <text:p><text:s text:c="2"/>73 946</text:p>
          </table:table-cell>
          <table:table-cell office:value-type="float" office:value="404296" table:style-name="ce23">
            <text:p><text:s text:c="2"/>404 296</text:p>
          </table:table-cell>
          <table:table-cell office:value-type="float" office:value="107085" table:style-name="ce23">
            <text:p><text:s text:c="2"/>107 085</text:p>
          </table:table-cell>
          <table:table-cell office:value-type="float" office:value="4030" table:style-name="ce23">
            <text:p><text:s text:c="2"/>4 030</text:p>
          </table:table-cell>
          <table:table-cell office:value-type="float" office:value="6507" table:style-name="ce23">
            <text:p><text:s text:c="2"/>6 507</text:p>
          </table:table-cell>
          <table:table-cell office:value-type="float" office:value="47935" table:style-name="ce23">
            <text:p><text:s text:c="2"/>47 935</text:p>
          </table:table-cell>
          <table:table-cell office:value-type="float" office:value="9600" table:style-name="ce23">
            <text:p><text:s text:c="2"/>9 600</text:p>
          </table:table-cell>
          <table:table-cell office:value-type="float" office:value="72754" table:style-name="ce23">
            <text:p><text:s text:c="2"/>72 754</text:p>
          </table:table-cell>
          <table:table-cell office:value-type="float" office:value="10395" table:style-name="ce23">
            <text:p><text:s text:c="2"/>10 395</text:p>
          </table:table-cell>
          <table:table-cell office:value-type="float" office:value="14397" table:style-name="ce23">
            <text:p><text:s text:c="2"/>14 397</text:p>
          </table:table-cell>
          <table:table-cell office:value-type="float" office:value="57074" table:style-name="ce23">
            <text:p><text:s text:c="2"/>57 074</text:p>
          </table:table-cell>
          <table:table-cell office:value-type="float" office:value="55140" table:style-name="ce23">
            <text:p><text:s text:c="2"/>55 140</text:p>
          </table:table-cell>
          <table:table-cell office:value-type="float" office:value="239426" table:style-name="ce23">
            <text:p><text:s text:c="2"/>239 426</text:p>
          </table:table-cell>
          <table:table-cell office:value-type="float" office:value="311380" table:style-name="ce23">
            <text:p><text:s text:c="2"/>311 380</text:p>
          </table:table-cell>
          <table:table-cell office:value-type="float" office:value="87258" table:style-name="ce23">
            <text:p><text:s text:c="2"/>87 258</text:p>
          </table:table-cell>
          <table:table-cell office:value-type="float" office:value="35632" table:style-name="ce23">
            <text:p><text:s text:c="2"/>35 632</text:p>
          </table:table-cell>
          <table:table-cell office:value-type="float" office:value="22340" table:style-name="ce23">
            <text:p><text:s text:c="2"/>22 340</text:p>
          </table:table-cell>
          <table:table-cell office:value-type="float" office:value="20396" table:style-name="ce23">
            <text:p><text:s text:c="2"/>20 396</text:p>
          </table:table-cell>
          <table:table-cell office:value-type="float" office:value="98016" table:style-name="ce23">
            <text:p><text:s text:c="2"/>98 016</text:p>
          </table:table-cell>
          <table:table-cell office:value-type="float" office:value="20022" table:style-name="ce23">
            <text:p><text:s text:c="2"/>20 022</text:p>
          </table:table-cell>
          <table:table-cell office:value-type="float" office:value="369696" table:style-name="ce23">
            <text:p><text:s text:c="2"/>369 696</text:p>
          </table:table-cell>
          <table:table-cell office:value-type="float" office:value="154661" table:style-name="ce23">
            <text:p><text:s text:c="2"/>154 661</text:p>
          </table:table-cell>
          <table:table-cell office:value-type="float" office:value="42023" table:style-name="ce23">
            <text:p><text:s text:c="2"/>42 023</text:p>
          </table:table-cell>
          <table:table-cell office:value-type="float" office:value="73702" table:style-name="ce23">
            <text:p><text:s text:c="2"/>73 702</text:p>
          </table:table-cell>
          <table:table-cell office:value-type="float" office:value="70520" table:style-name="ce23">
            <text:p><text:s text:c="2"/>70 520</text:p>
          </table:table-cell>
          <table:table-cell office:value-type="float" office:value="14303" table:style-name="ce23">
            <text:p><text:s text:c="2"/>14 303</text:p>
          </table:table-cell>
          <table:table-cell office:value-type="float" office:value="52435" table:style-name="ce23">
            <text:p><text:s text:c="2"/>52 435</text:p>
          </table:table-cell>
          <table:table-cell office:value-type="float" office:value="44434" table:style-name="ce23">
            <text:p><text:s text:c="2"/>44 434</text:p>
          </table:table-cell>
          <table:table-cell office:value-type="float" office:value="3720461" table:style-name="ce23">
            <text:p><text:s/>3 720 461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Remunerações</text:p>
          </table:table-cell>
          <table:table-cell office:value-type="float" office:value="22220" table:style-name="ce23">
            <text:p><text:s text:c="2"/>22 220</text:p>
          </table:table-cell>
          <table:table-cell office:value-type="float" office:value="15042" table:style-name="ce23">
            <text:p><text:s text:c="2"/>15 042</text:p>
          </table:table-cell>
          <table:table-cell office:value-type="float" office:value="2128" table:style-name="ce23">
            <text:p><text:s text:c="2"/>2 128</text:p>
          </table:table-cell>
          <table:table-cell office:value-type="float" office:value="3461" table:style-name="ce23">
            <text:p><text:s text:c="2"/>3 461</text:p>
          </table:table-cell>
          <table:table-cell office:value-type="float" office:value="14807" table:style-name="ce23">
            <text:p><text:s text:c="2"/>14 807</text:p>
          </table:table-cell>
          <table:table-cell office:value-type="float" office:value="5555" table:style-name="ce23">
            <text:p><text:s text:c="2"/>5 555</text:p>
          </table:table-cell>
          <table:table-cell office:value-type="float" office:value="1933" table:style-name="ce23">
            <text:p><text:s text:c="2"/>1 933</text:p>
          </table:table-cell>
          <table:table-cell office:value-type="float" office:value="18006" table:style-name="ce23">
            <text:p><text:s text:c="2"/>18 006</text:p>
          </table:table-cell>
          <table:table-cell office:value-type="float" office:value="8241" table:style-name="ce23">
            <text:p><text:s text:c="2"/>8 241</text:p>
          </table:table-cell>
          <table:table-cell office:value-type="float" office:value="19447" table:style-name="ce23">
            <text:p><text:s text:c="2"/>19 447</text:p>
          </table:table-cell>
          <table:table-cell office:value-type="float" office:value="6047" table:style-name="ce23">
            <text:p><text:s text:c="2"/>6 047</text:p>
          </table:table-cell>
          <table:table-cell office:value-type="float" office:value="1222" table:style-name="ce23">
            <text:p><text:s text:c="2"/>1 222</text:p>
          </table:table-cell>
          <table:table-cell office:value-type="float" office:value="8654" table:style-name="ce23">
            <text:p><text:s text:c="2"/>8 654</text:p>
          </table:table-cell>
          <table:table-cell office:value-type="float" office:value="13378" table:style-name="ce23">
            <text:p><text:s text:c="2"/>13 378</text:p>
          </table:table-cell>
          <table:table-cell office:value-type="float" office:value="8579" table:style-name="ce23">
            <text:p><text:s text:c="2"/>8 579</text:p>
          </table:table-cell>
          <table:table-cell office:value-type="float" office:value="5237" table:style-name="ce23">
            <text:p><text:s text:c="2"/>5 237</text:p>
          </table:table-cell>
          <table:table-cell office:value-type="float" office:value="8585" table:style-name="ce23">
            <text:p><text:s text:c="2"/>8 585</text:p>
          </table:table-cell>
          <table:table-cell office:value-type="float" office:value="4563" table:style-name="ce23">
            <text:p><text:s text:c="2"/>4 563</text:p>
          </table:table-cell>
          <table:table-cell office:value-type="float" office:value="4509" table:style-name="ce23">
            <text:p><text:s text:c="2"/>4 509</text:p>
          </table:table-cell>
          <table:table-cell office:value-type="float" office:value="2680" table:style-name="ce23">
            <text:p><text:s text:c="2"/>2 680</text:p>
          </table:table-cell>
          <table:table-cell office:value-type="float" office:value="7982" table:style-name="ce23">
            <text:p><text:s text:c="2"/>7 982</text:p>
          </table:table-cell>
          <table:table-cell office:value-type="float" office:value="6572" table:style-name="ce23">
            <text:p><text:s text:c="2"/>6 572</text:p>
          </table:table-cell>
          <table:table-cell office:value-type="float" office:value="3986" table:style-name="ce23">
            <text:p><text:s text:c="2"/>3 986</text:p>
          </table:table-cell>
          <table:table-cell office:value-type="float" office:value="7272" table:style-name="ce23">
            <text:p><text:s text:c="2"/>7 272</text:p>
          </table:table-cell>
          <table:table-cell office:value-type="float" office:value="15410" table:style-name="ce23">
            <text:p><text:s text:c="2"/>15 410</text:p>
          </table:table-cell>
          <table:table-cell office:value-type="float" office:value="13885" table:style-name="ce23">
            <text:p><text:s text:c="2"/>13 885</text:p>
          </table:table-cell>
          <table:table-cell office:value-type="float" office:value="9959" table:style-name="ce23">
            <text:p><text:s text:c="2"/>9 959</text:p>
          </table:table-cell>
          <table:table-cell office:value-type="float" office:value="5079" table:style-name="ce23">
            <text:p><text:s text:c="2"/>5 079</text:p>
          </table:table-cell>
          <table:table-cell office:value-type="float" office:value="18808" table:style-name="ce23">
            <text:p><text:s text:c="2"/>18 808</text:p>
          </table:table-cell>
          <table:table-cell office:value-type="float" office:value="9354" table:style-name="ce23">
            <text:p><text:s text:c="2"/>9 354</text:p>
          </table:table-cell>
          <table:table-cell office:value-type="float" office:value="11148" table:style-name="ce23">
            <text:p><text:s text:c="2"/>11 148</text:p>
          </table:table-cell>
          <table:table-cell office:value-type="float" office:value="22501" table:style-name="ce23">
            <text:p><text:s text:c="2"/>22 501</text:p>
          </table:table-cell>
          <table:table-cell office:value-type="float" office:value="17067" table:style-name="ce23">
            <text:p><text:s text:c="2"/>17 067</text:p>
          </table:table-cell>
          <table:table-cell office:value-type="float" office:value="17826" table:style-name="ce23">
            <text:p><text:s text:c="2"/>17 826</text:p>
          </table:table-cell>
          <table:table-cell office:value-type="float" office:value="6913" table:style-name="ce23">
            <text:p><text:s text:c="2"/>6 913</text:p>
          </table:table-cell>
          <table:table-cell office:value-type="float" office:value="10955" table:style-name="ce23">
            <text:p><text:s text:c="2"/>10 955</text:p>
          </table:table-cell>
          <table:table-cell office:value-type="float" office:value="8681" table:style-name="ce23">
            <text:p><text:s text:c="2"/>8 681</text:p>
          </table:table-cell>
          <table:table-cell office:value-type="float" office:value="11551" table:style-name="ce23">
            <text:p><text:s text:c="2"/>11 551</text:p>
          </table:table-cell>
          <table:table-cell office:value-type="float" office:value="11341" table:style-name="ce23">
            <text:p><text:s text:c="2"/>11 341</text:p>
          </table:table-cell>
          <table:table-cell office:value-type="float" office:value="98486" table:style-name="ce23">
            <text:p><text:s text:c="2"/>98 486</text:p>
          </table:table-cell>
          <table:table-cell office:value-type="float" office:value="31534" table:style-name="ce23">
            <text:p><text:s text:c="2"/>31 534</text:p>
          </table:table-cell>
          <table:table-cell office:value-type="float" office:value="191365" table:style-name="ce23">
            <text:p><text:s text:c="2"/>191 365</text:p>
          </table:table-cell>
          <table:table-cell office:value-type="float" office:value="49777" table:style-name="ce23">
            <text:p><text:s text:c="2"/>49 777</text:p>
          </table:table-cell>
          <table:table-cell office:value-type="float" office:value="3085" table:style-name="ce23">
            <text:p><text:s text:c="2"/>3 085</text:p>
          </table:table-cell>
          <table:table-cell office:value-type="float" office:value="6155" table:style-name="ce23">
            <text:p><text:s text:c="2"/>6 155</text:p>
          </table:table-cell>
          <table:table-cell office:value-type="float" office:value="27385" table:style-name="ce23">
            <text:p><text:s text:c="2"/>27 385</text:p>
          </table:table-cell>
          <table:table-cell office:value-type="float" office:value="5788" table:style-name="ce23">
            <text:p><text:s text:c="2"/>5 788</text:p>
          </table:table-cell>
          <table:table-cell office:value-type="float" office:value="29283" table:style-name="ce23">
            <text:p><text:s text:c="2"/>29 283</text:p>
          </table:table-cell>
          <table:table-cell office:value-type="float" office:value="6303" table:style-name="ce23">
            <text:p><text:s text:c="2"/>6 303</text:p>
          </table:table-cell>
          <table:table-cell office:value-type="float" office:value="7709" table:style-name="ce23">
            <text:p><text:s text:c="2"/>7 709</text:p>
          </table:table-cell>
          <table:table-cell office:value-type="float" office:value="12542" table:style-name="ce23">
            <text:p><text:s text:c="2"/>12 542</text:p>
          </table:table-cell>
          <table:table-cell office:value-type="float" office:value="29388" table:style-name="ce23">
            <text:p><text:s text:c="2"/>29 388</text:p>
          </table:table-cell>
          <table:table-cell office:value-type="float" office:value="98204" table:style-name="ce23">
            <text:p><text:s text:c="2"/>98 204</text:p>
          </table:table-cell>
          <table:table-cell office:value-type="float" office:value="4902" table:style-name="ce23">
            <text:p><text:s text:c="2"/>4 902</text:p>
          </table:table-cell>
          <table:table-cell office:value-type="float" office:value="35198" table:style-name="ce23">
            <text:p><text:s text:c="2"/>35 198</text:p>
          </table:table-cell>
          <table:table-cell office:value-type="float" office:value="18262" table:style-name="ce23">
            <text:p><text:s text:c="2"/>18 262</text:p>
          </table:table-cell>
          <table:table-cell office:value-type="float" office:value="7753" table:style-name="ce23">
            <text:p><text:s text:c="2"/>7 753</text:p>
          </table:table-cell>
          <table:table-cell office:value-type="float" office:value="7127" table:style-name="ce23">
            <text:p><text:s text:c="2"/>7 127</text:p>
          </table:table-cell>
          <table:table-cell office:value-type="float" office:value="64835" table:style-name="ce23">
            <text:p><text:s text:c="2"/>64 835</text:p>
          </table:table-cell>
          <table:table-cell office:value-type="float" office:value="17032" table:style-name="ce23">
            <text:p><text:s text:c="2"/>17 032</text:p>
          </table:table-cell>
          <table:table-cell office:value-type="float" office:value="323263" table:style-name="ce23">
            <text:p><text:s text:c="2"/>323 263</text:p>
          </table:table-cell>
          <table:table-cell office:value-type="float" office:value="147804" table:style-name="ce23">
            <text:p><text:s text:c="2"/>147 804</text:p>
          </table:table-cell>
          <table:table-cell office:value-type="float" office:value="37594" table:style-name="ce23">
            <text:p><text:s text:c="2"/>37 594</text:p>
          </table:table-cell>
          <table:table-cell office:value-type="float" office:value="70059" table:style-name="ce23">
            <text:p><text:s text:c="2"/>70 059</text:p>
          </table:table-cell>
          <table:table-cell office:value-type="float" office:value="41952" table:style-name="ce23">
            <text:p><text:s text:c="2"/>41 952</text:p>
          </table:table-cell>
          <table:table-cell office:value-type="float" office:value="7578" table:style-name="ce23">
            <text:p><text:s text:c="2"/>7 578</text:p>
          </table:table-cell>
          <table:table-cell office:value-type="float" office:value="31400" table:style-name="ce23">
            <text:p><text:s text:c="2"/>31 400</text:p>
          </table:table-cell>
          <table:table-cell office:value-type="float" office:value="44434" table:style-name="ce23">
            <text:p><text:s text:c="2"/>44 434</text:p>
          </table:table-cell>
          <table:table-cell office:value-type="float" office:value="1846781" table:style-name="ce23">
            <text:p><text:s/>1 846 781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Salários</text:p>
          </table:table-cell>
          <table:table-cell office:value-type="float" office:value="18815" table:style-name="ce23">
            <text:p><text:s text:c="2"/>18 815</text:p>
          </table:table-cell>
          <table:table-cell office:value-type="float" office:value="13036" table:style-name="ce23">
            <text:p><text:s text:c="2"/>13 036</text:p>
          </table:table-cell>
          <table:table-cell office:value-type="float" office:value="1774" table:style-name="ce23">
            <text:p><text:s text:c="2"/>1 774</text:p>
          </table:table-cell>
          <table:table-cell office:value-type="float" office:value="2729" table:style-name="ce23">
            <text:p><text:s text:c="2"/>2 729</text:p>
          </table:table-cell>
          <table:table-cell office:value-type="float" office:value="10561" table:style-name="ce23">
            <text:p><text:s text:c="2"/>10 561</text:p>
          </table:table-cell>
          <table:table-cell office:value-type="float" office:value="4072" table:style-name="ce23">
            <text:p><text:s text:c="2"/>4 072</text:p>
          </table:table-cell>
          <table:table-cell office:value-type="float" office:value="1496" table:style-name="ce23">
            <text:p><text:s text:c="2"/>1 496</text:p>
          </table:table-cell>
          <table:table-cell office:value-type="float" office:value="13769" table:style-name="ce23">
            <text:p><text:s text:c="2"/>13 769</text:p>
          </table:table-cell>
          <table:table-cell office:value-type="float" office:value="5904" table:style-name="ce23">
            <text:p><text:s text:c="2"/>5 904</text:p>
          </table:table-cell>
          <table:table-cell office:value-type="float" office:value="15226" table:style-name="ce23">
            <text:p><text:s text:c="2"/>15 226</text:p>
          </table:table-cell>
          <table:table-cell office:value-type="float" office:value="4570" table:style-name="ce23">
            <text:p><text:s text:c="2"/>4 570</text:p>
          </table:table-cell>
          <table:table-cell office:value-type="float" office:value="924" table:style-name="ce23">
            <text:p><text:s text:c="3"/>924</text:p>
          </table:table-cell>
          <table:table-cell office:value-type="float" office:value="6884" table:style-name="ce23">
            <text:p><text:s text:c="2"/>6 884</text:p>
          </table:table-cell>
          <table:table-cell office:value-type="float" office:value="10710" table:style-name="ce23">
            <text:p><text:s text:c="2"/>10 710</text:p>
          </table:table-cell>
          <table:table-cell office:value-type="float" office:value="6808" table:style-name="ce23">
            <text:p><text:s text:c="2"/>6 808</text:p>
          </table:table-cell>
          <table:table-cell office:value-type="float" office:value="4235" table:style-name="ce23">
            <text:p><text:s text:c="2"/>4 235</text:p>
          </table:table-cell>
          <table:table-cell office:value-type="float" office:value="6508" table:style-name="ce23">
            <text:p><text:s text:c="2"/>6 508</text:p>
          </table:table-cell>
          <table:table-cell office:value-type="float" office:value="3593" table:style-name="ce23">
            <text:p><text:s text:c="2"/>3 593</text:p>
          </table:table-cell>
          <table:table-cell office:value-type="float" office:value="3105" table:style-name="ce23">
            <text:p><text:s text:c="2"/>3 105</text:p>
          </table:table-cell>
          <table:table-cell office:value-type="float" office:value="2071" table:style-name="ce23">
            <text:p><text:s text:c="2"/>2 071</text:p>
          </table:table-cell>
          <table:table-cell office:value-type="float" office:value="5942" table:style-name="ce23">
            <text:p><text:s text:c="2"/>5 942</text:p>
          </table:table-cell>
          <table:table-cell office:value-type="float" office:value="4888" table:style-name="ce23">
            <text:p><text:s text:c="2"/>4 888</text:p>
          </table:table-cell>
          <table:table-cell office:value-type="float" office:value="3181" table:style-name="ce23">
            <text:p><text:s text:c="2"/>3 181</text:p>
          </table:table-cell>
          <table:table-cell office:value-type="float" office:value="5525" table:style-name="ce23">
            <text:p><text:s text:c="2"/>5 525</text:p>
          </table:table-cell>
          <table:table-cell office:value-type="float" office:value="11783" table:style-name="ce23">
            <text:p><text:s text:c="2"/>11 783</text:p>
          </table:table-cell>
          <table:table-cell office:value-type="float" office:value="10937" table:style-name="ce23">
            <text:p><text:s text:c="2"/>10 937</text:p>
          </table:table-cell>
          <table:table-cell office:value-type="float" office:value="7493" table:style-name="ce23">
            <text:p><text:s text:c="2"/>7 493</text:p>
          </table:table-cell>
          <table:table-cell office:value-type="float" office:value="3903" table:style-name="ce23">
            <text:p><text:s text:c="2"/>3 903</text:p>
          </table:table-cell>
          <table:table-cell office:value-type="float" office:value="14644" table:style-name="ce23">
            <text:p><text:s text:c="2"/>14 644</text:p>
          </table:table-cell>
          <table:table-cell office:value-type="float" office:value="7150" table:style-name="ce23">
            <text:p><text:s text:c="2"/>7 150</text:p>
          </table:table-cell>
          <table:table-cell office:value-type="float" office:value="8558" table:style-name="ce23">
            <text:p><text:s text:c="2"/>8 558</text:p>
          </table:table-cell>
          <table:table-cell office:value-type="float" office:value="17125" table:style-name="ce23">
            <text:p><text:s text:c="2"/>17 125</text:p>
          </table:table-cell>
          <table:table-cell office:value-type="float" office:value="12947" table:style-name="ce23">
            <text:p><text:s text:c="2"/>12 947</text:p>
          </table:table-cell>
          <table:table-cell office:value-type="float" office:value="13642" table:style-name="ce23">
            <text:p><text:s text:c="2"/>13 642</text:p>
          </table:table-cell>
          <table:table-cell office:value-type="float" office:value="5302" table:style-name="ce23">
            <text:p><text:s text:c="2"/>5 302</text:p>
          </table:table-cell>
          <table:table-cell office:value-type="float" office:value="8614" table:style-name="ce23">
            <text:p><text:s text:c="2"/>8 614</text:p>
          </table:table-cell>
          <table:table-cell office:value-type="float" office:value="6981" table:style-name="ce23">
            <text:p><text:s text:c="2"/>6 981</text:p>
          </table:table-cell>
          <table:table-cell office:value-type="float" office:value="8499" table:style-name="ce23">
            <text:p><text:s text:c="2"/>8 499</text:p>
          </table:table-cell>
          <table:table-cell office:value-type="float" office:value="8802" table:style-name="ce23">
            <text:p><text:s text:c="2"/>8 802</text:p>
          </table:table-cell>
          <table:table-cell office:value-type="float" office:value="79688" table:style-name="ce23">
            <text:p><text:s text:c="2"/>79 688</text:p>
          </table:table-cell>
          <table:table-cell office:value-type="float" office:value="25537" table:style-name="ce23">
            <text:p><text:s text:c="2"/>25 537</text:p>
          </table:table-cell>
          <table:table-cell office:value-type="float" office:value="152388" table:style-name="ce23">
            <text:p><text:s text:c="2"/>152 388</text:p>
          </table:table-cell>
          <table:table-cell office:value-type="float" office:value="39801" table:style-name="ce23">
            <text:p><text:s text:c="2"/>39 801</text:p>
          </table:table-cell>
          <table:table-cell office:value-type="float" office:value="2398" table:style-name="ce23">
            <text:p><text:s text:c="2"/>2 398</text:p>
          </table:table-cell>
          <table:table-cell office:value-type="float" office:value="4679" table:style-name="ce23">
            <text:p><text:s text:c="2"/>4 679</text:p>
          </table:table-cell>
          <table:table-cell office:value-type="float" office:value="21041" table:style-name="ce23">
            <text:p><text:s text:c="2"/>21 041</text:p>
          </table:table-cell>
          <table:table-cell office:value-type="float" office:value="4699" table:style-name="ce23">
            <text:p><text:s text:c="2"/>4 699</text:p>
          </table:table-cell>
          <table:table-cell office:value-type="float" office:value="24847" table:style-name="ce23">
            <text:p><text:s text:c="2"/>24 847</text:p>
          </table:table-cell>
          <table:table-cell office:value-type="float" office:value="4902" table:style-name="ce23">
            <text:p><text:s text:c="2"/>4 902</text:p>
          </table:table-cell>
          <table:table-cell office:value-type="float" office:value="5953" table:style-name="ce23">
            <text:p><text:s text:c="2"/>5 953</text:p>
          </table:table-cell>
          <table:table-cell office:value-type="float" office:value="9587" table:style-name="ce23">
            <text:p><text:s text:c="2"/>9 587</text:p>
          </table:table-cell>
          <table:table-cell office:value-type="float" office:value="22832" table:style-name="ce23">
            <text:p><text:s text:c="2"/>22 832</text:p>
          </table:table-cell>
          <table:table-cell office:value-type="float" office:value="75065" table:style-name="ce23">
            <text:p><text:s text:c="2"/>75 065</text:p>
          </table:table-cell>
          <table:table-cell office:value-type="float" office:value="3762" table:style-name="ce23">
            <text:p><text:s text:c="2"/>3 762</text:p>
          </table:table-cell>
          <table:table-cell office:value-type="float" office:value="28175" table:style-name="ce23">
            <text:p><text:s text:c="2"/>28 175</text:p>
          </table:table-cell>
          <table:table-cell office:value-type="float" office:value="14345" table:style-name="ce23">
            <text:p><text:s text:c="2"/>14 345</text:p>
          </table:table-cell>
          <table:table-cell office:value-type="float" office:value="6267" table:style-name="ce23">
            <text:p><text:s text:c="2"/>6 267</text:p>
          </table:table-cell>
          <table:table-cell office:value-type="float" office:value="5774" table:style-name="ce23">
            <text:p><text:s text:c="2"/>5 774</text:p>
          </table:table-cell>
          <table:table-cell office:value-type="float" office:value="50586" table:style-name="ce23">
            <text:p><text:s text:c="2"/>50 586</text:p>
          </table:table-cell>
          <table:table-cell office:value-type="float" office:value="13225" table:style-name="ce23">
            <text:p><text:s text:c="2"/>13 225</text:p>
          </table:table-cell>
          <table:table-cell office:value-type="float" office:value="228688" table:style-name="ce23">
            <text:p><text:s text:c="2"/>228 688</text:p>
          </table:table-cell>
          <table:table-cell office:value-type="float" office:value="126654" table:style-name="ce23">
            <text:p><text:s text:c="2"/>126 654</text:p>
          </table:table-cell>
          <table:table-cell office:value-type="float" office:value="31156" table:style-name="ce23">
            <text:p><text:s text:c="2"/>31 156</text:p>
          </table:table-cell>
          <table:table-cell office:value-type="float" office:value="58053" table:style-name="ce23">
            <text:p><text:s text:c="2"/>58 053</text:p>
          </table:table-cell>
          <table:table-cell office:value-type="float" office:value="34919" table:style-name="ce23">
            <text:p><text:s text:c="2"/>34 919</text:p>
          </table:table-cell>
          <table:table-cell office:value-type="float" office:value="6688" table:style-name="ce23">
            <text:p><text:s text:c="2"/>6 688</text:p>
          </table:table-cell>
          <table:table-cell office:value-type="float" office:value="26979" table:style-name="ce23">
            <text:p><text:s text:c="2"/>26 979</text:p>
          </table:table-cell>
          <table:table-cell office:value-type="float" office:value="42261" table:style-name="ce23">
            <text:p><text:s text:c="2"/>42 261</text:p>
          </table:table-cell>
          <table:table-cell office:value-type="float" office:value="1453655" table:style-name="ce23">
            <text:p><text:s/>1 453 655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efetivas</text:p>
          </table:table-cell>
          <table:table-cell office:value-type="float" office:value="3405" table:style-name="ce23">
            <text:p><text:s text:c="2"/>3 405</text:p>
          </table:table-cell>
          <table:table-cell office:value-type="float" office:value="2006" table:style-name="ce23">
            <text:p><text:s text:c="2"/>2 006</text:p>
          </table:table-cell>
          <table:table-cell office:value-type="float" office:value="354" table:style-name="ce23">
            <text:p><text:s text:c="3"/>354</text:p>
          </table:table-cell>
          <table:table-cell office:value-type="float" office:value="732" table:style-name="ce23">
            <text:p><text:s text:c="3"/>732</text:p>
          </table:table-cell>
          <table:table-cell office:value-type="float" office:value="4246" table:style-name="ce23">
            <text:p><text:s text:c="2"/>4 246</text:p>
          </table:table-cell>
          <table:table-cell office:value-type="float" office:value="1483" table:style-name="ce23">
            <text:p><text:s text:c="2"/>1 483</text:p>
          </table:table-cell>
          <table:table-cell office:value-type="float" office:value="437" table:style-name="ce23">
            <text:p><text:s text:c="3"/>437</text:p>
          </table:table-cell>
          <table:table-cell office:value-type="float" office:value="4237" table:style-name="ce23">
            <text:p><text:s text:c="2"/>4 237</text:p>
          </table:table-cell>
          <table:table-cell office:value-type="float" office:value="2337" table:style-name="ce23">
            <text:p><text:s text:c="2"/>2 337</text:p>
          </table:table-cell>
          <table:table-cell office:value-type="float" office:value="4221" table:style-name="ce23">
            <text:p><text:s text:c="2"/>4 221</text:p>
          </table:table-cell>
          <table:table-cell office:value-type="float" office:value="1477" table:style-name="ce23">
            <text:p><text:s text:c="2"/>1 477</text:p>
          </table:table-cell>
          <table:table-cell office:value-type="float" office:value="298" table:style-name="ce23">
            <text:p><text:s text:c="3"/>298</text:p>
          </table:table-cell>
          <table:table-cell office:value-type="float" office:value="1770" table:style-name="ce23">
            <text:p><text:s text:c="2"/>1 770</text:p>
          </table:table-cell>
          <table:table-cell office:value-type="float" office:value="2668" table:style-name="ce23">
            <text:p><text:s text:c="2"/>2 668</text:p>
          </table:table-cell>
          <table:table-cell office:value-type="float" office:value="1771" table:style-name="ce23">
            <text:p><text:s text:c="2"/>1 771</text:p>
          </table:table-cell>
          <table:table-cell office:value-type="float" office:value="1002" table:style-name="ce23">
            <text:p><text:s text:c="2"/>1 002</text:p>
          </table:table-cell>
          <table:table-cell office:value-type="float" office:value="2077" table:style-name="ce23">
            <text:p><text:s text:c="2"/>2 077</text:p>
          </table:table-cell>
          <table:table-cell office:value-type="float" office:value="970" table:style-name="ce23">
            <text:p><text:s text:c="3"/>970</text:p>
          </table:table-cell>
          <table:table-cell office:value-type="float" office:value="1404" table:style-name="ce23">
            <text:p><text:s text:c="2"/>1 404</text:p>
          </table:table-cell>
          <table:table-cell office:value-type="float" office:value="609" table:style-name="ce23">
            <text:p><text:s text:c="3"/>609</text:p>
          </table:table-cell>
          <table:table-cell office:value-type="float" office:value="2040" table:style-name="ce23">
            <text:p><text:s text:c="2"/>2 040</text:p>
          </table:table-cell>
          <table:table-cell office:value-type="float" office:value="1684" table:style-name="ce23">
            <text:p><text:s text:c="2"/>1 684</text:p>
          </table:table-cell>
          <table:table-cell office:value-type="float" office:value="805" table:style-name="ce23">
            <text:p><text:s text:c="3"/>805</text:p>
          </table:table-cell>
          <table:table-cell office:value-type="float" office:value="1747" table:style-name="ce23">
            <text:p><text:s text:c="2"/>1 747</text:p>
          </table:table-cell>
          <table:table-cell office:value-type="float" office:value="3627" table:style-name="ce23">
            <text:p><text:s text:c="2"/>3 627</text:p>
          </table:table-cell>
          <table:table-cell office:value-type="float" office:value="2948" table:style-name="ce23">
            <text:p><text:s text:c="2"/>2 948</text:p>
          </table:table-cell>
          <table:table-cell office:value-type="float" office:value="2466" table:style-name="ce23">
            <text:p><text:s text:c="2"/>2 466</text:p>
          </table:table-cell>
          <table:table-cell office:value-type="float" office:value="1176" table:style-name="ce23">
            <text:p><text:s text:c="2"/>1 176</text:p>
          </table:table-cell>
          <table:table-cell office:value-type="float" office:value="4164" table:style-name="ce23">
            <text:p><text:s text:c="2"/>4 164</text:p>
          </table:table-cell>
          <table:table-cell office:value-type="float" office:value="2204" table:style-name="ce23">
            <text:p><text:s text:c="2"/>2 204</text:p>
          </table:table-cell>
          <table:table-cell office:value-type="float" office:value="2590" table:style-name="ce23">
            <text:p><text:s text:c="2"/>2 590</text:p>
          </table:table-cell>
          <table:table-cell office:value-type="float" office:value="5376" table:style-name="ce23">
            <text:p><text:s text:c="2"/>5 376</text:p>
          </table:table-cell>
          <table:table-cell office:value-type="float" office:value="4120" table:style-name="ce23">
            <text:p><text:s text:c="2"/>4 120</text:p>
          </table:table-cell>
          <table:table-cell office:value-type="float" office:value="4184" table:style-name="ce23">
            <text:p><text:s text:c="2"/>4 184</text:p>
          </table:table-cell>
          <table:table-cell office:value-type="float" office:value="1611" table:style-name="ce23">
            <text:p><text:s text:c="2"/>1 611</text:p>
          </table:table-cell>
          <table:table-cell office:value-type="float" office:value="2341" table:style-name="ce23">
            <text:p><text:s text:c="2"/>2 341</text:p>
          </table:table-cell>
          <table:table-cell office:value-type="float" office:value="1700" table:style-name="ce23">
            <text:p><text:s text:c="2"/>1 700</text:p>
          </table:table-cell>
          <table:table-cell office:value-type="float" office:value="3052" table:style-name="ce23">
            <text:p><text:s text:c="2"/>3 052</text:p>
          </table:table-cell>
          <table:table-cell office:value-type="float" office:value="2539" table:style-name="ce23">
            <text:p><text:s text:c="2"/>2 539</text:p>
          </table:table-cell>
          <table:table-cell office:value-type="float" office:value="18798" table:style-name="ce23">
            <text:p><text:s text:c="2"/>18 798</text:p>
          </table:table-cell>
          <table:table-cell office:value-type="float" office:value="5997" table:style-name="ce23">
            <text:p><text:s text:c="2"/>5 997</text:p>
          </table:table-cell>
          <table:table-cell office:value-type="float" office:value="38977" table:style-name="ce23">
            <text:p><text:s text:c="2"/>38 977</text:p>
          </table:table-cell>
          <table:table-cell office:value-type="float" office:value="9976" table:style-name="ce23">
            <text:p><text:s text:c="2"/>9 976</text:p>
          </table:table-cell>
          <table:table-cell office:value-type="float" office:value="687" table:style-name="ce23">
            <text:p><text:s text:c="3"/>687</text:p>
          </table:table-cell>
          <table:table-cell office:value-type="float" office:value="1476" table:style-name="ce23">
            <text:p><text:s text:c="2"/>1 476</text:p>
          </table:table-cell>
          <table:table-cell office:value-type="float" office:value="6344" table:style-name="ce23">
            <text:p><text:s text:c="2"/>6 344</text:p>
          </table:table-cell>
          <table:table-cell office:value-type="float" office:value="1089" table:style-name="ce23">
            <text:p><text:s text:c="2"/>1 089</text:p>
          </table:table-cell>
          <table:table-cell office:value-type="float" office:value="4436" table:style-name="ce23">
            <text:p><text:s text:c="2"/>4 436</text:p>
          </table:table-cell>
          <table:table-cell office:value-type="float" office:value="1401" table:style-name="ce23">
            <text:p><text:s text:c="2"/>1 401</text:p>
          </table:table-cell>
          <table:table-cell office:value-type="float" office:value="1756" table:style-name="ce23">
            <text:p><text:s text:c="2"/>1 756</text:p>
          </table:table-cell>
          <table:table-cell office:value-type="float" office:value="2955" table:style-name="ce23">
            <text:p><text:s text:c="2"/>2 955</text:p>
          </table:table-cell>
          <table:table-cell office:value-type="float" office:value="6556" table:style-name="ce23">
            <text:p><text:s text:c="2"/>6 556</text:p>
          </table:table-cell>
          <table:table-cell office:value-type="float" office:value="23139" table:style-name="ce23">
            <text:p><text:s text:c="2"/>23 139</text:p>
          </table:table-cell>
          <table:table-cell office:value-type="float" office:value="1140" table:style-name="ce23">
            <text:p><text:s text:c="2"/>1 140</text:p>
          </table:table-cell>
          <table:table-cell office:value-type="float" office:value="7023" table:style-name="ce23">
            <text:p><text:s text:c="2"/>7 023</text:p>
          </table:table-cell>
          <table:table-cell office:value-type="float" office:value="3917" table:style-name="ce23">
            <text:p><text:s text:c="2"/>3 917</text:p>
          </table:table-cell>
          <table:table-cell office:value-type="float" office:value="1486" table:style-name="ce23">
            <text:p><text:s text:c="2"/>1 486</text:p>
          </table:table-cell>
          <table:table-cell office:value-type="float" office:value="1353" table:style-name="ce23">
            <text:p><text:s text:c="2"/>1 353</text:p>
          </table:table-cell>
          <table:table-cell office:value-type="float" office:value="14249" table:style-name="ce23">
            <text:p><text:s text:c="2"/>14 249</text:p>
          </table:table-cell>
          <table:table-cell office:value-type="float" office:value="3807" table:style-name="ce23">
            <text:p><text:s text:c="2"/>3 807</text:p>
          </table:table-cell>
          <table:table-cell office:value-type="float" office:value="46618" table:style-name="ce23">
            <text:p><text:s text:c="2"/>46 618</text:p>
          </table:table-cell>
          <table:table-cell office:value-type="float" office:value="18548" table:style-name="ce23">
            <text:p><text:s text:c="2"/>18 548</text:p>
          </table:table-cell>
          <table:table-cell office:value-type="float" office:value="6438" table:style-name="ce23">
            <text:p><text:s text:c="2"/>6 438</text:p>
          </table:table-cell>
          <table:table-cell office:value-type="float" office:value="7926" table:style-name="ce23">
            <text:p><text:s text:c="2"/>7 926</text:p>
          </table:table-cell>
          <table:table-cell office:value-type="float" office:value="7033" table:style-name="ce23">
            <text:p><text:s text:c="2"/>7 033</text:p>
          </table:table-cell>
          <table:table-cell office:value-type="float" office:value="890" table:style-name="ce23">
            <text:p><text:s text:c="3"/>890</text:p>
          </table:table-cell>
          <table:table-cell office:value-type="float" office:value="4421" table:style-name="ce23">
            <text:p><text:s text:c="2"/>4 421</text:p>
          </table:table-cell>
          <table:table-cell office:value-type="float" office:value="2173" table:style-name="ce23">
            <text:p><text:s text:c="2"/>2 173</text:p>
          </table:table-cell>
          <table:table-cell office:value-type="float" office:value="338487" table:style-name="ce23">
            <text:p><text:s text:c="2"/>338 487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<text:s text:c="6"/>Previdência oficial /FGTS</text:p>
          </table:table-cell>
          <table:table-cell office:value-type="float" office:value="3404" table:style-name="ce23">
            <text:p><text:s text:c="2"/>3 404</text:p>
          </table:table-cell>
          <table:table-cell office:value-type="float" office:value="2005" table:style-name="ce23">
            <text:p><text:s text:c="2"/>2 005</text:p>
          </table:table-cell>
          <table:table-cell office:value-type="float" office:value="353" table:style-name="ce23">
            <text:p><text:s text:c="3"/>353</text:p>
          </table:table-cell>
          <table:table-cell office:value-type="float" office:value="694" table:style-name="ce23">
            <text:p><text:s text:c="3"/>694</text:p>
          </table:table-cell>
          <table:table-cell office:value-type="float" office:value="3265" table:style-name="ce23">
            <text:p><text:s text:c="2"/>3 265</text:p>
          </table:table-cell>
          <table:table-cell office:value-type="float" office:value="1256" table:style-name="ce23">
            <text:p><text:s text:c="2"/>1 256</text:p>
          </table:table-cell>
          <table:table-cell office:value-type="float" office:value="393" table:style-name="ce23">
            <text:p><text:s text:c="3"/>393</text:p>
          </table:table-cell>
          <table:table-cell office:value-type="float" office:value="4122" table:style-name="ce23">
            <text:p><text:s text:c="2"/>4 122</text:p>
          </table:table-cell>
          <table:table-cell office:value-type="float" office:value="2302" table:style-name="ce23">
            <text:p><text:s text:c="2"/>2 302</text:p>
          </table:table-cell>
          <table:table-cell office:value-type="float" office:value="4054" table:style-name="ce23">
            <text:p><text:s text:c="2"/>4 054</text:p>
          </table:table-cell>
          <table:table-cell office:value-type="float" office:value="1367" table:style-name="ce23">
            <text:p><text:s text:c="2"/>1 367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1759" table:style-name="ce23">
            <text:p><text:s text:c="2"/>1 759</text:p>
          </table:table-cell>
          <table:table-cell office:value-type="float" office:value="2654" table:style-name="ce23">
            <text:p><text:s text:c="2"/>2 654</text:p>
          </table:table-cell>
          <table:table-cell office:value-type="float" office:value="1756" table:style-name="ce23">
            <text:p><text:s text:c="2"/>1 756</text:p>
          </table:table-cell>
          <table:table-cell office:value-type="float" office:value="977" table:style-name="ce23">
            <text:p><text:s text:c="3"/>977</text:p>
          </table:table-cell>
          <table:table-cell office:value-type="float" office:value="1951" table:style-name="ce23">
            <text:p><text:s text:c="2"/>1 951</text:p>
          </table:table-cell>
          <table:table-cell office:value-type="float" office:value="930" table:style-name="ce23">
            <text:p><text:s text:c="3"/>930</text:p>
          </table:table-cell>
          <table:table-cell office:value-type="float" office:value="907" table:style-name="ce23">
            <text:p><text:s text:c="3"/>907</text:p>
          </table:table-cell>
          <table:table-cell office:value-type="float" office:value="586" table:style-name="ce23">
            <text:p><text:s text:c="3"/>586</text:p>
          </table:table-cell>
          <table:table-cell office:value-type="float" office:value="1780" table:style-name="ce23">
            <text:p><text:s text:c="2"/>1 780</text:p>
          </table:table-cell>
          <table:table-cell office:value-type="float" office:value="1480" table:style-name="ce23">
            <text:p><text:s text:c="2"/>1 480</text:p>
          </table:table-cell>
          <table:table-cell office:value-type="float" office:value="765" table:style-name="ce23">
            <text:p><text:s text:c="3"/>765</text:p>
          </table:table-cell>
          <table:table-cell office:value-type="float" office:value="1628" table:style-name="ce23">
            <text:p><text:s text:c="2"/>1 628</text:p>
          </table:table-cell>
          <table:table-cell office:value-type="float" office:value="3478" table:style-name="ce23">
            <text:p><text:s text:c="2"/>3 478</text:p>
          </table:table-cell>
          <table:table-cell office:value-type="float" office:value="2869" table:style-name="ce23">
            <text:p><text:s text:c="2"/>2 869</text:p>
          </table:table-cell>
          <table:table-cell office:value-type="float" office:value="2314" table:style-name="ce23">
            <text:p><text:s text:c="2"/>2 314</text:p>
          </table:table-cell>
          <table:table-cell office:value-type="float" office:value="1134" table:style-name="ce23">
            <text:p><text:s text:c="2"/>1 134</text:p>
          </table:table-cell>
          <table:table-cell office:value-type="float" office:value="4015" table:style-name="ce23">
            <text:p><text:s text:c="2"/>4 015</text:p>
          </table:table-cell>
          <table:table-cell office:value-type="float" office:value="2099" table:style-name="ce23">
            <text:p><text:s text:c="2"/>2 099</text:p>
          </table:table-cell>
          <table:table-cell office:value-type="float" office:value="2455" table:style-name="ce23">
            <text:p><text:s text:c="2"/>2 455</text:p>
          </table:table-cell>
          <table:table-cell office:value-type="float" office:value="5160" table:style-name="ce23">
            <text:p><text:s text:c="2"/>5 160</text:p>
          </table:table-cell>
          <table:table-cell office:value-type="float" office:value="3831" table:style-name="ce23">
            <text:p><text:s text:c="2"/>3 831</text:p>
          </table:table-cell>
          <table:table-cell office:value-type="float" office:value="4055" table:style-name="ce23">
            <text:p><text:s text:c="2"/>4 055</text:p>
          </table:table-cell>
          <table:table-cell office:value-type="float" office:value="1538" table:style-name="ce23">
            <text:p><text:s text:c="2"/>1 538</text:p>
          </table:table-cell>
          <table:table-cell office:value-type="float" office:value="2280" table:style-name="ce23">
            <text:p><text:s text:c="2"/>2 280</text:p>
          </table:table-cell>
          <table:table-cell office:value-type="float" office:value="1635" table:style-name="ce23">
            <text:p><text:s text:c="2"/>1 635</text:p>
          </table:table-cell>
          <table:table-cell office:value-type="float" office:value="2446" table:style-name="ce23">
            <text:p><text:s text:c="2"/>2 446</text:p>
          </table:table-cell>
          <table:table-cell office:value-type="float" office:value="2471" table:style-name="ce23">
            <text:p><text:s text:c="2"/>2 471</text:p>
          </table:table-cell>
          <table:table-cell office:value-type="float" office:value="18256" table:style-name="ce23">
            <text:p><text:s text:c="2"/>18 256</text:p>
          </table:table-cell>
          <table:table-cell office:value-type="float" office:value="5937" table:style-name="ce23">
            <text:p><text:s text:c="2"/>5 937</text:p>
          </table:table-cell>
          <table:table-cell office:value-type="float" office:value="38258" table:style-name="ce23">
            <text:p><text:s text:c="2"/>38 258</text:p>
          </table:table-cell>
          <table:table-cell office:value-type="float" office:value="9741" table:style-name="ce23">
            <text:p><text:s text:c="2"/>9 741</text:p>
          </table:table-cell>
          <table:table-cell office:value-type="float" office:value="670" table:style-name="ce23">
            <text:p><text:s text:c="3"/>670</text:p>
          </table:table-cell>
          <table:table-cell office:value-type="float" office:value="1393" table:style-name="ce23">
            <text:p><text:s text:c="2"/>1 393</text:p>
          </table:table-cell>
          <table:table-cell office:value-type="float" office:value="5878" table:style-name="ce23">
            <text:p><text:s text:c="2"/>5 878</text:p>
          </table:table-cell>
          <table:table-cell office:value-type="float" office:value="1064" table:style-name="ce23">
            <text:p><text:s text:c="2"/>1 064</text:p>
          </table:table-cell>
          <table:table-cell office:value-type="float" office:value="4389" table:style-name="ce23">
            <text:p><text:s text:c="2"/>4 389</text:p>
          </table:table-cell>
          <table:table-cell office:value-type="float" office:value="1308" table:style-name="ce23">
            <text:p><text:s text:c="2"/>1 308</text:p>
          </table:table-cell>
          <table:table-cell office:value-type="float" office:value="1613" table:style-name="ce23">
            <text:p><text:s text:c="2"/>1 613</text:p>
          </table:table-cell>
          <table:table-cell office:value-type="float" office:value="2645" table:style-name="ce23">
            <text:p><text:s text:c="2"/>2 645</text:p>
          </table:table-cell>
          <table:table-cell office:value-type="float" office:value="6240" table:style-name="ce23">
            <text:p><text:s text:c="2"/>6 240</text:p>
          </table:table-cell>
          <table:table-cell office:value-type="float" office:value="17114" table:style-name="ce23">
            <text:p><text:s text:c="2"/>17 114</text:p>
          </table:table-cell>
          <table:table-cell office:value-type="float" office:value="1087" table:style-name="ce23">
            <text:p><text:s text:c="2"/>1 087</text:p>
          </table:table-cell>
          <table:table-cell office:value-type="float" office:value="6602" table:style-name="ce23">
            <text:p><text:s text:c="2"/>6 602</text:p>
          </table:table-cell>
          <table:table-cell office:value-type="float" office:value="3839" table:style-name="ce23">
            <text:p><text:s text:c="2"/>3 839</text:p>
          </table:table-cell>
          <table:table-cell office:value-type="float" office:value="1466" table:style-name="ce23">
            <text:p><text:s text:c="2"/>1 466</text:p>
          </table:table-cell>
          <table:table-cell office:value-type="float" office:value="1326" table:style-name="ce23">
            <text:p><text:s text:c="2"/>1 326</text:p>
          </table:table-cell>
          <table:table-cell office:value-type="float" office:value="14000" table:style-name="ce23">
            <text:p><text:s text:c="2"/>14 000</text:p>
          </table:table-cell>
          <table:table-cell office:value-type="float" office:value="3749" table:style-name="ce23">
            <text:p><text:s text:c="2"/>3 749</text:p>
          </table:table-cell>
          <table:table-cell office:value-type="float" office:value="46373" table:style-name="ce23">
            <text:p><text:s text:c="2"/>46 373</text:p>
          </table:table-cell>
          <table:table-cell office:value-type="float" office:value="18499" table:style-name="ce23">
            <text:p><text:s text:c="2"/>18 499</text:p>
          </table:table-cell>
          <table:table-cell office:value-type="float" office:value="6087" table:style-name="ce23">
            <text:p><text:s text:c="2"/>6 087</text:p>
          </table:table-cell>
          <table:table-cell office:value-type="float" office:value="7925" table:style-name="ce23">
            <text:p><text:s text:c="2"/>7 925</text:p>
          </table:table-cell>
          <table:table-cell office:value-type="float" office:value="6845" table:style-name="ce23">
            <text:p><text:s text:c="2"/>6 845</text:p>
          </table:table-cell>
          <table:table-cell office:value-type="float" office:value="875" table:style-name="ce23">
            <text:p><text:s text:c="3"/>875</text:p>
          </table:table-cell>
          <table:table-cell office:value-type="float" office:value="4315" table:style-name="ce23">
            <text:p><text:s text:c="2"/>4 315</text:p>
          </table:table-cell>
          <table:table-cell office:value-type="float" office:value="2173" table:style-name="ce23">
            <text:p><text:s text:c="2"/>2 173</text:p>
          </table:table-cell>
          <table:table-cell office:value-type="float" office:value="322117" table:style-name="ce23">
            <text:p><text:s text:c="2"/>322 117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6"/>Previdência privada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981" table:style-name="ce23">
            <text:p><text:s text:c="3"/>981</text:p>
          </table:table-cell>
          <table:table-cell office:value-type="float" office:value="227" table:style-name="ce23">
            <text:p><text:s text:c="3"/>227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115" table:style-name="ce23">
            <text:p><text:s text:c="3"/>115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167" table:style-name="ce23">
            <text:p><text:s text:c="3"/>167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126" table:style-name="ce23">
            <text:p><text:s text:c="3"/>126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497" table:style-name="ce23">
            <text:p><text:s text:c="3"/>497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119" table:style-name="ce23">
            <text:p><text:s text:c="3"/>119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152" table:style-name="ce23">
            <text:p><text:s text:c="3"/>152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105" table:style-name="ce23">
            <text:p><text:s text:c="3"/>105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606" table:style-name="ce23">
            <text:p><text:s text:c="3"/>606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542" table:style-name="ce23">
            <text:p><text:s text:c="3"/>542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719" table:style-name="ce23">
            <text:p><text:s text:c="3"/>719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466" table:style-name="ce23">
            <text:p><text:s text:c="3"/>466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143" table:style-name="ce23">
            <text:p><text:s text:c="3"/>143</text:p>
          </table:table-cell>
          <table:table-cell office:value-type="float" office:value="310" table:style-name="ce23">
            <text:p><text:s text:c="3"/>310</text:p>
          </table:table-cell>
          <table:table-cell office:value-type="float" office:value="316" table:style-name="ce23">
            <text:p><text:s text:c="3"/>316</text:p>
          </table:table-cell>
          <table:table-cell office:value-type="float" office:value="6025" table:style-name="ce23">
            <text:p><text:s text:c="2"/>6 025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421" table:style-name="ce23">
            <text:p><text:s text:c="3"/>421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249" table:style-name="ce23">
            <text:p><text:s text:c="3"/>249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351" table:style-name="ce23">
            <text:p><text:s text:c="3"/>35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88" table:style-name="ce23">
            <text:p><text:s text:c="3"/>188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370" table:style-name="ce23">
            <text:p><text:s text:c="2"/>16 37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imputad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7957" table:style-name="ce23">
            <text:p><text:s text:c="2"/>47 957</text:p>
          </table:table-cell>
          <table:table-cell office:value-type="float" office:value="2602" table:style-name="ce23">
            <text:p><text:s text:c="2"/>2 60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080" table:style-name="ce23">
            <text:p><text:s text:c="2"/>4 0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639" table:style-name="ce23">
            <text:p><text:s text:c="2"/>54 639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Excedente operacional bruto e rendimento misto bruto</text:p>
          </table:table-cell>
          <table:table-cell office:value-type="float" office:value="106437" table:style-name="ce23">
            <text:p><text:s text:c="2"/>106 437</text:p>
          </table:table-cell>
          <table:table-cell office:value-type="float" office:value="33049" table:style-name="ce23">
            <text:p><text:s text:c="2"/>33 049</text:p>
          </table:table-cell>
          <table:table-cell office:value-type="float" office:value="15101" table:style-name="ce23">
            <text:p><text:s text:c="2"/>15 101</text:p>
          </table:table-cell>
          <table:table-cell office:value-type="float" office:value="3864" table:style-name="ce23">
            <text:p><text:s text:c="2"/>3 864</text:p>
          </table:table-cell>
          <table:table-cell office:value-type="float" office:value="83325" table:style-name="ce23">
            <text:p><text:s text:c="2"/>83 325</text:p>
          </table:table-cell>
          <table:table-cell office:value-type="float" office:value="45945" table:style-name="ce23">
            <text:p><text:s text:c="2"/>45 945</text:p>
          </table:table-cell>
          <table:table-cell office:value-type="float" office:value="2269" table:style-name="ce23">
            <text:p><text:s text:c="2"/>2 269</text:p>
          </table:table-cell>
          <table:table-cell office:value-type="float" office:value="6518" table:style-name="ce23">
            <text:p><text:s text:c="2"/>6 518</text:p>
          </table:table-cell>
          <table:table-cell office:value-type="float" office:value="4458" table:style-name="ce23">
            <text:p><text:s text:c="2"/>4 458</text:p>
          </table:table-cell>
          <table:table-cell office:value-type="float" office:value="10930" table:style-name="ce23">
            <text:p><text:s text:c="2"/>10 930</text:p>
          </table:table-cell>
          <table:table-cell office:value-type="float" office:value="12330" table:style-name="ce23">
            <text:p><text:s text:c="2"/>12 330</text:p>
          </table:table-cell>
          <table:table-cell office:value-type="float" office:value="2496" table:style-name="ce23">
            <text:p><text:s text:c="2"/>2 496</text:p>
          </table:table-cell>
          <table:table-cell office:value-type="float" office:value="2792" table:style-name="ce23">
            <text:p><text:s text:c="2"/>2 792</text:p>
          </table:table-cell>
          <table:table-cell office:value-type="float" office:value="12018" table:style-name="ce23">
            <text:p><text:s text:c="2"/>12 018</text:p>
          </table:table-cell>
          <table:table-cell office:value-type="float" office:value="2524" table:style-name="ce23">
            <text:p><text:s text:c="2"/>2 524</text:p>
          </table:table-cell>
          <table:table-cell office:value-type="float" office:value="3417" table:style-name="ce23">
            <text:p><text:s text:c="2"/>3 417</text:p>
          </table:table-cell>
          <table:table-cell office:value-type="float" office:value="7933" table:style-name="ce23">
            <text:p><text:s text:c="2"/>7 933</text:p>
          </table:table-cell>
          <table:table-cell office:value-type="float" office:value="3895" table:style-name="ce23">
            <text:p><text:s text:c="2"/>3 895</text:p>
          </table:table-cell>
          <table:table-cell office:value-type="float" office:value="-15297" table:style-name="ce23">
            <text:p><text:s/>(-) <text:s/>15 297</text:p>
          </table:table-cell>
          <table:table-cell office:value-type="float" office:value="1995" table:style-name="ce23">
            <text:p><text:s text:c="2"/>1 995</text:p>
          </table:table-cell>
          <table:table-cell office:value-type="float" office:value="6128" table:style-name="ce23">
            <text:p><text:s text:c="2"/>6 128</text:p>
          </table:table-cell>
          <table:table-cell office:value-type="float" office:value="3496" table:style-name="ce23">
            <text:p><text:s text:c="2"/>3 496</text:p>
          </table:table-cell>
          <table:table-cell office:value-type="float" office:value="3016" table:style-name="ce23">
            <text:p><text:s text:c="2"/>3 016</text:p>
          </table:table-cell>
          <table:table-cell office:value-type="float" office:value="12235" table:style-name="ce23">
            <text:p><text:s text:c="2"/>12 235</text:p>
          </table:table-cell>
          <table:table-cell office:value-type="float" office:value="6881" table:style-name="ce23">
            <text:p><text:s text:c="2"/>6 881</text:p>
          </table:table-cell>
          <table:table-cell office:value-type="float" office:value="11212" table:style-name="ce23">
            <text:p><text:s text:c="2"/>11 212</text:p>
          </table:table-cell>
          <table:table-cell office:value-type="float" office:value="10166" table:style-name="ce23">
            <text:p><text:s text:c="2"/>10 166</text:p>
          </table:table-cell>
          <table:table-cell office:value-type="float" office:value="2684" table:style-name="ce23">
            <text:p><text:s text:c="2"/>2 684</text:p>
          </table:table-cell>
          <table:table-cell office:value-type="float" office:value="13041" table:style-name="ce23">
            <text:p><text:s text:c="2"/>13 041</text:p>
          </table:table-cell>
          <table:table-cell office:value-type="float" office:value="5725" table:style-name="ce23">
            <text:p><text:s text:c="2"/>5 725</text:p>
          </table:table-cell>
          <table:table-cell office:value-type="float" office:value="4634" table:style-name="ce23">
            <text:p><text:s text:c="2"/>4 634</text:p>
          </table:table-cell>
          <table:table-cell office:value-type="float" office:value="11291" table:style-name="ce23">
            <text:p><text:s text:c="2"/>11 291</text:p>
          </table:table-cell>
          <table:table-cell office:value-type="float" office:value="14666" table:style-name="ce23">
            <text:p><text:s text:c="2"/>14 666</text:p>
          </table:table-cell>
          <table:table-cell office:value-type="float" office:value="9912" table:style-name="ce23">
            <text:p><text:s text:c="2"/>9 912</text:p>
          </table:table-cell>
          <table:table-cell office:value-type="float" office:value="3809" table:style-name="ce23">
            <text:p><text:s text:c="2"/>3 809</text:p>
          </table:table-cell>
          <table:table-cell office:value-type="float" office:value="14699" table:style-name="ce23">
            <text:p><text:s text:c="2"/>14 699</text:p>
          </table:table-cell>
          <table:table-cell office:value-type="float" office:value="9784" table:style-name="ce23">
            <text:p><text:s text:c="2"/>9 784</text:p>
          </table:table-cell>
          <table:table-cell office:value-type="float" office:value="59806" table:style-name="ce23">
            <text:p><text:s text:c="2"/>59 806</text:p>
          </table:table-cell>
          <table:table-cell office:value-type="float" office:value="15298" table:style-name="ce23">
            <text:p><text:s text:c="2"/>15 298</text:p>
          </table:table-cell>
          <table:table-cell office:value-type="float" office:value="132414" table:style-name="ce23">
            <text:p><text:s text:c="2"/>132 414</text:p>
          </table:table-cell>
          <table:table-cell office:value-type="float" office:value="41530" table:style-name="ce23">
            <text:p><text:s text:c="2"/>41 530</text:p>
          </table:table-cell>
          <table:table-cell office:value-type="float" office:value="207328" table:style-name="ce23">
            <text:p><text:s text:c="2"/>207 328</text:p>
          </table:table-cell>
          <table:table-cell office:value-type="float" office:value="57110" table:style-name="ce23">
            <text:p><text:s text:c="2"/>57 110</text:p>
          </table:table-cell>
          <table:table-cell office:value-type="float" office:value="749" table:style-name="ce23">
            <text:p><text:s text:c="3"/>749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9490" table:style-name="ce23">
            <text:p><text:s text:c="2"/>19 490</text:p>
          </table:table-cell>
          <table:table-cell office:value-type="float" office:value="3619" table:style-name="ce23">
            <text:p><text:s text:c="2"/>3 619</text:p>
          </table:table-cell>
          <table:table-cell office:value-type="float" office:value="42691" table:style-name="ce23">
            <text:p><text:s text:c="2"/>42 691</text:p>
          </table:table-cell>
          <table:table-cell office:value-type="float" office:value="3876" table:style-name="ce23">
            <text:p><text:s text:c="2"/>3 876</text:p>
          </table:table-cell>
          <table:table-cell office:value-type="float" office:value="5812" table:style-name="ce23">
            <text:p><text:s text:c="2"/>5 812</text:p>
          </table:table-cell>
          <table:table-cell office:value-type="float" office:value="41023" table:style-name="ce23">
            <text:p><text:s text:c="2"/>41 023</text:p>
          </table:table-cell>
          <table:table-cell office:value-type="float" office:value="24882" table:style-name="ce23">
            <text:p><text:s text:c="2"/>24 882</text:p>
          </table:table-cell>
          <table:table-cell office:value-type="float" office:value="136706" table:style-name="ce23">
            <text:p><text:s text:c="2"/>136 706</text:p>
          </table:table-cell>
          <table:table-cell office:value-type="float" office:value="306263" table:style-name="ce23">
            <text:p><text:s text:c="2"/>306 263</text:p>
          </table:table-cell>
          <table:table-cell office:value-type="float" office:value="50878" table:style-name="ce23">
            <text:p><text:s text:c="2"/>50 878</text:p>
          </table:table-cell>
          <table:table-cell office:value-type="float" office:value="16931" table:style-name="ce23">
            <text:p><text:s text:c="2"/>16 931</text:p>
          </table:table-cell>
          <table:table-cell office:value-type="float" office:value="14342" table:style-name="ce23">
            <text:p><text:s text:c="2"/>14 342</text:p>
          </table:table-cell>
          <table:table-cell office:value-type="float" office:value="13114" table:style-name="ce23">
            <text:p><text:s text:c="2"/>13 114</text:p>
          </table:table-cell>
          <table:table-cell office:value-type="float" office:value="31319" table:style-name="ce23">
            <text:p><text:s text:c="2"/>31 319</text:p>
          </table:table-cell>
          <table:table-cell office:value-type="float" office:value="2478" table:style-name="ce23">
            <text:p><text:s text:c="2"/>2 478</text:p>
          </table:table-cell>
          <table:table-cell office:value-type="float" office:value="46349" table:style-name="ce23">
            <text:p><text:s text:c="2"/>46 349</text:p>
          </table:table-cell>
          <table:table-cell office:value-type="float" office:value="6854" table:style-name="ce23">
            <text:p><text:s text:c="2"/>6 854</text:p>
          </table:table-cell>
          <table:table-cell office:value-type="float" office:value="3735" table:style-name="ce23">
            <text:p><text:s text:c="2"/>3 735</text:p>
          </table:table-cell>
          <table:table-cell office:value-type="float" office:value="3643" table:style-name="ce23">
            <text:p><text:s text:c="2"/>3 643</text:p>
          </table:table-cell>
          <table:table-cell office:value-type="float" office:value="27548" table:style-name="ce23">
            <text:p><text:s text:c="2"/>27 548</text:p>
          </table:table-cell>
          <table:table-cell office:value-type="float" office:value="6598" table:style-name="ce23">
            <text:p><text:s text:c="2"/>6 598</text:p>
          </table:table-cell>
          <table:table-cell office:value-type="float" office:value="20481" table:style-name="ce23">
            <text:p><text:s text:c="2"/>20 4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32261" table:style-name="ce23">
            <text:p><text:s/>1 832 261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Rendimento misto bruto</text:p>
          </table:table-cell>
          <table:table-cell office:value-type="float" office:value="56929" table:style-name="ce23">
            <text:p><text:s text:c="2"/>56 929</text:p>
          </table:table-cell>
          <table:table-cell office:value-type="float" office:value="24605" table:style-name="ce23">
            <text:p><text:s text:c="2"/>24 605</text:p>
          </table:table-cell>
          <table:table-cell office:value-type="float" office:value="7416" table:style-name="ce23">
            <text:p><text:s text:c="2"/>7 416</text:p>
          </table:table-cell>
          <table:table-cell office:value-type="float" office:value="275" table:style-name="ce23">
            <text:p><text:s text:c="3"/>2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11" table:style-name="ce23">
            <text:p><text:s text:c="2"/>2 611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21" table:style-name="ce23">
            <text:p><text:s text:c="3"/>721</text:p>
          </table:table-cell>
          <table:table-cell office:value-type="float" office:value="6581" table:style-name="ce23">
            <text:p><text:s text:c="2"/>6 581</text:p>
          </table:table-cell>
          <table:table-cell office:value-type="float" office:value="589" table:style-name="ce23">
            <text:p><text:s text:c="3"/>589</text:p>
          </table:table-cell>
          <table:table-cell office:value-type="float" office:value="1352" table:style-name="ce23">
            <text:p><text:s text:c="2"/>1 352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485" table:style-name="ce23">
            <text:p><text:s text:c="3"/>4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4" table:style-name="ce23">
            <text:p><text:s text:c="3"/>13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665" table:style-name="ce23">
            <text:p><text:s text:c="3"/>66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00" table:style-name="ce23">
            <text:p><text:s text:c="2"/>1 70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1517" table:style-name="ce23">
            <text:p><text:s text:c="2"/>1 517</text:p>
          </table:table-cell>
          <table:table-cell office:value-type="float" office:value="4443" table:style-name="ce23">
            <text:p><text:s text:c="2"/>4 44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73" table:style-name="ce23">
            <text:p><text:s text:c="2"/>1 373</text:p>
          </table:table-cell>
          <table:table-cell office:value-type="float" office:value="49686" table:style-name="ce23">
            <text:p><text:s text:c="2"/>49 686</text:p>
          </table:table-cell>
          <table:table-cell office:value-type="float" office:value="16104" table:style-name="ce23">
            <text:p><text:s text:c="2"/>16 104</text:p>
          </table:table-cell>
          <table:table-cell office:value-type="float" office:value="44202" table:style-name="ce23">
            <text:p><text:s text:c="2"/>44 202</text:p>
          </table:table-cell>
          <table:table-cell office:value-type="float" office:value="21726" table:style-name="ce23">
            <text:p><text:s text:c="2"/>21 726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17" table:style-name="ce23">
            <text:p><text:s text:c="2"/>1 017</text:p>
          </table:table-cell>
          <table:table-cell office:value-type="float" office:value="753" table:style-name="ce23">
            <text:p><text:s text:c="3"/>753</text:p>
          </table:table-cell>
          <table:table-cell office:value-type="float" office:value="23673" table:style-name="ce23">
            <text:p><text:s text:c="2"/>23 673</text:p>
          </table:table-cell>
          <table:table-cell office:value-type="float" office:value="672" table:style-name="ce23">
            <text:p><text:s text:c="3"/>672</text:p>
          </table:table-cell>
          <table:table-cell office:value-type="float" office:value="379" table:style-name="ce23">
            <text:p><text:s text:c="3"/>379</text:p>
          </table:table-cell>
          <table:table-cell office:value-type="float" office:value="483" table:style-name="ce23">
            <text:p><text:s text:c="3"/>483</text:p>
          </table:table-cell>
          <table:table-cell office:value-type="float" office:value="5147" table:style-name="ce23">
            <text:p><text:s text:c="2"/>5 147</text:p>
          </table:table-cell>
          <table:table-cell office:value-type="float" office:value="1633" table:style-name="ce23">
            <text:p><text:s text:c="2"/>1 633</text:p>
          </table:table-cell>
          <table:table-cell office:value-type="float" office:value="3904" table:style-name="ce23">
            <text:p><text:s text:c="2"/>3 904</text:p>
          </table:table-cell>
          <table:table-cell office:value-type="float" office:value="23078" table:style-name="ce23">
            <text:p><text:s text:c="2"/>23 078</text:p>
          </table:table-cell>
          <table:table-cell office:value-type="float" office:value="7157" table:style-name="ce23">
            <text:p><text:s text:c="2"/>7 157</text:p>
          </table:table-cell>
          <table:table-cell office:value-type="float" office:value="4695" table:style-name="ce23">
            <text:p><text:s text:c="2"/>4 695</text:p>
          </table:table-cell>
          <table:table-cell office:value-type="float" office:value="704" table:style-name="ce23">
            <text:p><text:s text:c="3"/>704</text:p>
          </table:table-cell>
          <table:table-cell office:value-type="float" office:value="3309" table:style-name="ce23">
            <text:p><text:s text:c="2"/>3 309</text:p>
          </table:table-cell>
          <table:table-cell office:value-type="float" office:value="678" table:style-name="ce23">
            <text:p><text:s text:c="3"/>67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50" table:style-name="ce23">
            <text:p><text:s text:c="2"/>3 45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584" table:style-name="ce23">
            <text:p><text:s text:c="2"/>17 584</text:p>
          </table:table-cell>
          <table:table-cell office:value-type="float" office:value="4917" table:style-name="ce23">
            <text:p><text:s text:c="2"/>4 917</text:p>
          </table:table-cell>
          <table:table-cell office:value-type="float" office:value="16254" table:style-name="ce23">
            <text:p><text:s text:c="2"/>16 2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63556" table:style-name="ce23">
            <text:p><text:s text:c="2"/>363 556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Excedente operacional bruto (EOB)</text:p>
          </table:table-cell>
          <table:table-cell office:value-type="float" office:value="49508" table:style-name="ce23">
            <text:p><text:s text:c="2"/>49 508</text:p>
          </table:table-cell>
          <table:table-cell office:value-type="float" office:value="8444" table:style-name="ce23">
            <text:p><text:s text:c="2"/>8 444</text:p>
          </table:table-cell>
          <table:table-cell office:value-type="float" office:value="7685" table:style-name="ce23">
            <text:p><text:s text:c="2"/>7 685</text:p>
          </table:table-cell>
          <table:table-cell office:value-type="float" office:value="3589" table:style-name="ce23">
            <text:p><text:s text:c="2"/>3 589</text:p>
          </table:table-cell>
          <table:table-cell office:value-type="float" office:value="83325" table:style-name="ce23">
            <text:p><text:s text:c="2"/>83 325</text:p>
          </table:table-cell>
          <table:table-cell office:value-type="float" office:value="45945" table:style-name="ce23">
            <text:p><text:s text:c="2"/>45 945</text:p>
          </table:table-cell>
          <table:table-cell office:value-type="float" office:value="2269" table:style-name="ce23">
            <text:p><text:s text:c="2"/>2 269</text:p>
          </table:table-cell>
          <table:table-cell office:value-type="float" office:value="6277" table:style-name="ce23">
            <text:p><text:s text:c="2"/>6 277</text:p>
          </table:table-cell>
          <table:table-cell office:value-type="float" office:value="4458" table:style-name="ce23">
            <text:p><text:s text:c="2"/>4 458</text:p>
          </table:table-cell>
          <table:table-cell office:value-type="float" office:value="8319" table:style-name="ce23">
            <text:p><text:s text:c="2"/>8 319</text:p>
          </table:table-cell>
          <table:table-cell office:value-type="float" office:value="12312" table:style-name="ce23">
            <text:p><text:s text:c="2"/>12 312</text:p>
          </table:table-cell>
          <table:table-cell office:value-type="float" office:value="2496" table:style-name="ce23">
            <text:p><text:s text:c="2"/>2 496</text:p>
          </table:table-cell>
          <table:table-cell office:value-type="float" office:value="2071" table:style-name="ce23">
            <text:p><text:s text:c="2"/>2 071</text:p>
          </table:table-cell>
          <table:table-cell office:value-type="float" office:value="5437" table:style-name="ce23">
            <text:p><text:s text:c="2"/>5 437</text:p>
          </table:table-cell>
          <table:table-cell office:value-type="float" office:value="1935" table:style-name="ce23">
            <text:p><text:s text:c="2"/>1 935</text:p>
          </table:table-cell>
          <table:table-cell office:value-type="float" office:value="2065" table:style-name="ce23">
            <text:p><text:s text:c="2"/>2 065</text:p>
          </table:table-cell>
          <table:table-cell office:value-type="float" office:value="7734" table:style-name="ce23">
            <text:p><text:s text:c="2"/>7 734</text:p>
          </table:table-cell>
          <table:table-cell office:value-type="float" office:value="3410" table:style-name="ce23">
            <text:p><text:s text:c="2"/>3 410</text:p>
          </table:table-cell>
          <table:table-cell office:value-type="float" office:value="-15297" table:style-name="ce23">
            <text:p><text:s/>(-) <text:s/>15 297</text:p>
          </table:table-cell>
          <table:table-cell office:value-type="float" office:value="1995" table:style-name="ce23">
            <text:p><text:s text:c="2"/>1 995</text:p>
          </table:table-cell>
          <table:table-cell office:value-type="float" office:value="6128" table:style-name="ce23">
            <text:p><text:s text:c="2"/>6 128</text:p>
          </table:table-cell>
          <table:table-cell office:value-type="float" office:value="3496" table:style-name="ce23">
            <text:p><text:s text:c="2"/>3 496</text:p>
          </table:table-cell>
          <table:table-cell office:value-type="float" office:value="2882" table:style-name="ce23">
            <text:p><text:s text:c="2"/>2 882</text:p>
          </table:table-cell>
          <table:table-cell office:value-type="float" office:value="12235" table:style-name="ce23">
            <text:p><text:s text:c="2"/>12 235</text:p>
          </table:table-cell>
          <table:table-cell office:value-type="float" office:value="6660" table:style-name="ce23">
            <text:p><text:s text:c="2"/>6 660</text:p>
          </table:table-cell>
          <table:table-cell office:value-type="float" office:value="10547" table:style-name="ce23">
            <text:p><text:s text:c="2"/>10 547</text:p>
          </table:table-cell>
          <table:table-cell office:value-type="float" office:value="10166" table:style-name="ce23">
            <text:p><text:s text:c="2"/>10 166</text:p>
          </table:table-cell>
          <table:table-cell office:value-type="float" office:value="2684" table:style-name="ce23">
            <text:p><text:s text:c="2"/>2 684</text:p>
          </table:table-cell>
          <table:table-cell office:value-type="float" office:value="11341" table:style-name="ce23">
            <text:p><text:s text:c="2"/>11 341</text:p>
          </table:table-cell>
          <table:table-cell office:value-type="float" office:value="5725" table:style-name="ce23">
            <text:p><text:s text:c="2"/>5 725</text:p>
          </table:table-cell>
          <table:table-cell office:value-type="float" office:value="4634" table:style-name="ce23">
            <text:p><text:s text:c="2"/>4 634</text:p>
          </table:table-cell>
          <table:table-cell office:value-type="float" office:value="11291" table:style-name="ce23">
            <text:p><text:s text:c="2"/>11 291</text:p>
          </table:table-cell>
          <table:table-cell office:value-type="float" office:value="14666" table:style-name="ce23">
            <text:p><text:s text:c="2"/>14 666</text:p>
          </table:table-cell>
          <table:table-cell office:value-type="float" office:value="9840" table:style-name="ce23">
            <text:p><text:s text:c="2"/>9 840</text:p>
          </table:table-cell>
          <table:table-cell office:value-type="float" office:value="3774" table:style-name="ce23">
            <text:p><text:s text:c="2"/>3 774</text:p>
          </table:table-cell>
          <table:table-cell office:value-type="float" office:value="13182" table:style-name="ce23">
            <text:p><text:s text:c="2"/>13 182</text:p>
          </table:table-cell>
          <table:table-cell office:value-type="float" office:value="5341" table:style-name="ce23">
            <text:p><text:s text:c="2"/>5 341</text:p>
          </table:table-cell>
          <table:table-cell office:value-type="float" office:value="59806" table:style-name="ce23">
            <text:p><text:s text:c="2"/>59 806</text:p>
          </table:table-cell>
          <table:table-cell office:value-type="float" office:value="13925" table:style-name="ce23">
            <text:p><text:s text:c="2"/>13 925</text:p>
          </table:table-cell>
          <table:table-cell office:value-type="float" office:value="82728" table:style-name="ce23">
            <text:p><text:s text:c="2"/>82 728</text:p>
          </table:table-cell>
          <table:table-cell office:value-type="float" office:value="25426" table:style-name="ce23">
            <text:p><text:s text:c="2"/>25 426</text:p>
          </table:table-cell>
          <table:table-cell office:value-type="float" office:value="163126" table:style-name="ce23">
            <text:p><text:s text:c="2"/>163 126</text:p>
          </table:table-cell>
          <table:table-cell office:value-type="float" office:value="35384" table:style-name="ce23">
            <text:p><text:s text:c="2"/>35 384</text:p>
          </table:table-cell>
          <table:table-cell office:value-type="float" office:value="580" table:style-name="ce23">
            <text:p><text:s text:c="3"/>58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8473" table:style-name="ce23">
            <text:p><text:s text:c="2"/>18 473</text:p>
          </table:table-cell>
          <table:table-cell office:value-type="float" office:value="2866" table:style-name="ce23">
            <text:p><text:s text:c="2"/>2 866</text:p>
          </table:table-cell>
          <table:table-cell office:value-type="float" office:value="19018" table:style-name="ce23">
            <text:p><text:s text:c="2"/>19 018</text:p>
          </table:table-cell>
          <table:table-cell office:value-type="float" office:value="3204" table:style-name="ce23">
            <text:p><text:s text:c="2"/>3 204</text:p>
          </table:table-cell>
          <table:table-cell office:value-type="float" office:value="5433" table:style-name="ce23">
            <text:p><text:s text:c="2"/>5 433</text:p>
          </table:table-cell>
          <table:table-cell office:value-type="float" office:value="40540" table:style-name="ce23">
            <text:p><text:s text:c="2"/>40 540</text:p>
          </table:table-cell>
          <table:table-cell office:value-type="float" office:value="19735" table:style-name="ce23">
            <text:p><text:s text:c="2"/>19 735</text:p>
          </table:table-cell>
          <table:table-cell office:value-type="float" office:value="135073" table:style-name="ce23">
            <text:p><text:s text:c="2"/>135 073</text:p>
          </table:table-cell>
          <table:table-cell office:value-type="float" office:value="302359" table:style-name="ce23">
            <text:p><text:s text:c="2"/>302 359</text:p>
          </table:table-cell>
          <table:table-cell office:value-type="float" office:value="27800" table:style-name="ce23">
            <text:p><text:s text:c="2"/>27 800</text:p>
          </table:table-cell>
          <table:table-cell office:value-type="float" office:value="9774" table:style-name="ce23">
            <text:p><text:s text:c="2"/>9 774</text:p>
          </table:table-cell>
          <table:table-cell office:value-type="float" office:value="9647" table:style-name="ce23">
            <text:p><text:s text:c="2"/>9 647</text:p>
          </table:table-cell>
          <table:table-cell office:value-type="float" office:value="12410" table:style-name="ce23">
            <text:p><text:s text:c="2"/>12 410</text:p>
          </table:table-cell>
          <table:table-cell office:value-type="float" office:value="28010" table:style-name="ce23">
            <text:p><text:s text:c="2"/>28 010</text:p>
          </table:table-cell>
          <table:table-cell office:value-type="float" office:value="1800" table:style-name="ce23">
            <text:p><text:s text:c="2"/>1 800</text:p>
          </table:table-cell>
          <table:table-cell office:value-type="float" office:value="46349" table:style-name="ce23">
            <text:p><text:s text:c="2"/>46 349</text:p>
          </table:table-cell>
          <table:table-cell office:value-type="float" office:value="6854" table:style-name="ce23">
            <text:p><text:s text:c="2"/>6 854</text:p>
          </table:table-cell>
          <table:table-cell office:value-type="float" office:value="285" table:style-name="ce23">
            <text:p><text:s text:c="3"/>285</text:p>
          </table:table-cell>
          <table:table-cell office:value-type="float" office:value="3643" table:style-name="ce23">
            <text:p><text:s text:c="2"/>3 643</text:p>
          </table:table-cell>
          <table:table-cell office:value-type="float" office:value="9964" table:style-name="ce23">
            <text:p><text:s text:c="2"/>9 964</text:p>
          </table:table-cell>
          <table:table-cell office:value-type="float" office:value="1681" table:style-name="ce23">
            <text:p><text:s text:c="2"/>1 681</text:p>
          </table:table-cell>
          <table:table-cell office:value-type="float" office:value="4227" table:style-name="ce23">
            <text:p><text:s text:c="2"/>4 2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68705" table:style-name="ce23">
            <text:p><text:s/>1 468 705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Outros impostos sobre a produção</text:p>
          </table:table-cell>
          <table:table-cell office:value-type="float" office:value="859" table:style-name="ce23">
            <text:p><text:s text:c="3"/>859</text:p>
          </table:table-cell>
          <table:table-cell office:value-type="float" office:value="343" table:style-name="ce23">
            <text:p><text:s text:c="3"/>343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130" table:style-name="ce23">
            <text:p><text:s text:c="3"/>130</text:p>
          </table:table-cell>
          <table:table-cell office:value-type="float" office:value="827" table:style-name="ce23">
            <text:p><text:s text:c="3"/>827</text:p>
          </table:table-cell>
          <table:table-cell office:value-type="float" office:value="447" table:style-name="ce23">
            <text:p><text:s text:c="3"/>447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1118" table:style-name="ce23">
            <text:p><text:s text:c="2"/>1 118</text:p>
          </table:table-cell>
          <table:table-cell office:value-type="float" office:value="582" table:style-name="ce23">
            <text:p><text:s text:c="3"/>582</text:p>
          </table:table-cell>
          <table:table-cell office:value-type="float" office:value="1290" table:style-name="ce23">
            <text:p><text:s text:c="2"/>1 290</text:p>
          </table:table-cell>
          <table:table-cell office:value-type="float" office:value="570" table:style-name="ce23">
            <text:p><text:s text:c="3"/>570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346" table:style-name="ce23">
            <text:p><text:s text:c="3"/>346</text:p>
          </table:table-cell>
          <table:table-cell office:value-type="float" office:value="474" table:style-name="ce23">
            <text:p><text:s text:c="3"/>474</text:p>
          </table:table-cell>
          <table:table-cell office:value-type="float" office:value="310" table:style-name="ce23">
            <text:p><text:s text:c="3"/>310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427" table:style-name="ce23">
            <text:p><text:s text:c="3"/>427</text:p>
          </table:table-cell>
          <table:table-cell office:value-type="float" office:value="227" table:style-name="ce23">
            <text:p><text:s text:c="3"/>227</text:p>
          </table:table-cell>
          <table:table-cell office:value-type="float" office:value="614" table:style-name="ce23">
            <text:p><text:s text:c="3"/>614</text:p>
          </table:table-cell>
          <table:table-cell office:value-type="float" office:value="173" table:style-name="ce23">
            <text:p><text:s text:c="3"/>173</text:p>
          </table:table-cell>
          <table:table-cell office:value-type="float" office:value="626" table:style-name="ce23">
            <text:p><text:s text:c="3"/>626</text:p>
          </table:table-cell>
          <table:table-cell office:value-type="float" office:value="345" table:style-name="ce23">
            <text:p><text:s text:c="3"/>345</text:p>
          </table:table-cell>
          <table:table-cell office:value-type="float" office:value="183" table:style-name="ce23">
            <text:p><text:s text:c="3"/>183</text:p>
          </table:table-cell>
          <table:table-cell office:value-type="float" office:value="324" table:style-name="ce23">
            <text:p><text:s text:c="3"/>324</text:p>
          </table:table-cell>
          <table:table-cell office:value-type="float" office:value="673" table:style-name="ce23">
            <text:p><text:s text:c="3"/>673</text:p>
          </table:table-cell>
          <table:table-cell office:value-type="float" office:value="594" table:style-name="ce23">
            <text:p><text:s text:c="3"/>594</text:p>
          </table:table-cell>
          <table:table-cell office:value-type="float" office:value="619" table:style-name="ce23">
            <text:p><text:s text:c="3"/>619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745" table:style-name="ce23">
            <text:p><text:s text:c="3"/>745</text:p>
          </table:table-cell>
          <table:table-cell office:value-type="float" office:value="630" table:style-name="ce23">
            <text:p><text:s text:c="3"/>630</text:p>
          </table:table-cell>
          <table:table-cell office:value-type="float" office:value="497" table:style-name="ce23">
            <text:p><text:s text:c="3"/>497</text:p>
          </table:table-cell>
          <table:table-cell office:value-type="float" office:value="941" table:style-name="ce23">
            <text:p><text:s text:c="3"/>941</text:p>
          </table:table-cell>
          <table:table-cell office:value-type="float" office:value="1026" table:style-name="ce23">
            <text:p><text:s text:c="2"/>1 026</text:p>
          </table:table-cell>
          <table:table-cell office:value-type="float" office:value="751" table:style-name="ce23">
            <text:p><text:s text:c="3"/>751</text:p>
          </table:table-cell>
          <table:table-cell office:value-type="float" office:value="296" table:style-name="ce23">
            <text:p><text:s text:c="3"/>296</text:p>
          </table:table-cell>
          <table:table-cell office:value-type="float" office:value="422" table:style-name="ce23">
            <text:p><text:s text:c="3"/>422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1182" table:style-name="ce23">
            <text:p><text:s text:c="2"/>1 182</text:p>
          </table:table-cell>
          <table:table-cell office:value-type="float" office:value="447" table:style-name="ce23">
            <text:p><text:s text:c="3"/>447</text:p>
          </table:table-cell>
          <table:table-cell office:value-type="float" office:value="3053" table:style-name="ce23">
            <text:p><text:s text:c="2"/>3 053</text:p>
          </table:table-cell>
          <table:table-cell office:value-type="float" office:value="904" table:style-name="ce23">
            <text:p><text:s text:c="3"/>904</text:p>
          </table:table-cell>
          <table:table-cell office:value-type="float" office:value="5921" table:style-name="ce23">
            <text:p><text:s text:c="2"/>5 921</text:p>
          </table:table-cell>
          <table:table-cell office:value-type="float" office:value="1761" table:style-name="ce23">
            <text:p><text:s text:c="2"/>1 761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383" table:style-name="ce23">
            <text:p><text:s text:c="3"/>383</text:p>
          </table:table-cell>
          <table:table-cell office:value-type="float" office:value="1120" table:style-name="ce23">
            <text:p><text:s text:c="2"/>1 120</text:p>
          </table:table-cell>
          <table:table-cell office:value-type="float" office:value="193" table:style-name="ce23">
            <text:p><text:s text:c="3"/>193</text:p>
          </table:table-cell>
          <table:table-cell office:value-type="float" office:value="780" table:style-name="ce23">
            <text:p><text:s text:c="3"/>780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876" table:style-name="ce23">
            <text:p><text:s text:c="3"/>876</text:p>
          </table:table-cell>
          <table:table-cell office:value-type="float" office:value="3551" table:style-name="ce23">
            <text:p><text:s text:c="2"/>3 551</text:p>
          </table:table-cell>
          <table:table-cell office:value-type="float" office:value="888" table:style-name="ce23">
            <text:p><text:s text:c="3"/>888</text:p>
          </table:table-cell>
          <table:table-cell office:value-type="float" office:value="4516" table:style-name="ce23">
            <text:p><text:s text:c="2"/>4 516</text:p>
          </table:table-cell>
          <table:table-cell office:value-type="float" office:value="215" table:style-name="ce23">
            <text:p><text:s text:c="3"/>215</text:p>
          </table:table-cell>
          <table:table-cell office:value-type="float" office:value="1182" table:style-name="ce23">
            <text:p><text:s text:c="2"/>1 182</text:p>
          </table:table-cell>
          <table:table-cell office:value-type="float" office:value="806" table:style-name="ce23">
            <text:p><text:s text:c="3"/>806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293" table:style-name="ce23">
            <text:p><text:s text:c="3"/>293</text:p>
          </table:table-cell>
          <table:table-cell office:value-type="float" office:value="1862" table:style-name="ce23">
            <text:p><text:s text:c="2"/>1 862</text:p>
          </table:table-cell>
          <table:table-cell office:value-type="float" office:value="512" table:style-name="ce23">
            <text:p><text:s text:c="3"/>512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694" table:style-name="ce23">
            <text:p><text:s text:c="3"/>69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20" table:style-name="ce23">
            <text:p><text:s text:c="2"/>1 020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554" table:style-name="ce23">
            <text:p><text:s text:c="3"/>5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2022" table:style-name="ce23">
            <text:p><text:s text:c="2"/>52 02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Outros subsídios à produção</text:p>
          </table:table-cell>
          <table:table-cell office:value-type="float" office:value="-5116" table:style-name="ce23">
            <text:p><text:s/>(-) <text:s/>5 116</text:p>
          </table:table-cell>
          <table:table-cell office:value-type="float" office:value="-89" table:style-name="ce23">
            <text:p><text:s/>(-) <text:s text:c="2"/>89</text:p>
          </table:table-cell>
          <table:table-cell office:value-type="float" office:value="-38" table:style-name="ce23">
            <text:p><text:s/>(-) <text:s text:c="2"/>38</text:p>
          </table:table-cell>
          <table:table-cell office:value-type="float" office:value="-56" table:style-name="ce23">
            <text:p><text:s/>(-) <text:s text:c="2"/>5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5" table:style-name="ce23">
            <text:p><text:s/>(-) <text:s text:c="2"/>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60" table:style-name="ce23">
            <text:p><text:s/>(-) <text:s text:c="2"/>60</text:p>
          </table:table-cell>
          <table:table-cell office:value-type="float" office:value="-95" table:style-name="ce23">
            <text:p><text:s/>(-) <text:s text:c="2"/>95</text:p>
          </table:table-cell>
          <table:table-cell office:value-type="float" office:value="-108" table:style-name="ce23">
            <text:p><text:s/>(-) <text:s text:c="2"/>108</text:p>
          </table:table-cell>
          <table:table-cell office:value-type="float" office:value="-61" table:style-name="ce23">
            <text:p><text:s/>(-) <text:s text:c="2"/>6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6" table:style-name="ce23">
            <text:p><text:s/>(-) <text:s text:c="2"/>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3" table:style-name="ce23">
            <text:p><text:s/>(-) <text:s text:c="2"/>23</text:p>
          </table:table-cell>
          <table:table-cell office:value-type="float" office:value="-84" table:style-name="ce23">
            <text:p><text:s/>(-) <text:s text:c="2"/>8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8" table:style-name="ce23">
            <text:p><text:s/>(-) <text:s text:c="2"/>28</text:p>
          </table:table-cell>
          <table:table-cell office:value-type="float" office:value="-149" table:style-name="ce23">
            <text:p><text:s/>(-) <text:s text:c="2"/>149</text:p>
          </table:table-cell>
          <table:table-cell office:value-type="float" office:value="-17" table:style-name="ce23">
            <text:p><text:s/>(-) <text:s text:c="2"/>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9" table:style-name="ce23">
            <text:p><text:s/>(-) <text:s text:c="2"/>19</text:p>
          </table:table-cell>
          <table:table-cell office:value-type="float" office:value="-106" table:style-name="ce23">
            <text:p><text:s/>(-) <text:s text:c="2"/>106</text:p>
          </table:table-cell>
          <table:table-cell office:value-type="float" office:value="-110" table:style-name="ce23">
            <text:p><text:s/>(-) <text:s text:c="2"/>110</text:p>
          </table:table-cell>
          <table:table-cell office:value-type="float" office:value="-42" table:style-name="ce23">
            <text:p><text:s/>(-) <text:s text:c="2"/>42</text:p>
          </table:table-cell>
          <table:table-cell office:value-type="float" office:value="-40" table:style-name="ce23">
            <text:p><text:s/>(-) <text:s text:c="2"/>40</text:p>
          </table:table-cell>
          <table:table-cell office:value-type="float" office:value="-76" table:style-name="ce23">
            <text:p><text:s/>(-) <text:s text:c="2"/>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63" table:style-name="ce23">
            <text:p><text:s/>(-) <text:s text:c="2"/>63</text:p>
          </table:table-cell>
          <table:table-cell office:value-type="float" office:value="-199" table:style-name="ce23">
            <text:p><text:s/>(-) <text:s text:c="2"/>199</text:p>
          </table:table-cell>
          <table:table-cell office:value-type="float" office:value="-207" table:style-name="ce23">
            <text:p><text:s/>(-) <text:s text:c="2"/>207</text:p>
          </table:table-cell>
          <table:table-cell office:value-type="float" office:value="-178" table:style-name="ce23">
            <text:p><text:s/>(-) <text:s text:c="2"/>178</text:p>
          </table:table-cell>
          <table:table-cell office:value-type="float" office:value="-137" table:style-name="ce23">
            <text:p><text:s/>(-) <text:s text:c="2"/>137</text:p>
          </table:table-cell>
          <table:table-cell office:value-type="float" office:value="-25" table:style-name="ce23">
            <text:p><text:s/>(-) <text:s text:c="2"/>2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87" table:style-name="ce23">
            <text:p><text:s/>(-) <text:s text:c="2"/>387</text:p>
          </table:table-cell>
          <table:table-cell office:value-type="float" office:value="-19" table:style-name="ce23">
            <text:p><text:s/>(-) <text:s text:c="2"/>19</text:p>
          </table:table-cell>
          <table:table-cell office:value-type="float" office:value="-409" table:style-name="ce23">
            <text:p><text:s/>(-) <text:s text:c="2"/>409</text:p>
          </table:table-cell>
          <table:table-cell office:value-type="float" office:value="-22" table:style-name="ce23">
            <text:p><text:s/>(-) <text:s text:c="2"/>22</text:p>
          </table:table-cell>
          <table:table-cell office:value-type="float" office:value="-318" table:style-name="ce23">
            <text:p><text:s/>(-) <text:s text:c="2"/>318</text:p>
          </table:table-cell>
          <table:table-cell office:value-type="float" office:value="-1563" table:style-name="ce23">
            <text:p><text:s/>(-) <text:s/>1 563</text:p>
          </table:table-cell>
          <table:table-cell office:value-type="float" office:value="-16" table:style-name="ce23">
            <text:p><text:s/>(-) <text:s text:c="2"/>16</text:p>
          </table:table-cell>
          <table:table-cell office:value-type="float" office:value="-47" table:style-name="ce23">
            <text:p><text:s/>(-) <text:s text:c="2"/>47</text:p>
          </table:table-cell>
          <table:table-cell office:value-type="float" office:value="-60" table:style-name="ce23">
            <text:p><text:s/>(-) <text:s text:c="2"/>6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42" table:style-name="ce23">
            <text:p><text:s/>(-) <text:s text:c="2"/>42</text:p>
          </table:table-cell>
          <table:table-cell office:value-type="float" office:value="-18" table:style-name="ce23">
            <text:p><text:s/>(-) <text:s text:c="2"/>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67" table:style-name="ce23">
            <text:p><text:s/>(-) <text:s text:c="2"/>36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38" table:style-name="ce23">
            <text:p><text:s/>(-) <text:s text:c="2"/>13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0603" table:style-name="ce23">
            <text:p><text:s/>(-) <text:s/>10 603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Valor da produção</text:p>
          </table:table-cell>
          <table:table-cell office:value-type="float" office:value="209241" table:style-name="ce23">
            <text:p><text:s text:c="2"/>209 241</text:p>
          </table:table-cell>
          <table:table-cell office:value-type="float" office:value="94213" table:style-name="ce23">
            <text:p><text:s text:c="2"/>94 213</text:p>
          </table:table-cell>
          <table:table-cell office:value-type="float" office:value="23693" table:style-name="ce23">
            <text:p><text:s text:c="2"/>23 693</text:p>
          </table:table-cell>
          <table:table-cell office:value-type="float" office:value="17265" table:style-name="ce23">
            <text:p><text:s text:c="2"/>17 265</text:p>
          </table:table-cell>
          <table:table-cell office:value-type="float" office:value="159027" table:style-name="ce23">
            <text:p><text:s text:c="2"/>159 027</text:p>
          </table:table-cell>
          <table:table-cell office:value-type="float" office:value="77063" table:style-name="ce23">
            <text:p><text:s text:c="2"/>77 063</text:p>
          </table:table-cell>
          <table:table-cell office:value-type="float" office:value="10533" table:style-name="ce23">
            <text:p><text:s text:c="2"/>10 533</text:p>
          </table:table-cell>
          <table:table-cell office:value-type="float" office:value="164010" table:style-name="ce23">
            <text:p><text:s text:c="2"/>164 010</text:p>
          </table:table-cell>
          <table:table-cell office:value-type="float" office:value="55818" table:style-name="ce23">
            <text:p><text:s text:c="2"/>55 818</text:p>
          </table:table-cell>
          <table:table-cell office:value-type="float" office:value="171317" table:style-name="ce23">
            <text:p><text:s text:c="2"/>171 317</text:p>
          </table:table-cell>
          <table:table-cell office:value-type="float" office:value="56908" table:style-name="ce23">
            <text:p><text:s text:c="2"/>56 908</text:p>
          </table:table-cell>
          <table:table-cell office:value-type="float" office:value="13087" table:style-name="ce23">
            <text:p><text:s text:c="2"/>13 087</text:p>
          </table:table-cell>
          <table:table-cell office:value-type="float" office:value="43173" table:style-name="ce23">
            <text:p><text:s text:c="2"/>43 173</text:p>
          </table:table-cell>
          <table:table-cell office:value-type="float" office:value="54296" table:style-name="ce23">
            <text:p><text:s text:c="2"/>54 296</text:p>
          </table:table-cell>
          <table:table-cell office:value-type="float" office:value="32619" table:style-name="ce23">
            <text:p><text:s text:c="2"/>32 619</text:p>
          </table:table-cell>
          <table:table-cell office:value-type="float" office:value="22210" table:style-name="ce23">
            <text:p><text:s text:c="2"/>22 210</text:p>
          </table:table-cell>
          <table:table-cell office:value-type="float" office:value="58510" table:style-name="ce23">
            <text:p><text:s text:c="2"/>58 510</text:p>
          </table:table-cell>
          <table:table-cell office:value-type="float" office:value="19091" table:style-name="ce23">
            <text:p><text:s text:c="2"/>19 091</text:p>
          </table:table-cell>
          <table:table-cell office:value-type="float" office:value="253576" table:style-name="ce23">
            <text:p><text:s text:c="2"/>253 576</text:p>
          </table:table-cell>
          <table:table-cell office:value-type="float" office:value="23588" table:style-name="ce23">
            <text:p><text:s text:c="2"/>23 588</text:p>
          </table:table-cell>
          <table:table-cell office:value-type="float" office:value="105437" table:style-name="ce23">
            <text:p><text:s text:c="2"/>105 437</text:p>
          </table:table-cell>
          <table:table-cell office:value-type="float" office:value="50352" table:style-name="ce23">
            <text:p><text:s text:c="2"/>50 352</text:p>
          </table:table-cell>
          <table:table-cell office:value-type="float" office:value="27643" table:style-name="ce23">
            <text:p><text:s text:c="2"/>27 643</text:p>
          </table:table-cell>
          <table:table-cell office:value-type="float" office:value="42790" table:style-name="ce23">
            <text:p><text:s text:c="2"/>42 790</text:p>
          </table:table-cell>
          <table:table-cell office:value-type="float" office:value="79842" table:style-name="ce23">
            <text:p><text:s text:c="2"/>79 842</text:p>
          </table:table-cell>
          <table:table-cell office:value-type="float" office:value="72361" table:style-name="ce23">
            <text:p><text:s text:c="2"/>72 361</text:p>
          </table:table-cell>
          <table:table-cell office:value-type="float" office:value="96034" table:style-name="ce23">
            <text:p><text:s text:c="2"/>96 034</text:p>
          </table:table-cell>
          <table:table-cell office:value-type="float" office:value="40031" table:style-name="ce23">
            <text:p><text:s text:c="2"/>40 031</text:p>
          </table:table-cell>
          <table:table-cell office:value-type="float" office:value="80782" table:style-name="ce23">
            <text:p><text:s text:c="2"/>80 782</text:p>
          </table:table-cell>
          <table:table-cell office:value-type="float" office:value="68505" table:style-name="ce23">
            <text:p><text:s text:c="2"/>68 505</text:p>
          </table:table-cell>
          <table:table-cell office:value-type="float" office:value="62609" table:style-name="ce23">
            <text:p><text:s text:c="2"/>62 609</text:p>
          </table:table-cell>
          <table:table-cell office:value-type="float" office:value="107999" table:style-name="ce23">
            <text:p><text:s text:c="2"/>107 999</text:p>
          </table:table-cell>
          <table:table-cell office:value-type="float" office:value="164711" table:style-name="ce23">
            <text:p><text:s text:c="2"/>164 711</text:p>
          </table:table-cell>
          <table:table-cell office:value-type="float" office:value="88005" table:style-name="ce23">
            <text:p><text:s text:c="2"/>88 005</text:p>
          </table:table-cell>
          <table:table-cell office:value-type="float" office:value="37397" table:style-name="ce23">
            <text:p><text:s text:c="2"/>37 397</text:p>
          </table:table-cell>
          <table:table-cell office:value-type="float" office:value="55725" table:style-name="ce23">
            <text:p><text:s text:c="2"/>55 725</text:p>
          </table:table-cell>
          <table:table-cell office:value-type="float" office:value="45446" table:style-name="ce23">
            <text:p><text:s text:c="2"/>45 446</text:p>
          </table:table-cell>
          <table:table-cell office:value-type="float" office:value="164366" table:style-name="ce23">
            <text:p><text:s text:c="2"/>164 366</text:p>
          </table:table-cell>
          <table:table-cell office:value-type="float" office:value="46839" table:style-name="ce23">
            <text:p><text:s text:c="2"/>46 839</text:p>
          </table:table-cell>
          <table:table-cell office:value-type="float" office:value="507895" table:style-name="ce23">
            <text:p><text:s text:c="2"/>507 895</text:p>
          </table:table-cell>
          <table:table-cell office:value-type="float" office:value="122008" table:style-name="ce23">
            <text:p><text:s text:c="2"/>122 008</text:p>
          </table:table-cell>
          <table:table-cell office:value-type="float" office:value="622903" table:style-name="ce23">
            <text:p><text:s text:c="2"/>622 903</text:p>
          </table:table-cell>
          <table:table-cell office:value-type="float" office:value="236960" table:style-name="ce23">
            <text:p><text:s text:c="2"/>236 960</text:p>
          </table:table-cell>
          <table:table-cell office:value-type="float" office:value="12157" table:style-name="ce23">
            <text:p><text:s text:c="2"/>12 157</text:p>
          </table:table-cell>
          <table:table-cell office:value-type="float" office:value="29117" table:style-name="ce23">
            <text:p><text:s text:c="2"/>29 117</text:p>
          </table:table-cell>
          <table:table-cell office:value-type="float" office:value="81006" table:style-name="ce23">
            <text:p><text:s text:c="2"/>81 006</text:p>
          </table:table-cell>
          <table:table-cell office:value-type="float" office:value="17261" table:style-name="ce23">
            <text:p><text:s text:c="2"/>17 261</text:p>
          </table:table-cell>
          <table:table-cell office:value-type="float" office:value="151663" table:style-name="ce23">
            <text:p><text:s text:c="2"/>151 663</text:p>
          </table:table-cell>
          <table:table-cell office:value-type="float" office:value="22566" table:style-name="ce23">
            <text:p><text:s text:c="2"/>22 566</text:p>
          </table:table-cell>
          <table:table-cell office:value-type="float" office:value="31112" table:style-name="ce23">
            <text:p><text:s text:c="2"/>31 112</text:p>
          </table:table-cell>
          <table:table-cell office:value-type="float" office:value="143249" table:style-name="ce23">
            <text:p><text:s text:c="2"/>143 249</text:p>
          </table:table-cell>
          <table:table-cell office:value-type="float" office:value="80788" table:style-name="ce23">
            <text:p><text:s text:c="2"/>80 788</text:p>
          </table:table-cell>
          <table:table-cell office:value-type="float" office:value="398032" table:style-name="ce23">
            <text:p><text:s text:c="2"/>398 032</text:p>
          </table:table-cell>
          <table:table-cell office:value-type="float" office:value="340359" table:style-name="ce23">
            <text:p><text:s text:c="2"/>340 359</text:p>
          </table:table-cell>
          <table:table-cell office:value-type="float" office:value="124627" table:style-name="ce23">
            <text:p><text:s text:c="2"/>124 627</text:p>
          </table:table-cell>
          <table:table-cell office:value-type="float" office:value="55932" table:style-name="ce23">
            <text:p><text:s text:c="2"/>55 932</text:p>
          </table:table-cell>
          <table:table-cell office:value-type="float" office:value="66427" table:style-name="ce23">
            <text:p><text:s text:c="2"/>66 427</text:p>
          </table:table-cell>
          <table:table-cell office:value-type="float" office:value="31358" table:style-name="ce23">
            <text:p><text:s text:c="2"/>31 358</text:p>
          </table:table-cell>
          <table:table-cell office:value-type="float" office:value="143082" table:style-name="ce23">
            <text:p><text:s text:c="2"/>143 082</text:p>
          </table:table-cell>
          <table:table-cell office:value-type="float" office:value="24822" table:style-name="ce23">
            <text:p><text:s text:c="2"/>24 822</text:p>
          </table:table-cell>
          <table:table-cell office:value-type="float" office:value="522385" table:style-name="ce23">
            <text:p><text:s text:c="2"/>522 385</text:p>
          </table:table-cell>
          <table:table-cell office:value-type="float" office:value="193081" table:style-name="ce23">
            <text:p><text:s text:c="2"/>193 081</text:p>
          </table:table-cell>
          <table:table-cell office:value-type="float" office:value="63272" table:style-name="ce23">
            <text:p><text:s text:c="2"/>63 272</text:p>
          </table:table-cell>
          <table:table-cell office:value-type="float" office:value="114794" table:style-name="ce23">
            <text:p><text:s text:c="2"/>114 794</text:p>
          </table:table-cell>
          <table:table-cell office:value-type="float" office:value="125360" table:style-name="ce23">
            <text:p><text:s text:c="2"/>125 360</text:p>
          </table:table-cell>
          <table:table-cell office:value-type="float" office:value="24702" table:style-name="ce23">
            <text:p><text:s text:c="2"/>24 702</text:p>
          </table:table-cell>
          <table:table-cell office:value-type="float" office:value="110543" table:style-name="ce23">
            <text:p><text:s text:c="2"/>110 543</text:p>
          </table:table-cell>
          <table:table-cell office:value-type="float" office:value="44434" table:style-name="ce23">
            <text:p><text:s text:c="2"/>44 434</text:p>
          </table:table-cell>
          <table:table-cell office:value-type="float" office:value="7438007" table:style-name="ce23">
            <text:p><text:s/>7 438 007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Fator trabalho (ocupações)</text:p>
          </table:table-cell>
          <table:table-cell office:value-type="float" office:value="6574644" table:style-name="ce23">
            <text:p><text:s/>6 574 644</text:p>
          </table:table-cell>
          <table:table-cell office:value-type="float" office:value="6828049" table:style-name="ce23">
            <text:p><text:s/>6 828 049</text:p>
          </table:table-cell>
          <table:table-cell office:value-type="float" office:value="975753" table:style-name="ce23">
            <text:p><text:s text:c="2"/>975 753</text:p>
          </table:table-cell>
          <table:table-cell office:value-type="float" office:value="147651" table:style-name="ce23">
            <text:p><text:s text:c="2"/>147 651</text:p>
          </table:table-cell>
          <table:table-cell office:value-type="float" office:value="67183" table:style-name="ce23">
            <text:p><text:s text:c="2"/>67 183</text:p>
          </table:table-cell>
          <table:table-cell office:value-type="float" office:value="44473" table:style-name="ce23">
            <text:p><text:s text:c="2"/>44 473</text:p>
          </table:table-cell>
          <table:table-cell office:value-type="float" office:value="33429" table:style-name="ce23">
            <text:p><text:s text:c="2"/>33 429</text:p>
          </table:table-cell>
          <table:table-cell office:value-type="float" office:value="654324" table:style-name="ce23">
            <text:p><text:s text:c="2"/>654 324</text:p>
          </table:table-cell>
          <table:table-cell office:value-type="float" office:value="254776" table:style-name="ce23">
            <text:p><text:s text:c="2"/>254 776</text:p>
          </table:table-cell>
          <table:table-cell office:value-type="float" office:value="1165242" table:style-name="ce23">
            <text:p><text:s/>1 165 242</text:p>
          </table:table-cell>
          <table:table-cell office:value-type="float" office:value="161280" table:style-name="ce23">
            <text:p><text:s text:c="2"/>161 280</text:p>
          </table:table-cell>
          <table:table-cell office:value-type="float" office:value="19340" table:style-name="ce23">
            <text:p><text:s text:c="2"/>19 340</text:p>
          </table:table-cell>
          <table:table-cell office:value-type="float" office:value="608183" table:style-name="ce23">
            <text:p><text:s text:c="2"/>608 183</text:p>
          </table:table-cell>
          <table:table-cell office:value-type="float" office:value="1749759" table:style-name="ce23">
            <text:p><text:s/>1 749 759</text:p>
          </table:table-cell>
          <table:table-cell office:value-type="float" office:value="577823" table:style-name="ce23">
            <text:p><text:s text:c="2"/>577 823</text:p>
          </table:table-cell>
          <table:table-cell office:value-type="float" office:value="458959" table:style-name="ce23">
            <text:p><text:s text:c="2"/>458 959</text:p>
          </table:table-cell>
          <table:table-cell office:value-type="float" office:value="203335" table:style-name="ce23">
            <text:p><text:s text:c="2"/>203 335</text:p>
          </table:table-cell>
          <table:table-cell office:value-type="float" office:value="208088" table:style-name="ce23">
            <text:p><text:s text:c="2"/>208 088</text:p>
          </table:table-cell>
          <table:table-cell office:value-type="float" office:value="24026" table:style-name="ce23">
            <text:p><text:s text:c="2"/>24 026</text:p>
          </table:table-cell>
          <table:table-cell office:value-type="float" office:value="81046" table:style-name="ce23">
            <text:p><text:s text:c="2"/>81 046</text:p>
          </table:table-cell>
          <table:table-cell office:value-type="float" office:value="97977" table:style-name="ce23">
            <text:p><text:s text:c="2"/>97 977</text:p>
          </table:table-cell>
          <table:table-cell office:value-type="float" office:value="97111" table:style-name="ce23">
            <text:p><text:s text:c="2"/>97 111</text:p>
          </table:table-cell>
          <table:table-cell office:value-type="float" office:value="177960" table:style-name="ce23">
            <text:p><text:s text:c="2"/>177 960</text:p>
          </table:table-cell>
          <table:table-cell office:value-type="float" office:value="102263" table:style-name="ce23">
            <text:p><text:s text:c="2"/>102 263</text:p>
          </table:table-cell>
          <table:table-cell office:value-type="float" office:value="466290" table:style-name="ce23">
            <text:p><text:s text:c="2"/>466 290</text:p>
          </table:table-cell>
          <table:table-cell office:value-type="float" office:value="658472" table:style-name="ce23">
            <text:p><text:s text:c="2"/>658 472</text:p>
          </table:table-cell>
          <table:table-cell office:value-type="float" office:value="137795" table:style-name="ce23">
            <text:p><text:s text:c="2"/>137 795</text:p>
          </table:table-cell>
          <table:table-cell office:value-type="float" office:value="118843" table:style-name="ce23">
            <text:p><text:s text:c="2"/>118 843</text:p>
          </table:table-cell>
          <table:table-cell office:value-type="float" office:value="788453" table:style-name="ce23">
            <text:p><text:s text:c="2"/>788 453</text:p>
          </table:table-cell>
          <table:table-cell office:value-type="float" office:value="182672" table:style-name="ce23">
            <text:p><text:s text:c="2"/>182 672</text:p>
          </table:table-cell>
          <table:table-cell office:value-type="float" office:value="261165" table:style-name="ce23">
            <text:p><text:s text:c="2"/>261 165</text:p>
          </table:table-cell>
          <table:table-cell office:value-type="float" office:value="471825" table:style-name="ce23">
            <text:p><text:s text:c="2"/>471 825</text:p>
          </table:table-cell>
          <table:table-cell office:value-type="float" office:value="198760" table:style-name="ce23">
            <text:p><text:s text:c="2"/>198 760</text:p>
          </table:table-cell>
          <table:table-cell office:value-type="float" office:value="348283" table:style-name="ce23">
            <text:p><text:s text:c="2"/>348 283</text:p>
          </table:table-cell>
          <table:table-cell office:value-type="float" office:value="111500" table:style-name="ce23">
            <text:p><text:s text:c="2"/>111 500</text:p>
          </table:table-cell>
          <table:table-cell office:value-type="float" office:value="863869" table:style-name="ce23">
            <text:p><text:s text:c="2"/>863 869</text:p>
          </table:table-cell>
          <table:table-cell office:value-type="float" office:value="521786" table:style-name="ce23">
            <text:p><text:s text:c="2"/>521 786</text:p>
          </table:table-cell>
          <table:table-cell office:value-type="float" office:value="146361" table:style-name="ce23">
            <text:p><text:s text:c="2"/>146 361</text:p>
          </table:table-cell>
          <table:table-cell office:value-type="float" office:value="579412" table:style-name="ce23">
            <text:p><text:s text:c="2"/>579 412</text:p>
          </table:table-cell>
          <table:table-cell office:value-type="float" office:value="8099182" table:style-name="ce23">
            <text:p><text:s/>8 099 182</text:p>
          </table:table-cell>
          <table:table-cell office:value-type="float" office:value="2828508" table:style-name="ce23">
            <text:p><text:s/>2 828 508</text:p>
          </table:table-cell>
          <table:table-cell office:value-type="float" office:value="15257223" table:style-name="ce23">
            <text:p><text:s/>15 257 223</text:p>
          </table:table-cell>
          <table:table-cell office:value-type="float" office:value="3469904" table:style-name="ce23">
            <text:p><text:s/>3 469 904</text:p>
          </table:table-cell>
          <table:table-cell office:value-type="float" office:value="62911" table:style-name="ce23">
            <text:p><text:s text:c="2"/>62 911</text:p>
          </table:table-cell>
          <table:table-cell office:value-type="float" office:value="68374" table:style-name="ce23">
            <text:p><text:s text:c="2"/>68 374</text:p>
          </table:table-cell>
          <table:table-cell office:value-type="float" office:value="775684" table:style-name="ce23">
            <text:p><text:s text:c="2"/>775 684</text:p>
          </table:table-cell>
          <table:table-cell office:value-type="float" office:value="391430" table:style-name="ce23">
            <text:p><text:s text:c="2"/>391 430</text:p>
          </table:table-cell>
          <table:table-cell office:value-type="float" office:value="4545355" table:style-name="ce23">
            <text:p><text:s/>4 545 355</text:p>
          </table:table-cell>
          <table:table-cell office:value-type="float" office:value="175590" table:style-name="ce23">
            <text:p><text:s text:c="2"/>175 590</text:p>
          </table:table-cell>
          <table:table-cell office:value-type="float" office:value="168110" table:style-name="ce23">
            <text:p><text:s text:c="2"/>168 110</text:p>
          </table:table-cell>
          <table:table-cell office:value-type="float" office:value="225183" table:style-name="ce23">
            <text:p><text:s text:c="2"/>225 183</text:p>
          </table:table-cell>
          <table:table-cell office:value-type="float" office:value="665694" table:style-name="ce23">
            <text:p><text:s text:c="2"/>665 694</text:p>
          </table:table-cell>
          <table:table-cell office:value-type="float" office:value="1114181" table:style-name="ce23">
            <text:p><text:s/>1 114 181</text:p>
          </table:table-cell>
          <table:table-cell office:value-type="float" office:value="345303" table:style-name="ce23">
            <text:p><text:s text:c="2"/>345 303</text:p>
          </table:table-cell>
          <table:table-cell office:value-type="float" office:value="1584704" table:style-name="ce23">
            <text:p><text:s/>1 584 704</text:p>
          </table:table-cell>
          <table:table-cell office:value-type="float" office:value="570506" table:style-name="ce23">
            <text:p><text:s text:c="2"/>570 506</text:p>
          </table:table-cell>
          <table:table-cell office:value-type="float" office:value="431109" table:style-name="ce23">
            <text:p><text:s text:c="2"/>431 109</text:p>
          </table:table-cell>
          <table:table-cell office:value-type="float" office:value="307250" table:style-name="ce23">
            <text:p><text:s text:c="2"/>307 250</text:p>
          </table:table-cell>
          <table:table-cell office:value-type="float" office:value="3785349" table:style-name="ce23">
            <text:p><text:s/>3 785 349</text:p>
          </table:table-cell>
          <table:table-cell office:value-type="float" office:value="790479" table:style-name="ce23">
            <text:p><text:s text:c="2"/>790 479</text:p>
          </table:table-cell>
          <table:table-cell office:value-type="float" office:value="5252371" table:style-name="ce23">
            <text:p><text:s/>5 252 371</text:p>
          </table:table-cell>
          <table:table-cell office:value-type="float" office:value="3863066" table:style-name="ce23">
            <text:p><text:s/>3 863 066</text:p>
          </table:table-cell>
          <table:table-cell office:value-type="float" office:value="2111537" table:style-name="ce23">
            <text:p><text:s/>2 111 537</text:p>
          </table:table-cell>
          <table:table-cell office:value-type="float" office:value="1585717" table:style-name="ce23">
            <text:p><text:s/>1 585 717</text:p>
          </table:table-cell>
          <table:table-cell office:value-type="float" office:value="2349784" table:style-name="ce23">
            <text:p><text:s/>2 349 784</text:p>
          </table:table-cell>
          <table:table-cell office:value-type="float" office:value="974230" table:style-name="ce23">
            <text:p><text:s text:c="2"/>974 230</text:p>
          </table:table-cell>
          <table:table-cell office:value-type="float" office:value="3751438" table:style-name="ce23">
            <text:p><text:s/>3 751 438</text:p>
          </table:table-cell>
          <table:table-cell office:value-type="float" office:value="6841825" table:style-name="ce23">
            <text:p><text:s/>6 841 825</text:p>
          </table:table-cell>
          <table:table-cell office:value-type="float" office:value="99560157" table:style-name="ce23">
            <text:p><text:s/>99 560 157</text:p>
          </table:table-cell>
          <table:table-cell table:number-columns-repeated="16314" table:style-name="ce5"/>
        </table:table-row>
        <table:table-row table:style-name="ro4">
          <table:table-cell table:style-name="ce39"/>
          <table:table-cell table:number-columns-repeated="11" table:style-name="ce40"/>
          <table:table-cell table:number-columns-repeated="44" table:style-name="ce39"/>
          <table:table-cell table:number-columns-repeated="10" table:style-name="ce40"/>
          <table:table-cell table:number-columns-repeated="4" table:style-name="ce39"/>
          <table:table-cell table:number-columns-repeated="16314" table:style-name="ce5"/>
        </table:table-row>
        <table:table-row table:style-name="ro10">
          <table:table-cell table:number-columns-repeated="7" table:style-name="ce10"/>
          <table:table-cell table:number-columns-repeated="49" table:style-name="ce5"/>
          <table:table-cell table:number-columns-repeated="5" table:style-name="ce10"/>
          <table:table-cell table:number-columns-repeated="8" table:style-name="ce5"/>
          <table:table-cell table:style-name="ce10"/>
          <table:table-cell table:number-columns-repeated="16314" table:style-name="ce5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number-rows-repeated="1048553" table:style-name="ro7">
          <table:table-cell table:number-columns-repeated="16384"/>
        </table:table-row>
        <table:named-expressions>
          <table:named-range table:name="Print_Area" table:cell-range-address="VA.$A$1:VA.$BI$21" table:base-cell-address="VA.$A$1"/>
        </table:named-expressions>
      </table:table>
      <table:table table:name="2m02" table:style-name="ta2"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8" table:default-cell-style-name="ce3"/>
        <table:table-column table:style-name="co12" table:default-cell-style-name="ce3"/>
        <table:table-column table:style-name="co10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8" table:default-cell-style-name="ce3"/>
        <table:table-column table:style-name="co15" table:default-cell-style-name="ce3"/>
        <table:table-column table:style-name="co11" table:default-cell-style-name="ce3"/>
        <table:table-column table:style-name="co14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number:number-style style:name="N71">
      <number:number number:decimal-places="0" number:min-integer-digits="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38Z</dc:date>
    <meta:print-date>2007-02-01T11:21:41Z</meta:print-date>
  </office:meta>
</office:document-meta>
</file>